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Bitstream Vera Sans" svg:font-family="'Bitstream Vera Sans'" style:font-family-generic="swiss"/>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office:font-face-decls>
  <office:automatic-styles>
    <style:style style:name="Table77" style:family="table">
      <style:table-properties style:width="6.6896in" table:align="left" style:may-break-between-rows="false"/>
    </style:style>
    <style:style style:name="Table77.A" style:family="table-column">
      <style:table-column-properties style:column-width="0.8563in"/>
    </style:style>
    <style:style style:name="Table77.B" style:family="table-column">
      <style:table-column-properties style:column-width="1.4583in"/>
    </style:style>
    <style:style style:name="Table77.A1" style:family="table-cell">
      <style:table-cell-properties fo:padding="0.0382in" fo:border="none"/>
    </style:style>
    <style:style style:name="Table77.B3" style:family="table-cell">
      <style:table-cell-properties fo:padding="0.0382in" fo:border-left="none" fo:border-right="none" fo:border-top="none" fo:border-bottom="1pt solid #000000"/>
    </style:style>
    <style:style style:name="Table3" style:family="table">
      <style:table-properties style:width="6.6896in" table:align="left" style:may-break-between-rows="false"/>
    </style:style>
    <style:style style:name="Table3.A" style:family="table-column">
      <style:table-column-properties style:column-width="0.8563in"/>
    </style:style>
    <style:style style:name="Table3.B" style:family="table-column">
      <style:table-column-properties style:column-width="1.4583in"/>
    </style:style>
    <style:style style:name="Table3.A1" style:family="table-cell">
      <style:table-cell-properties fo:padding="0.0382in" fo:border="none"/>
    </style:style>
    <style:style style:name="Table3.B3" style:family="table-cell">
      <style:table-cell-properties fo:padding="0.0382in" fo:border-left="none" fo:border-right="none" fo:border-top="none" fo:border-bottom="1pt solid #000000"/>
    </style:style>
    <style:style style:name="Table14" style:family="table">
      <style:table-properties style:width="6.6896in" table:align="left" style:may-break-between-rows="false"/>
    </style:style>
    <style:style style:name="Table14.A" style:family="table-column">
      <style:table-column-properties style:column-width="0.8563in"/>
    </style:style>
    <style:style style:name="Table14.B" style:family="table-column">
      <style:table-column-properties style:column-width="5.8333in"/>
    </style:style>
    <style:style style:name="Table14.A1" style:family="table-cell">
      <style:table-cell-properties fo:padding="0.0382in" fo:border="none"/>
    </style:style>
    <style:style style:name="Table81" style:family="table">
      <style:table-properties style:width="6.6896in" table:align="left" style:may-break-between-rows="false"/>
    </style:style>
    <style:style style:name="Table81.A" style:family="table-column">
      <style:table-column-properties style:column-width="0.8563in"/>
    </style:style>
    <style:style style:name="Table81.B" style:family="table-column">
      <style:table-column-properties style:column-width="5.8333in"/>
    </style:style>
    <style:style style:name="Table81.A1" style:family="table-cell">
      <style:table-cell-properties fo:padding="0.0382in" fo:border="none"/>
    </style:style>
    <style:style style:name="Table164" style:family="table">
      <style:table-properties style:width="6.6896in" table:align="left" style:may-break-between-rows="false"/>
    </style:style>
    <style:style style:name="Table164.A" style:family="table-column">
      <style:table-column-properties style:column-width="0.8563in"/>
    </style:style>
    <style:style style:name="Table164.B" style:family="table-column">
      <style:table-column-properties style:column-width="1.4583in"/>
    </style:style>
    <style:style style:name="Table164.A1" style:family="table-cell">
      <style:table-cell-properties fo:padding="0.0382in" fo:border="none"/>
    </style:style>
    <style:style style:name="Table164.B3" style:family="table-cell">
      <style:table-cell-properties fo:padding="0.0382in" fo:border-left="none" fo:border-right="none" fo:border-top="none" fo:border-bottom="1pt solid #000000"/>
    </style:style>
    <style:style style:name="Table28" style:family="table">
      <style:table-properties style:width="6.6896in" table:align="left" style:may-break-between-rows="false"/>
    </style:style>
    <style:style style:name="Table28.A" style:family="table-column">
      <style:table-column-properties style:column-width="0.8563in"/>
    </style:style>
    <style:style style:name="Table28.B" style:family="table-column">
      <style:table-column-properties style:column-width="5.8333in"/>
    </style:style>
    <style:style style:name="Table28.A1" style:family="table-cell">
      <style:table-cell-properties fo:padding="0.0382in" fo:border="none"/>
    </style:style>
    <style:style style:name="Table76" style:family="table">
      <style:table-properties style:width="6.6896in" table:align="left" style:may-break-between-rows="false"/>
    </style:style>
    <style:style style:name="Table76.A" style:family="table-column">
      <style:table-column-properties style:column-width="0.8563in"/>
    </style:style>
    <style:style style:name="Table76.B" style:family="table-column">
      <style:table-column-properties style:column-width="1.4583in"/>
    </style:style>
    <style:style style:name="Table76.A1" style:family="table-cell">
      <style:table-cell-properties fo:padding="0.0382in" fo:border="none"/>
    </style:style>
    <style:style style:name="Table76.B3" style:family="table-cell">
      <style:table-cell-properties fo:padding="0.0382in" fo:border-left="none" fo:border-right="none" fo:border-top="none" fo:border-bottom="1pt solid #000000"/>
    </style:style>
    <style:style style:name="Table2" style:family="table">
      <style:table-properties style:width="6.6896in" table:align="left" style:may-break-between-rows="false"/>
    </style:style>
    <style:style style:name="Table2.A" style:family="table-column">
      <style:table-column-properties style:column-width="0.8563in"/>
    </style:style>
    <style:style style:name="Table2.B" style:family="table-column">
      <style:table-column-properties style:column-width="5.8333in"/>
    </style:style>
    <style:style style:name="Table2.A1" style:family="table-cell">
      <style:table-cell-properties fo:padding="0.0382in" fo:border="none"/>
    </style:style>
    <style:style style:name="Table1" style:family="table">
      <style:table-properties style:width="6.6896in" table:align="left" style:may-break-between-rows="false"/>
    </style:style>
    <style:style style:name="Table1.A" style:family="table-column">
      <style:table-column-properties style:column-width="0.8563in"/>
    </style:style>
    <style:style style:name="Table1.B" style:family="table-column">
      <style:table-column-properties style:column-width="1.2361in"/>
    </style:style>
    <style:style style:name="Table1.C" style:family="table-column">
      <style:table-column-properties style:column-width="1.6806in"/>
    </style:style>
    <style:style style:name="Table1.D" style:family="table-column">
      <style:table-column-properties style:column-width="1.6785in"/>
    </style:style>
    <style:style style:name="Table1.E" style:family="table-column">
      <style:table-column-properties style:column-width="1.2382in"/>
    </style:style>
    <style:style style:name="Table1.A1" style:family="table-cell">
      <style:table-cell-properties fo:padding="0.0382in" fo:border="none"/>
    </style:style>
    <style:style style:name="Table1.B3" style:family="table-cell">
      <style:table-cell-properties fo:padding="0.0382in" fo:border-left="none" fo:border-right="none" fo:border-top="none" fo:border-bottom="1pt solid #000000"/>
    </style:style>
    <style:style style:name="Table4" style:family="table">
      <style:table-properties style:width="6.6896in" table:align="left" style:may-break-between-rows="false"/>
    </style:style>
    <style:style style:name="Table4.A" style:family="table-column">
      <style:table-column-properties style:column-width="0.8563in"/>
    </style:style>
    <style:style style:name="Table4.B" style:family="table-column">
      <style:table-column-properties style:column-width="1.2361in"/>
    </style:style>
    <style:style style:name="Table4.C" style:family="table-column">
      <style:table-column-properties style:column-width="1.6806in"/>
    </style:style>
    <style:style style:name="Table4.D" style:family="table-column">
      <style:table-column-properties style:column-width="1.6785in"/>
    </style:style>
    <style:style style:name="Table4.E" style:family="table-column">
      <style:table-column-properties style:column-width="1.2382in"/>
    </style:style>
    <style:style style:name="Table4.A1" style:family="table-cell">
      <style:table-cell-properties fo:padding="0.0382in" fo:border="none"/>
    </style:style>
    <style:style style:name="Table4.B3" style:family="table-cell">
      <style:table-cell-properties fo:padding="0.0382in" fo:border-left="none" fo:border-right="none" fo:border-top="none" fo:border-bottom="1pt solid #000000"/>
    </style:style>
    <style:style style:name="Table5" style:family="table">
      <style:table-properties style:width="6.6896in" table:align="left" style:may-break-between-rows="false"/>
    </style:style>
    <style:style style:name="Table5.A" style:family="table-column">
      <style:table-column-properties style:column-width="0.8563in"/>
    </style:style>
    <style:style style:name="Table5.B" style:family="table-column">
      <style:table-column-properties style:column-width="1.2361in"/>
    </style:style>
    <style:style style:name="Table5.C" style:family="table-column">
      <style:table-column-properties style:column-width="1.6806in"/>
    </style:style>
    <style:style style:name="Table5.D" style:family="table-column">
      <style:table-column-properties style:column-width="1.6785in"/>
    </style:style>
    <style:style style:name="Table5.E" style:family="table-column">
      <style:table-column-properties style:column-width="1.2382in"/>
    </style:style>
    <style:style style:name="Table5.A1" style:family="table-cell">
      <style:table-cell-properties fo:padding="0.0382in" fo:border="none"/>
    </style:style>
    <style:style style:name="Table5.B3" style:family="table-cell">
      <style:table-cell-properties fo:padding="0.0382in" fo:border-left="none" fo:border-right="none" fo:border-top="none" fo:border-bottom="1pt solid #000000"/>
    </style:style>
    <style:style style:name="Table6" style:family="table">
      <style:table-properties style:width="6.6896in" table:align="left" style:may-break-between-rows="false"/>
    </style:style>
    <style:style style:name="Table6.A" style:family="table-column">
      <style:table-column-properties style:column-width="0.8563in"/>
    </style:style>
    <style:style style:name="Table6.B" style:family="table-column">
      <style:table-column-properties style:column-width="1.2361in"/>
    </style:style>
    <style:style style:name="Table6.C" style:family="table-column">
      <style:table-column-properties style:column-width="1.6806in"/>
    </style:style>
    <style:style style:name="Table6.D" style:family="table-column">
      <style:table-column-properties style:column-width="1.6785in"/>
    </style:style>
    <style:style style:name="Table6.E" style:family="table-column">
      <style:table-column-properties style:column-width="1.2382in"/>
    </style:style>
    <style:style style:name="Table6.A1" style:family="table-cell">
      <style:table-cell-properties fo:padding="0.0382in" fo:border="none"/>
    </style:style>
    <style:style style:name="Table6.B3" style:family="table-cell">
      <style:table-cell-properties fo:padding="0.0382in" fo:border-left="none" fo:border-right="none" fo:border-top="none" fo:border-bottom="1pt solid #000000"/>
    </style:style>
    <style:style style:name="Table7" style:family="table">
      <style:table-properties style:width="6.6896in" table:align="left" style:may-break-between-rows="false"/>
    </style:style>
    <style:style style:name="Table7.A" style:family="table-column">
      <style:table-column-properties style:column-width="0.8563in"/>
    </style:style>
    <style:style style:name="Table7.B" style:family="table-column">
      <style:table-column-properties style:column-width="1.2361in"/>
    </style:style>
    <style:style style:name="Table7.C" style:family="table-column">
      <style:table-column-properties style:column-width="1.6806in"/>
    </style:style>
    <style:style style:name="Table7.D" style:family="table-column">
      <style:table-column-properties style:column-width="1.6785in"/>
    </style:style>
    <style:style style:name="Table7.E" style:family="table-column">
      <style:table-column-properties style:column-width="1.2382in"/>
    </style:style>
    <style:style style:name="Table7.A1" style:family="table-cell">
      <style:table-cell-properties fo:padding="0.0382in" fo:border="none"/>
    </style:style>
    <style:style style:name="Table7.B3" style:family="table-cell">
      <style:table-cell-properties fo:padding="0.0382in" fo:border-left="none" fo:border-right="none" fo:border-top="none" fo:border-bottom="1pt solid #000000"/>
    </style:style>
    <style:style style:name="Table8" style:family="table">
      <style:table-properties style:width="6.6896in" table:align="left" style:may-break-between-rows="false"/>
    </style:style>
    <style:style style:name="Table8.A" style:family="table-column">
      <style:table-column-properties style:column-width="0.8563in"/>
    </style:style>
    <style:style style:name="Table8.B" style:family="table-column">
      <style:table-column-properties style:column-width="1.2361in"/>
    </style:style>
    <style:style style:name="Table8.C" style:family="table-column">
      <style:table-column-properties style:column-width="1.6806in"/>
    </style:style>
    <style:style style:name="Table8.D" style:family="table-column">
      <style:table-column-properties style:column-width="1.6785in"/>
    </style:style>
    <style:style style:name="Table8.E" style:family="table-column">
      <style:table-column-properties style:column-width="1.2382in"/>
    </style:style>
    <style:style style:name="Table8.A1" style:family="table-cell">
      <style:table-cell-properties fo:padding="0.0382in" fo:border="none"/>
    </style:style>
    <style:style style:name="Table8.B3" style:family="table-cell">
      <style:table-cell-properties fo:padding="0.0382in" fo:border-left="none" fo:border-right="none" fo:border-top="none" fo:border-bottom="1pt solid #000000"/>
    </style:style>
    <style:style style:name="Table9" style:family="table">
      <style:table-properties style:width="6.6896in" table:align="left" style:may-break-between-rows="false"/>
    </style:style>
    <style:style style:name="Table9.A" style:family="table-column">
      <style:table-column-properties style:column-width="0.8563in"/>
    </style:style>
    <style:style style:name="Table9.B" style:family="table-column">
      <style:table-column-properties style:column-width="1.2361in"/>
    </style:style>
    <style:style style:name="Table9.C" style:family="table-column">
      <style:table-column-properties style:column-width="1.6806in"/>
    </style:style>
    <style:style style:name="Table9.D" style:family="table-column">
      <style:table-column-properties style:column-width="1.6785in"/>
    </style:style>
    <style:style style:name="Table9.E" style:family="table-column">
      <style:table-column-properties style:column-width="1.2382in"/>
    </style:style>
    <style:style style:name="Table9.A1" style:family="table-cell">
      <style:table-cell-properties fo:padding="0.0382in" fo:border="none"/>
    </style:style>
    <style:style style:name="Table9.B3" style:family="table-cell">
      <style:table-cell-properties fo:padding="0.0382in" fo:border-left="none" fo:border-right="none" fo:border-top="none" fo:border-bottom="1pt solid #000000"/>
    </style:style>
    <style:style style:name="Table10" style:family="table">
      <style:table-properties style:width="6.6896in" table:align="left" style:may-break-between-rows="false"/>
    </style:style>
    <style:style style:name="Table10.A" style:family="table-column">
      <style:table-column-properties style:column-width="0.8563in"/>
    </style:style>
    <style:style style:name="Table10.B" style:family="table-column">
      <style:table-column-properties style:column-width="1.2361in"/>
    </style:style>
    <style:style style:name="Table10.C" style:family="table-column">
      <style:table-column-properties style:column-width="1.6806in"/>
    </style:style>
    <style:style style:name="Table10.D" style:family="table-column">
      <style:table-column-properties style:column-width="1.6785in"/>
    </style:style>
    <style:style style:name="Table10.E" style:family="table-column">
      <style:table-column-properties style:column-width="1.2382in"/>
    </style:style>
    <style:style style:name="Table10.A1" style:family="table-cell">
      <style:table-cell-properties fo:padding="0.0382in" fo:border="none"/>
    </style:style>
    <style:style style:name="Table10.B3" style:family="table-cell">
      <style:table-cell-properties fo:padding="0.0382in" fo:border-left="none" fo:border-right="none" fo:border-top="none" fo:border-bottom="1pt solid #000000"/>
    </style:style>
    <style:style style:name="Table11" style:family="table">
      <style:table-properties style:width="6.6896in" table:align="left" style:may-break-between-rows="false"/>
    </style:style>
    <style:style style:name="Table11.A" style:family="table-column">
      <style:table-column-properties style:column-width="0.8563in"/>
    </style:style>
    <style:style style:name="Table11.B" style:family="table-column">
      <style:table-column-properties style:column-width="1.2361in"/>
    </style:style>
    <style:style style:name="Table11.C" style:family="table-column">
      <style:table-column-properties style:column-width="1.6806in"/>
    </style:style>
    <style:style style:name="Table11.D" style:family="table-column">
      <style:table-column-properties style:column-width="1.6785in"/>
    </style:style>
    <style:style style:name="Table11.E" style:family="table-column">
      <style:table-column-properties style:column-width="1.2382in"/>
    </style:style>
    <style:style style:name="Table11.A1" style:family="table-cell">
      <style:table-cell-properties fo:padding="0.0382in" fo:border="none"/>
    </style:style>
    <style:style style:name="Table11.B3" style:family="table-cell">
      <style:table-cell-properties fo:padding="0.0382in" fo:border-left="none" fo:border-right="none" fo:border-top="none" fo:border-bottom="1pt solid #000000"/>
    </style:style>
    <style:style style:name="Table12" style:family="table">
      <style:table-properties style:width="6.6896in" table:align="left" style:may-break-between-rows="false"/>
    </style:style>
    <style:style style:name="Table12.A" style:family="table-column">
      <style:table-column-properties style:column-width="0.8563in"/>
    </style:style>
    <style:style style:name="Table12.B" style:family="table-column">
      <style:table-column-properties style:column-width="1.2361in"/>
    </style:style>
    <style:style style:name="Table12.C" style:family="table-column">
      <style:table-column-properties style:column-width="1.6806in"/>
    </style:style>
    <style:style style:name="Table12.D" style:family="table-column">
      <style:table-column-properties style:column-width="1.6785in"/>
    </style:style>
    <style:style style:name="Table12.E" style:family="table-column">
      <style:table-column-properties style:column-width="1.2382in"/>
    </style:style>
    <style:style style:name="Table12.A1" style:family="table-cell">
      <style:table-cell-properties fo:padding="0.0382in" fo:border="none"/>
    </style:style>
    <style:style style:name="Table12.B3" style:family="table-cell">
      <style:table-cell-properties fo:padding="0.0382in" fo:border-left="none" fo:border-right="none" fo:border-top="none" fo:border-bottom="1pt solid #000000"/>
    </style:style>
    <style:style style:name="Table13" style:family="table">
      <style:table-properties style:width="6.6896in" table:align="left" style:may-break-between-rows="false"/>
    </style:style>
    <style:style style:name="Table13.A" style:family="table-column">
      <style:table-column-properties style:column-width="0.8563in"/>
    </style:style>
    <style:style style:name="Table13.B" style:family="table-column">
      <style:table-column-properties style:column-width="1.2361in"/>
    </style:style>
    <style:style style:name="Table13.C" style:family="table-column">
      <style:table-column-properties style:column-width="1.6806in"/>
    </style:style>
    <style:style style:name="Table13.D" style:family="table-column">
      <style:table-column-properties style:column-width="1.6785in"/>
    </style:style>
    <style:style style:name="Table13.E" style:family="table-column">
      <style:table-column-properties style:column-width="1.2382in"/>
    </style:style>
    <style:style style:name="Table13.A1" style:family="table-cell">
      <style:table-cell-properties fo:padding="0.0382in" fo:border="none"/>
    </style:style>
    <style:style style:name="Table13.B3" style:family="table-cell">
      <style:table-cell-properties fo:padding="0.0382in" fo:border-left="none" fo:border-right="none" fo:border-top="none" fo:border-bottom="1pt solid #000000"/>
    </style:style>
    <style:style style:name="P1" style:family="paragraph" style:parent-style-name="Heading_20_1" style:master-page-name="First_20_Page">
      <style:paragraph-properties style:page-number="auto"/>
    </style:style>
    <style:style style:name="P2" style:family="paragraph" style:parent-style-name="Standard">
      <style:text-properties fo:language="en" fo:country="US" officeooo:paragraph-rsid="000f7c09"/>
    </style:style>
    <style:style style:name="P3" style:family="paragraph" style:parent-style-name="Standard">
      <style:text-properties fo:language="en" fo:country="US" officeooo:rsid="000f7c09" officeooo:paragraph-rsid="000f7c09"/>
    </style:style>
    <style:style style:name="P4" style:family="paragraph" style:parent-style-name="Heading_20_3">
      <style:text-properties officeooo:paragraph-rsid="0003090e"/>
    </style:style>
    <style:style style:name="P5" style:family="paragraph" style:parent-style-name="cmd_5f_root">
      <style:text-properties officeooo:paragraph-rsid="0003090e"/>
    </style:style>
    <style:style style:name="P6" style:family="paragraph" style:parent-style-name="Standard">
      <style:text-properties fo:language="en" fo:country="US" fo:background-color="transparent"/>
    </style:style>
    <style:style style:name="P7" style:family="paragraph" style:parent-style-name="Standard">
      <style:paragraph-properties fo:text-align="center" style:justify-single-word="false"/>
      <style:text-properties fo:language="en" fo:country="US"/>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officeooo:rsid="000a0082" officeooo:paragraph-rsid="000a0082"/>
    </style:style>
    <style:style style:name="P10" style:family="paragraph" style:parent-style-name="Heading_20_3">
      <style:text-properties officeooo:paragraph-rsid="00059240"/>
    </style:style>
    <style:style style:name="P11" style:family="paragraph" style:parent-style-name="cmd_5f_root">
      <style:text-properties officeooo:paragraph-rsid="00059240"/>
    </style:style>
    <style:style style:name="P12" style:family="paragraph" style:parent-style-name="Standard">
      <style:text-properties fo:language="en" fo:country="US"/>
    </style:style>
    <style:style style:name="P13" style:family="paragraph" style:parent-style-name="Standard">
      <style:text-properties fo:language="en" fo:country="US" officeooo:rsid="001a51d2" officeooo:paragraph-rsid="001a51d2"/>
    </style:style>
    <style:style style:name="P14" style:family="paragraph" style:parent-style-name="Standard" style:list-style-name="L1">
      <style:text-properties fo:language="en" fo:country="US" officeooo:rsid="001a51d2" officeooo:paragraph-rsid="001a51d2"/>
    </style:style>
    <style:style style:name="P15" style:family="paragraph" style:parent-style-name="Standard">
      <style:text-properties fo:language="en" fo:country="US" officeooo:rsid="00059240" officeooo:paragraph-rsid="00059240"/>
    </style:style>
    <style:style style:name="P16" style:family="paragraph" style:parent-style-name="Standard">
      <style:paragraph-properties fo:text-align="center" style:justify-single-word="false"/>
      <style:text-properties officeooo:rsid="00059240" officeooo:paragraph-rsid="00059240"/>
    </style:style>
    <style:style style:name="P17" style:family="paragraph" style:parent-style-name="cmd_5f_code">
      <style:text-properties officeooo:rsid="00059240"/>
    </style:style>
    <style:style style:name="P18" style:family="paragraph" style:parent-style-name="cmd_5f_code">
      <style:text-properties officeooo:rsid="00059240" officeooo:paragraph-rsid="00059240"/>
    </style:style>
    <style:style style:name="P19" style:family="paragraph" style:parent-style-name="Standard">
      <style:text-properties officeooo:rsid="00059240" officeooo:paragraph-rsid="00059240"/>
    </style:style>
    <style:style style:name="P20" style:family="paragraph" style:parent-style-name="Standard">
      <style:text-properties fo:language="en" fo:country="US" officeooo:rsid="00074fb8" officeooo:paragraph-rsid="00074fb8" fo:background-color="transparent"/>
    </style:style>
    <style:style style:name="P21" style:family="paragraph" style:parent-style-name="Default_5f_nt2">
      <style:text-properties officeooo:rsid="00074fb8" officeooo:paragraph-rsid="00074fb8"/>
    </style:style>
    <style:style style:name="P22" style:family="paragraph" style:parent-style-name="Standard">
      <style:text-properties fo:language="en" fo:country="US" officeooo:rsid="000817b7" officeooo:paragraph-rsid="000817b7" fo:background-color="transparent"/>
    </style:style>
    <style:style style:name="P23" style:family="paragraph" style:parent-style-name="Standard">
      <style:text-properties fo:language="en" fo:country="US" officeooo:rsid="0008b0e2" officeooo:paragraph-rsid="0008b0e2" fo:background-color="transparent"/>
    </style:style>
    <style:style style:name="P24" style:family="paragraph" style:parent-style-name="Standard">
      <style:text-properties fo:language="en" fo:country="US" officeooo:paragraph-rsid="000817b7"/>
    </style:style>
    <style:style style:name="P25" style:family="paragraph" style:parent-style-name="cmd_5f_code_20_Start">
      <style:text-properties officeooo:rsid="000817b7" officeooo:paragraph-rsid="000817b7"/>
    </style:style>
    <style:style style:name="P26" style:family="paragraph" style:parent-style-name="Standard">
      <style:text-properties fo:language="en" fo:country="US" officeooo:rsid="000a0082" officeooo:paragraph-rsid="000a0082"/>
    </style:style>
    <style:style style:name="P27" style:family="paragraph" style:parent-style-name="Standard">
      <style:text-properties fo:language="en" fo:country="US" fo:font-style="normal" officeooo:rsid="000a0082" officeooo:paragraph-rsid="000a0082" style:font-style-asian="normal" style:font-style-complex="normal"/>
    </style:style>
    <style:style style:name="P28" style:family="paragraph" style:parent-style-name="Standard">
      <style:text-properties fo:language="en" fo:country="US" officeooo:rsid="000a0082" officeooo:paragraph-rsid="000a0082" fo:background-color="transparent"/>
    </style:style>
    <style:style style:name="P29" style:family="paragraph" style:parent-style-name="Standard">
      <style:text-properties officeooo:rsid="000a0082" officeooo:paragraph-rsid="000a0082"/>
    </style:style>
    <style:style style:name="P30" style:family="paragraph" style:parent-style-name="cmd_5f_code_20_Start">
      <style:text-properties officeooo:rsid="000a0082" officeooo:paragraph-rsid="000a0082"/>
    </style:style>
    <style:style style:name="P31" style:family="paragraph" style:parent-style-name="cmd_5f_code">
      <style:text-properties officeooo:rsid="000a0082" officeooo:paragraph-rsid="000a0082"/>
    </style:style>
    <style:style style:name="P32" style:family="paragraph" style:parent-style-name="Standard">
      <style:text-properties fo:language="en" fo:country="US" officeooo:rsid="000add01" officeooo:paragraph-rsid="000add01" fo:background-color="transparent"/>
    </style:style>
    <style:style style:name="P33" style:family="paragraph" style:parent-style-name="cmd_5f_code_20_Start">
      <style:text-properties officeooo:rsid="000add01" officeooo:paragraph-rsid="000add01"/>
    </style:style>
    <style:style style:name="P34" style:family="paragraph" style:parent-style-name="Standard">
      <style:text-properties fo:language="en" fo:country="US" officeooo:rsid="000b8cd9" officeooo:paragraph-rsid="000b8cd9" fo:background-color="transparent"/>
    </style:style>
    <style:style style:name="P35" style:family="paragraph" style:parent-style-name="Standard">
      <style:paragraph-properties fo:text-align="center" style:justify-single-word="false"/>
      <style:text-properties officeooo:rsid="000b8cd9" officeooo:paragraph-rsid="000b8cd9"/>
    </style:style>
    <style:style style:name="P36" style:family="paragraph" style:parent-style-name="cmd_5f_code">
      <style:text-properties officeooo:rsid="000b8cd9"/>
    </style:style>
    <style:style style:name="P37" style:family="paragraph" style:parent-style-name="cmd_5f_code">
      <style:text-properties officeooo:rsid="000b8cd9" officeooo:paragraph-rsid="000b8cd9"/>
    </style:style>
    <style:style style:name="P38" style:family="paragraph" style:parent-style-name="Standard">
      <style:text-properties fo:language="en" fo:country="US" officeooo:rsid="000d2b27" officeooo:paragraph-rsid="000d2b27" fo:background-color="transparent"/>
    </style:style>
    <style:style style:name="P39" style:family="paragraph" style:parent-style-name="Standard" style:list-style-name="L2"/>
    <style:style style:name="P40" style:family="paragraph" style:parent-style-name="Standard">
      <style:paragraph-properties fo:text-align="center" style:justify-single-word="false"/>
      <style:text-properties officeooo:rsid="000d2b27" officeooo:paragraph-rsid="000d2b27"/>
    </style:style>
    <style:style style:name="P41" style:family="paragraph" style:parent-style-name="Standard">
      <style:text-properties fo:language="en" fo:country="US" officeooo:paragraph-rsid="000d2b27" fo:background-color="transparent"/>
    </style:style>
    <style:style style:name="P42" style:family="paragraph" style:parent-style-name="cmd_5f_code">
      <style:text-properties officeooo:rsid="000d2b27" officeooo:paragraph-rsid="000d2b27"/>
    </style:style>
    <style:style style:name="P43" style:family="paragraph" style:parent-style-name="Default_5f_nt2">
      <style:text-properties officeooo:paragraph-rsid="001446e7"/>
    </style:style>
    <style:style style:name="P44" style:family="paragraph" style:parent-style-name="cmd_5f_root">
      <style:text-properties officeooo:paragraph-rsid="001446e7"/>
    </style:style>
    <style:style style:name="P45" style:family="paragraph" style:parent-style-name="Standard">
      <style:text-properties fo:language="en" fo:country="US" officeooo:paragraph-rsid="001446e7" fo:background-color="transparent"/>
    </style:style>
    <style:style style:name="P46" style:family="paragraph" style:parent-style-name="Standard">
      <style:text-properties officeooo:rsid="001446e7" officeooo:paragraph-rsid="001446e7"/>
    </style:style>
    <style:style style:name="P47" style:family="paragraph" style:parent-style-name="Standard">
      <style:paragraph-properties fo:text-align="center" style:justify-single-word="false"/>
      <style:text-properties fo:language="en" fo:country="US" officeooo:paragraph-rsid="001446e7"/>
    </style:style>
    <style:style style:name="P48" style:family="paragraph" style:parent-style-name="Standard">
      <style:paragraph-properties fo:text-align="center" style:justify-single-word="false"/>
      <style:text-properties officeooo:paragraph-rsid="001446e7"/>
    </style:style>
    <style:style style:name="P49" style:family="paragraph" style:parent-style-name="Standard">
      <style:paragraph-properties fo:text-align="center" style:justify-single-word="false"/>
      <style:text-properties officeooo:rsid="0015d7ce" officeooo:paragraph-rsid="0015d7ce"/>
    </style:style>
    <style:style style:name="P50" style:family="paragraph" style:parent-style-name="Standard">
      <style:paragraph-properties fo:text-align="center" style:justify-single-word="false"/>
      <style:text-properties officeooo:rsid="001446e7" officeooo:paragraph-rsid="001446e7"/>
    </style:style>
    <style:style style:name="P51" style:family="paragraph" style:parent-style-name="Standard">
      <style:text-properties fo:language="en" fo:country="US" officeooo:rsid="001446e7" officeooo:paragraph-rsid="001446e7" fo:background-color="transparent"/>
    </style:style>
    <style:style style:name="P52" style:family="paragraph" style:parent-style-name="cmd_5f_code">
      <style:text-properties officeooo:rsid="001446e7" officeooo:paragraph-rsid="001446e7"/>
    </style:style>
    <style:style style:name="P53" style:family="paragraph" style:parent-style-name="cmd_5f_code">
      <style:text-properties officeooo:rsid="000d2b27" officeooo:paragraph-rsid="001446e7"/>
    </style:style>
    <style:style style:name="P54" style:family="paragraph" style:parent-style-name="cmd_5f_code">
      <style:text-properties officeooo:paragraph-rsid="001446e7"/>
    </style:style>
    <style:style style:name="P55" style:family="paragraph" style:parent-style-name="Standard">
      <style:text-properties fo:language="en" fo:country="US" officeooo:rsid="000d2b27" officeooo:paragraph-rsid="001446e7" fo:background-color="transparent"/>
    </style:style>
    <style:style style:name="P56" style:family="paragraph" style:parent-style-name="Standard">
      <style:text-properties officeooo:paragraph-rsid="001446e7"/>
    </style:style>
    <style:style style:name="P57" style:family="paragraph" style:parent-style-name="Default_5f_nt2">
      <style:text-properties officeooo:paragraph-rsid="0016de47"/>
    </style:style>
    <style:style style:name="P58" style:family="paragraph" style:parent-style-name="cmd_5f_root">
      <style:text-properties officeooo:paragraph-rsid="0016de47"/>
    </style:style>
    <style:style style:name="P59" style:family="paragraph" style:parent-style-name="Standard">
      <style:text-properties fo:language="en" fo:country="US" officeooo:paragraph-rsid="0016de47" fo:background-color="transparent"/>
    </style:style>
    <style:style style:name="P60" style:family="paragraph" style:parent-style-name="Standard">
      <style:text-properties officeooo:rsid="001446e7" officeooo:paragraph-rsid="0016de47"/>
    </style:style>
    <style:style style:name="P61" style:family="paragraph" style:parent-style-name="Standard">
      <style:paragraph-properties fo:text-align="center" style:justify-single-word="false"/>
      <style:text-properties fo:language="en" fo:country="US" officeooo:paragraph-rsid="0016de47"/>
    </style:style>
    <style:style style:name="P62" style:family="paragraph" style:parent-style-name="Standard">
      <style:paragraph-properties fo:text-align="center" style:justify-single-word="false"/>
      <style:text-properties officeooo:paragraph-rsid="0016de47"/>
    </style:style>
    <style:style style:name="P63" style:family="paragraph" style:parent-style-name="Standard">
      <style:paragraph-properties fo:text-align="center" style:justify-single-word="false"/>
      <style:text-properties officeooo:rsid="0015d7ce" officeooo:paragraph-rsid="0016de47"/>
    </style:style>
    <style:style style:name="P64" style:family="paragraph" style:parent-style-name="Standard">
      <style:paragraph-properties fo:text-align="center" style:justify-single-word="false"/>
      <style:text-properties officeooo:rsid="001446e7" officeooo:paragraph-rsid="0016de47"/>
    </style:style>
    <style:style style:name="P65" style:family="paragraph" style:parent-style-name="Standard">
      <style:text-properties fo:language="en" fo:country="US" officeooo:rsid="001446e7" officeooo:paragraph-rsid="0016de47" fo:background-color="transparent"/>
    </style:style>
    <style:style style:name="P66" style:family="paragraph" style:parent-style-name="Standard">
      <style:text-properties officeooo:paragraph-rsid="0016de47"/>
    </style:style>
    <style:style style:name="P67" style:family="paragraph" style:parent-style-name="cmd_5f_code">
      <style:text-properties officeooo:rsid="001446e7" officeooo:paragraph-rsid="0016de47"/>
    </style:style>
    <style:style style:name="P68" style:family="paragraph" style:parent-style-name="cmd_5f_code">
      <style:text-properties officeooo:paragraph-rsid="0016de47"/>
    </style:style>
    <style:style style:name="P69" style:family="paragraph" style:parent-style-name="Standard">
      <style:text-properties fo:language="en" fo:country="US" officeooo:rsid="000d2b27" officeooo:paragraph-rsid="0016de47" fo:background-color="transparent"/>
    </style:style>
    <style:style style:name="P70" style:family="paragraph" style:parent-style-name="Default_5f_nt2">
      <style:text-properties officeooo:paragraph-rsid="0016f52d"/>
    </style:style>
    <style:style style:name="P71" style:family="paragraph" style:parent-style-name="cmd_5f_root">
      <style:text-properties officeooo:paragraph-rsid="0016f52d"/>
    </style:style>
    <style:style style:name="P72" style:family="paragraph" style:parent-style-name="Standard">
      <style:text-properties fo:language="en" fo:country="US" officeooo:paragraph-rsid="0016f52d" fo:background-color="transparent"/>
    </style:style>
    <style:style style:name="P73" style:family="paragraph" style:parent-style-name="Standard">
      <style:text-properties fo:language="en" fo:country="US" officeooo:rsid="0016f52d" officeooo:paragraph-rsid="0016f52d" fo:background-color="transparent"/>
    </style:style>
    <style:style style:name="P74" style:family="paragraph" style:parent-style-name="Standard">
      <style:text-properties officeooo:rsid="001446e7" officeooo:paragraph-rsid="0016f52d"/>
    </style:style>
    <style:style style:name="P75" style:family="paragraph" style:parent-style-name="Standard">
      <style:paragraph-properties fo:text-align="center" style:justify-single-word="false"/>
      <style:text-properties fo:language="en" fo:country="US" officeooo:paragraph-rsid="0016f52d"/>
    </style:style>
    <style:style style:name="P76" style:family="paragraph" style:parent-style-name="Standard">
      <style:paragraph-properties fo:text-align="center" style:justify-single-word="false"/>
      <style:text-properties officeooo:paragraph-rsid="0016f52d"/>
    </style:style>
    <style:style style:name="P77" style:family="paragraph" style:parent-style-name="Standard">
      <style:paragraph-properties fo:text-align="center" style:justify-single-word="false"/>
      <style:text-properties officeooo:rsid="0016f52d" officeooo:paragraph-rsid="0016f52d"/>
    </style:style>
    <style:style style:name="P78" style:family="paragraph" style:parent-style-name="Standard">
      <style:text-properties fo:language="en" fo:country="US" officeooo:rsid="001446e7" officeooo:paragraph-rsid="0016f52d" fo:background-color="transparent"/>
    </style:style>
    <style:style style:name="P79" style:family="paragraph" style:parent-style-name="Standard">
      <style:text-properties officeooo:paragraph-rsid="0016f52d"/>
    </style:style>
    <style:style style:name="P80" style:family="paragraph" style:parent-style-name="cmd_5f_code">
      <style:text-properties officeooo:rsid="001446e7" officeooo:paragraph-rsid="0016f52d"/>
    </style:style>
    <style:style style:name="P81" style:family="paragraph" style:parent-style-name="cmd_5f_code">
      <style:text-properties officeooo:paragraph-rsid="0016f52d"/>
    </style:style>
    <style:style style:name="P82" style:family="paragraph" style:parent-style-name="Standard">
      <style:text-properties fo:language="en" fo:country="US" officeooo:rsid="000d2b27" officeooo:paragraph-rsid="0016f52d" fo:background-color="transparent"/>
    </style:style>
    <style:style style:name="P83" style:family="paragraph" style:parent-style-name="Heading_20_2">
      <style:text-properties officeooo:paragraph-rsid="00194c15"/>
    </style:style>
    <style:style style:name="P84" style:family="paragraph" style:parent-style-name="Heading_20_3">
      <style:text-properties officeooo:paragraph-rsid="00194c15"/>
    </style:style>
    <style:style style:name="P85" style:family="paragraph" style:parent-style-name="Default_5f_nt2">
      <style:text-properties officeooo:paragraph-rsid="00194c15"/>
    </style:style>
    <style:style style:name="P86" style:family="paragraph" style:parent-style-name="cmd_5f_root">
      <style:text-properties officeooo:paragraph-rsid="00194c15"/>
    </style:style>
    <style:style style:name="P87" style:family="paragraph" style:parent-style-name="Standard">
      <style:text-properties fo:language="en" fo:country="US" officeooo:paragraph-rsid="00194c15" fo:background-color="transparent"/>
    </style:style>
    <style:style style:name="P88" style:family="paragraph" style:parent-style-name="Standard">
      <style:text-properties officeooo:rsid="001446e7" officeooo:paragraph-rsid="00194c15"/>
    </style:style>
    <style:style style:name="P89" style:family="paragraph" style:parent-style-name="Standard">
      <style:paragraph-properties fo:text-align="center" style:justify-single-word="false"/>
      <style:text-properties fo:language="en" fo:country="US" officeooo:paragraph-rsid="00194c15"/>
    </style:style>
    <style:style style:name="P90" style:family="paragraph" style:parent-style-name="Standard">
      <style:paragraph-properties fo:text-align="center" style:justify-single-word="false"/>
      <style:text-properties officeooo:paragraph-rsid="00194c15"/>
    </style:style>
    <style:style style:name="P91" style:family="paragraph" style:parent-style-name="Standard">
      <style:paragraph-properties fo:text-align="center" style:justify-single-word="false"/>
      <style:text-properties officeooo:rsid="0015d7ce" officeooo:paragraph-rsid="00194c15"/>
    </style:style>
    <style:style style:name="P92" style:family="paragraph" style:parent-style-name="Standard">
      <style:paragraph-properties fo:text-align="center" style:justify-single-word="false"/>
      <style:text-properties officeooo:rsid="001446e7" officeooo:paragraph-rsid="00194c15"/>
    </style:style>
    <style:style style:name="P93" style:family="paragraph" style:parent-style-name="Standard">
      <style:paragraph-properties fo:text-align="center" style:justify-single-word="false"/>
      <style:text-properties officeooo:rsid="00194c15" officeooo:paragraph-rsid="00194c15"/>
    </style:style>
    <style:style style:name="P94" style:family="paragraph" style:parent-style-name="Standard">
      <style:text-properties fo:language="en" fo:country="US" officeooo:rsid="001446e7" officeooo:paragraph-rsid="00194c15" fo:background-color="transparent"/>
    </style:style>
    <style:style style:name="P95" style:family="paragraph" style:parent-style-name="cmd_5f_code">
      <style:text-properties officeooo:rsid="001446e7" officeooo:paragraph-rsid="00194c15"/>
    </style:style>
    <style:style style:name="P96" style:family="paragraph" style:parent-style-name="cmd_5f_code">
      <style:text-properties officeooo:rsid="00194c15" officeooo:paragraph-rsid="00194c15"/>
    </style:style>
    <style:style style:name="P97" style:family="paragraph" style:parent-style-name="cmd_5f_code">
      <style:text-properties officeooo:rsid="000d2b27" officeooo:paragraph-rsid="00194c15"/>
    </style:style>
    <style:style style:name="P98" style:family="paragraph" style:parent-style-name="cmd_5f_code">
      <style:text-properties officeooo:paragraph-rsid="00194c15"/>
    </style:style>
    <style:style style:name="P99" style:family="paragraph" style:parent-style-name="Standard">
      <style:text-properties fo:language="en" fo:country="US" officeooo:rsid="000d2b27" officeooo:paragraph-rsid="00194c15" fo:background-color="transparent"/>
    </style:style>
    <style:style style:name="P100" style:family="paragraph" style:parent-style-name="Standard">
      <style:text-properties officeooo:paragraph-rsid="00194c15"/>
    </style:style>
    <style:style style:name="P101" style:family="paragraph" style:parent-style-name="Standard">
      <style:paragraph-properties fo:text-align="center" style:justify-single-word="false"/>
      <style:text-properties officeooo:rsid="00195b0d" officeooo:paragraph-rsid="00195b0d"/>
    </style:style>
    <style:style style:name="P102" style:family="paragraph" style:parent-style-name="Standard">
      <style:text-properties fo:language="en" fo:country="US" officeooo:rsid="00195b0d" officeooo:paragraph-rsid="00195b0d" fo:background-color="transparent"/>
    </style:style>
    <style:style style:name="P103" style:family="paragraph" style:parent-style-name="cmd_5f_code">
      <style:text-properties officeooo:rsid="00195b0d" officeooo:paragraph-rsid="00195b0d"/>
    </style:style>
    <style:style style:name="P104" style:family="paragraph" style:parent-style-name="Heading_20_2">
      <style:text-properties officeooo:rsid="001a51d2" officeooo:paragraph-rsid="001a51d2"/>
    </style:style>
    <style:style style:name="P105" style:family="paragraph" style:parent-style-name="Default_5f_nt2">
      <style:text-properties officeooo:paragraph-rsid="001a51d2"/>
    </style:style>
    <style:style style:name="P106" style:family="paragraph" style:parent-style-name="cmd_5f_root">
      <style:text-properties officeooo:paragraph-rsid="001a51d2"/>
    </style:style>
    <style:style style:name="P107" style:family="paragraph" style:parent-style-name="Standard">
      <style:text-properties fo:language="en" fo:country="US" officeooo:paragraph-rsid="001a51d2" fo:background-color="transparent"/>
    </style:style>
    <style:style style:name="P108" style:family="paragraph" style:parent-style-name="Standard">
      <style:text-properties officeooo:rsid="001446e7" officeooo:paragraph-rsid="001a51d2"/>
    </style:style>
    <style:style style:name="P109" style:family="paragraph" style:parent-style-name="Standard">
      <style:paragraph-properties fo:text-align="center" style:justify-single-word="false"/>
      <style:text-properties fo:language="en" fo:country="US" officeooo:paragraph-rsid="001a51d2"/>
    </style:style>
    <style:style style:name="P110" style:family="paragraph" style:parent-style-name="Standard">
      <style:paragraph-properties fo:text-align="center" style:justify-single-word="false"/>
      <style:text-properties officeooo:paragraph-rsid="001a51d2"/>
    </style:style>
    <style:style style:name="P111" style:family="paragraph" style:parent-style-name="Standard">
      <style:paragraph-properties fo:text-align="center" style:justify-single-word="false"/>
      <style:text-properties officeooo:rsid="0015d7ce" officeooo:paragraph-rsid="001a51d2"/>
    </style:style>
    <style:style style:name="P112" style:family="paragraph" style:parent-style-name="Standard">
      <style:paragraph-properties fo:text-align="center" style:justify-single-word="false"/>
      <style:text-properties officeooo:rsid="001446e7" officeooo:paragraph-rsid="001a51d2"/>
    </style:style>
    <style:style style:name="P113" style:family="paragraph" style:parent-style-name="Standard">
      <style:paragraph-properties fo:text-align="center" style:justify-single-word="false"/>
      <style:text-properties officeooo:rsid="00194c15" officeooo:paragraph-rsid="001a51d2"/>
    </style:style>
    <style:style style:name="P114" style:family="paragraph" style:parent-style-name="Standard">
      <style:text-properties fo:language="en" fo:country="US" officeooo:rsid="001446e7" officeooo:paragraph-rsid="001a51d2" fo:background-color="transparent"/>
    </style:style>
    <style:style style:name="P115" style:family="paragraph" style:parent-style-name="cmd_5f_code">
      <style:text-properties officeooo:rsid="001446e7" officeooo:paragraph-rsid="001a51d2"/>
    </style:style>
    <style:style style:name="P116" style:family="paragraph" style:parent-style-name="cmd_5f_code">
      <style:text-properties officeooo:rsid="001a51d2" officeooo:paragraph-rsid="001a51d2"/>
    </style:style>
    <style:style style:name="P117" style:family="paragraph" style:parent-style-name="cmd_5f_code">
      <style:text-properties officeooo:rsid="000d2b27" officeooo:paragraph-rsid="001a51d2"/>
    </style:style>
    <style:style style:name="P118" style:family="paragraph" style:parent-style-name="cmd_5f_code">
      <style:text-properties officeooo:paragraph-rsid="001a51d2"/>
    </style:style>
    <style:style style:name="P119" style:family="paragraph" style:parent-style-name="Standard">
      <style:text-properties fo:language="en" fo:country="US" officeooo:rsid="000d2b27" officeooo:paragraph-rsid="001a51d2" fo:background-color="transparent"/>
    </style:style>
    <style:style style:name="P120" style:family="paragraph" style:parent-style-name="Standard">
      <style:text-properties officeooo:paragraph-rsid="001a51d2"/>
    </style:style>
    <style:style style:name="P121" style:family="paragraph" style:parent-style-name="Heading_20_2">
      <style:text-properties officeooo:paragraph-rsid="001ba4d5"/>
    </style:style>
    <style:style style:name="P122" style:family="paragraph" style:parent-style-name="Heading_20_3">
      <style:text-properties officeooo:paragraph-rsid="001ba4d5"/>
    </style:style>
    <style:style style:name="P123" style:family="paragraph" style:parent-style-name="Default_5f_nt2">
      <style:text-properties officeooo:paragraph-rsid="001ba4d5"/>
    </style:style>
    <style:style style:name="P124" style:family="paragraph" style:parent-style-name="cmd_5f_root">
      <style:text-properties officeooo:paragraph-rsid="001ba4d5"/>
    </style:style>
    <style:style style:name="P125" style:family="paragraph" style:parent-style-name="Standard">
      <style:text-properties fo:language="en" fo:country="US" officeooo:paragraph-rsid="001ba4d5" fo:background-color="transparent"/>
    </style:style>
    <style:style style:name="P126" style:family="paragraph" style:parent-style-name="Standard">
      <style:text-properties officeooo:rsid="001446e7" officeooo:paragraph-rsid="001ba4d5"/>
    </style:style>
    <style:style style:name="P127" style:family="paragraph" style:parent-style-name="Standard">
      <style:paragraph-properties fo:text-align="center" style:justify-single-word="false"/>
      <style:text-properties fo:language="en" fo:country="US" officeooo:paragraph-rsid="001ba4d5"/>
    </style:style>
    <style:style style:name="P128" style:family="paragraph" style:parent-style-name="Standard">
      <style:paragraph-properties fo:text-align="center" style:justify-single-word="false"/>
      <style:text-properties officeooo:paragraph-rsid="001ba4d5"/>
    </style:style>
    <style:style style:name="P129" style:family="paragraph" style:parent-style-name="Standard">
      <style:paragraph-properties fo:text-align="center" style:justify-single-word="false"/>
      <style:text-properties officeooo:rsid="0015d7ce" officeooo:paragraph-rsid="001ba4d5"/>
    </style:style>
    <style:style style:name="P130" style:family="paragraph" style:parent-style-name="Standard">
      <style:paragraph-properties fo:text-align="center" style:justify-single-word="false"/>
      <style:text-properties officeooo:rsid="001446e7" officeooo:paragraph-rsid="001ba4d5"/>
    </style:style>
    <style:style style:name="P131" style:family="paragraph" style:parent-style-name="Standard">
      <style:paragraph-properties fo:text-align="center" style:justify-single-word="false"/>
      <style:text-properties officeooo:rsid="001cf6ca" officeooo:paragraph-rsid="001cf6ca"/>
    </style:style>
    <style:style style:name="P132" style:family="paragraph" style:parent-style-name="Standard">
      <style:text-properties fo:language="en" fo:country="US" officeooo:rsid="001446e7" officeooo:paragraph-rsid="001ba4d5" fo:background-color="transparent"/>
    </style:style>
    <style:style style:name="P133" style:family="paragraph" style:parent-style-name="cmd_5f_code">
      <style:text-properties officeooo:rsid="001446e7" officeooo:paragraph-rsid="001ba4d5"/>
    </style:style>
    <style:style style:name="P134" style:family="paragraph" style:parent-style-name="cmd_5f_code">
      <style:text-properties officeooo:rsid="000d2b27" officeooo:paragraph-rsid="001ba4d5"/>
    </style:style>
    <style:style style:name="P135" style:family="paragraph" style:parent-style-name="cmd_5f_code">
      <style:text-properties officeooo:paragraph-rsid="001ba4d5"/>
    </style:style>
    <style:style style:name="P136" style:family="paragraph" style:parent-style-name="Standard">
      <style:text-properties fo:language="en" fo:country="US" officeooo:rsid="000d2b27" officeooo:paragraph-rsid="001ba4d5" fo:background-color="transparent"/>
    </style:style>
    <style:style style:name="P137" style:family="paragraph" style:parent-style-name="Standard">
      <style:text-properties officeooo:paragraph-rsid="001ba4d5"/>
    </style:style>
    <style:style style:name="P138" style:family="paragraph" style:parent-style-name="Standard">
      <style:text-properties fo:language="en" fo:country="US" officeooo:rsid="0016f52d" officeooo:paragraph-rsid="001ba4d5" fo:background-color="transparent"/>
    </style:style>
    <style:style style:name="P139" style:family="paragraph" style:parent-style-name="Standard">
      <style:paragraph-properties fo:text-align="center" style:justify-single-word="false"/>
      <style:text-properties officeooo:rsid="0016f52d" officeooo:paragraph-rsid="001ba4d5"/>
    </style:style>
    <style:style style:name="T1" style:family="text">
      <style:text-properties officeooo:rsid="0003090e"/>
    </style:style>
    <style:style style:name="T2" style:family="text">
      <style:text-properties officeooo:rsid="000f7c09"/>
    </style:style>
    <style:style style:name="T3" style:family="text">
      <style:text-properties officeooo:rsid="001117c1"/>
    </style:style>
    <style:style style:name="T4" style:family="text">
      <style:text-properties officeooo:rsid="00044380"/>
    </style:style>
    <style:style style:name="T5" style:family="text">
      <style:text-properties officeooo:rsid="000a3634"/>
    </style:style>
    <style:style style:name="T6" style:family="text">
      <style:text-properties fo:language="en" fo:country="US"/>
    </style:style>
    <style:style style:name="T7" style:family="text">
      <style:text-propertie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style:font-name="Courier New" fo:font-size="10.5pt"/>
    </style:style>
    <style:style style:name="T10" style:family="text">
      <style:text-properties fo:language="en" fo:country="US" officeooo:rsid="0003090e"/>
    </style:style>
    <style:style style:name="T11" style:family="text">
      <style:text-properties officeooo:rsid="00059240"/>
    </style:style>
    <style:style style:name="T12" style:family="text">
      <style:text-properties officeooo:rsid="00074fb8" fo:background-color="transparent" loext:char-shading-value="0"/>
    </style:style>
    <style:style style:name="T13" style:family="text">
      <style:text-properties officeooo:rsid="000817b7" fo:background-color="transparent" loext:char-shading-value="0"/>
    </style:style>
    <style:style style:name="T14" style:family="text">
      <style:text-properties officeooo:rsid="00074fb8"/>
    </style:style>
    <style:style style:name="T15" style:family="text">
      <style:text-properties officeooo:rsid="0008b0e2"/>
    </style:style>
    <style:style style:name="T16" style:family="text">
      <style:text-properties officeooo:rsid="000817b7"/>
    </style:style>
    <style:style style:name="T17" style:family="text">
      <style:text-properties officeooo:rsid="000a0082"/>
    </style:style>
    <style:style style:name="T18" style:family="text">
      <style:text-properties officeooo:rsid="000add01"/>
    </style:style>
    <style:style style:name="T19" style:family="text">
      <style:text-properties officeooo:rsid="000b8cd9"/>
    </style:style>
    <style:style style:name="T20" style:family="text">
      <style:text-properties officeooo:rsid="000d2b27"/>
    </style:style>
    <style:style style:name="T21" style:family="text">
      <style:text-properties fo:language="en" fo:country="US" fo:font-weight="bold" officeooo:rsid="000d2b27" fo:background-color="transparent" loext:char-shading-value="0" style:font-weight-asian="bold" style:font-weight-complex="bold"/>
    </style:style>
    <style:style style:name="T22" style:family="text">
      <style:text-properties fo:language="en" fo:country="US" officeooo:rsid="000d2b27" fo:background-color="transparent" loext:char-shading-value="0"/>
    </style:style>
    <style:style style:name="T23" style:family="text">
      <style:text-properties officeooo:rsid="0015bdf1"/>
    </style:style>
    <style:style style:name="T24" style:family="text">
      <style:text-properties officeooo:rsid="001446e7"/>
    </style:style>
    <style:style style:name="T25" style:family="text">
      <style:text-properties fo:language="en" fo:country="US" fo:background-color="transparent" loext:char-shading-value="0"/>
    </style:style>
    <style:style style:name="T26" style:family="text">
      <style:text-properties officeooo:rsid="0016de47"/>
    </style:style>
    <style:style style:name="T27" style:family="text">
      <style:text-properties fo:language="en" fo:country="US" officeooo:rsid="0016de47" fo:background-color="transparent" loext:char-shading-value="0"/>
    </style:style>
    <style:style style:name="T28" style:family="text">
      <style:text-properties fo:language="en" fo:country="US" officeooo:rsid="001446e7" fo:background-color="transparent" loext:char-shading-value="0"/>
    </style:style>
    <style:style style:name="T29" style:family="text">
      <style:text-properties officeooo:rsid="0016f52d"/>
    </style:style>
    <style:style style:name="T30" style:family="text">
      <style:text-properties fo:language="en" fo:country="US" officeooo:rsid="0016f52d" fo:background-color="transparent" loext:char-shading-value="0"/>
    </style:style>
    <style:style style:name="T31" style:family="text">
      <style:text-properties officeooo:rsid="00194c15"/>
    </style:style>
    <style:style style:name="T32" style:family="text">
      <style:text-properties fo:language="en" fo:country="US" officeooo:rsid="00194c15" fo:background-color="transparent" loext:char-shading-value="0"/>
    </style:style>
    <style:style style:name="T33" style:family="text">
      <style:text-properties officeooo:rsid="00195b0d"/>
    </style:style>
    <style:style style:name="T34" style:family="text">
      <style:text-properties fo:language="en" fo:country="US" officeooo:rsid="00195b0d" fo:background-color="transparent" loext:char-shading-value="0"/>
    </style:style>
    <style:style style:name="T35" style:family="text">
      <style:text-properties officeooo:rsid="001ba4d5"/>
    </style:style>
    <style:style style:name="T36" style:family="text">
      <style:text-properties officeooo:rsid="001a51d2"/>
    </style:style>
    <style:style style:name="T37" style:family="text">
      <style:text-properties fo:language="en" fo:country="US" officeooo:rsid="001a51d2" fo:background-color="transparent" loext:char-shading-value="0"/>
    </style:style>
    <style:style style:name="T38" style:family="text">
      <style:text-properties style:font-name="Arial" officeooo:rsid="001a51d2"/>
    </style:style>
    <style:style style:name="T39" style:family="text">
      <style:text-properties officeooo:rsid="001cf6ca"/>
    </style:style>
    <style:style style:name="T40" style:family="text">
      <style:text-properties fo:language="en" fo:country="US" officeooo:rsid="001cf6ca" fo:background-color="transparent" loext:char-shading-value="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text:style-name="Outline">
        <text:list-item>
          <text:h text:style-name="P1" text:outline-level="1"><text:bookmark-start text:name="_scpi_subsys_source"/><text:bookmark-start text:name="__RefHeading___Toc3517_1680586490"/>SOURCE subsystem<text:bookmark-end text:name="_scpi_subsys_source"/><text:bookmark-end text:name="__RefHeading___Toc3517_1680586490"/></text:h>
        </text:list-item>
      </text:list>
      <text:p text:style-name="P2">The <text:span text:style-name="T1">SOURce</text:span> subsystem controls the <text:span text:style-name="T1">input</text:span> state,<text:span text:style-name="T1"> mode, levels and</text:span> protections. <text:span text:style-name="T2">These are are the primary functions </text:span><text:span text:style-name="T3">and basic operation </text:span><text:span text:style-name="T2">of the electronic load.</text:span></text:p>
      <text:list text:continue-numbering="true" text:style-name="Outline">
        <text:list-item>
          <text:list>
            <text:list-item>
              <text:h text:style-name="Heading_20_2" text:outline-level="2"><text:bookmark-start text:name="__RefHeading___Toc3519_1680586490"/><text:span text:style-name="T4">[</text:span><text:span text:style-name="T1">SOURce:</text:span><text:span text:style-name="T4">]INPut subsystem</text:span><text:bookmark-end text:name="__RefHeading___Toc3519_1680586490"/></text:h>
            </text:list-item>
          </text:list>
        </text:list-item>
      </text:list>
      <text:p text:style-name="P3">The INPUT subsystem controls the ON/OFF state, mode and general protection settings.</text:p>
      <text:list text:continue-numbering="true" text:style-name="Outline">
        <text:list-item>
          <text:list>
            <text:list-item>
              <text:list>
                <text:list-item>
                  <text:h text:style-name="P4" text:outline-level="3"><text:bookmark-start text:name="__RefHeading___Toc3610_1680586490"/><text:span text:style-name="T1">[SOURce:]INPut</text:span>[:STATe]<text:bookmark-end text:name="__RefHeading___Toc3610_1680586490"/></text:h>
                </text:list-item>
              </text:list>
            </text:list-item>
          </text:list>
        </text:list-item>
      </text:list>
      <table:table table:name="Table77" table:style-name="Table77">
        <table:table-column table:style-name="Table77.A"/>
        <table:table-column table:style-name="Table77.B" table:number-columns-repeated="4"/>
        <table:table-row>
          <table:table-cell table:style-name="Table77.A1" office:value-type="string">
            <text:p text:style-name="Default_5f_nt2">Syntax</text:p>
          </table:table-cell>
          <table:table-cell table:style-name="Table77.A1" table:number-columns-spanned="4" office:value-type="string">
            <text:p text:style-name="cmd_5f_root"><text:bookmark-start text:name="_scpi_input"/><text:span text:style-name="T1">[SOURce:]INPut</text:span>[:STATe] {&lt;bool&gt;}<text:bookmark-end text:name="_scpi_input"/></text:p>
            <text:p text:style-name="P5"><text:bookmark-start text:name="_scpi_input2"/><text:span text:style-name="T1">[SOURce:]INPut</text:span>[:STATe]?<text:bookmark-end text:name="_scpi_input2"/></text:p>
          </table:table-cell>
          <table:covered-table-cell/>
          <table:covered-table-cell/>
          <table:covered-table-cell/>
        </table:table-row>
        <table:table-row>
          <table:table-cell table:style-name="Table77.A1" office:value-type="string">
            <text:p text:style-name="Default_5f_nt2">Description</text:p>
          </table:table-cell>
          <table:table-cell table:style-name="Table77.A1" table:number-columns-spanned="4" office:value-type="string">
            <text:p text:style-name="P6">This command enables or disables the <text:span text:style-name="T1">input</text:span>. The enabled state is ON (1); the disabled state is OFF (0). The state of a disabled output is a condition of <text:span text:style-name="T1">highest impedance</text:span>.</text:p>
            <text:p text:style-name="P6"/>
            <text:p text:style-name="P6">Self-test operation initiated by <text:a xlink:type="simple" xlink:href="https://www.envox.hr/eez/eez-bench-box-3/bb3-scpi-reference-manual/bb3-scpi-common-command-reference.html#tst" text:style-name="Internet_20_link" text:visited-style-name="Visited_20_Internet_20_Link">*TST?</text:a> command will put <text:span text:style-name="T1">the input</text:span> into disable state.</text:p>
            <text:p text:style-name="Standard"/>
            <text:p text:style-name="Standard">Execution of the <text:span text:style-name="T1">INP</text:span> ON command on the channel which has one or more protection tripped (OCP, OVP, OPP, OTP <text:span text:style-name="T1">or</text:span> <text:span text:style-name="T1">Reverse Polarity</text:span>) will generate <text:span text:style-name="T5">an </text:span>error.</text:p>
            <text:p text:style-name="Standard"/>
            <text:p text:style-name="Standard">Use <text:span text:style-name="T1">INP</text:span><text:span text:style-name="T6">ut:PROTection:CLEar command to clear all tripped protections.</text:span></text:p>
          </table:table-cell>
          <table:covered-table-cell/>
          <table:covered-table-cell/>
          <table:covered-table-cell/>
        </table:table-row>
        <table:table-row>
          <table:table-cell table:style-name="Table77.A1" table:number-rows-spanned="2" office:value-type="string">
            <text:p text:style-name="Default_5f_nt2">Parameters</text:p>
          </table:table-cell>
          <table:table-cell table:style-name="Table77.B3" office:value-type="string">
            <text:p text:style-name="P7">Name</text:p>
          </table:table-cell>
          <table:table-cell table:style-name="Table77.B3" office:value-type="string">
            <text:p text:style-name="P7">Type</text:p>
          </table:table-cell>
          <table:table-cell table:style-name="Table77.B3" office:value-type="string">
            <text:p text:style-name="P7">Range</text:p>
          </table:table-cell>
          <table:table-cell table:style-name="Table77.B3" office:value-type="string">
            <text:p text:style-name="P7">Default</text:p>
          </table:table-cell>
        </table:table-row>
        <table:table-row>
          <table:covered-table-cell table:style-name="Table77.A1"/>
          <table:table-cell table:style-name="Table77.A1" office:value-type="string">
            <text:p text:style-name="P8">&lt;bool&gt;</text:p>
          </table:table-cell>
          <table:table-cell table:style-name="Table77.A1" office:value-type="string">
            <text:p text:style-name="P8">Boolean</text:p>
          </table:table-cell>
          <table:table-cell table:style-name="Table77.A1" office:value-type="string">
            <text:p text:style-name="P8">ON|OFF|0|1</text:p>
          </table:table-cell>
          <table:table-cell table:style-name="Table77.A1" office:value-type="string">
            <text:p text:style-name="P9">OFF</text:p>
          </table:table-cell>
        </table:table-row>
        <table:table-row>
          <table:table-cell table:style-name="Table77.A1" office:value-type="string">
            <text:p text:style-name="Default_5f_nt2">Return</text:p>
          </table:table-cell>
          <table:table-cell table:style-name="Table77.A1" table:number-columns-spanned="4" office:value-type="string">
            <text:p text:style-name="P6">The query command returns 0 if the output is OFF, and 1 if the output is ON.</text:p>
          </table:table-cell>
          <table:covered-table-cell/>
          <table:covered-table-cell/>
          <table:covered-table-cell/>
        </table:table-row>
        <table:table-row>
          <table:table-cell table:style-name="Table77.A1" office:value-type="string">
            <text:p text:style-name="Default_5f_nt2"><text:span text:style-name="T7">Usage</text:span><text:span text:style-name="T8"> </text:span><text:span text:style-name="T7">example</text:span></text:p>
          </table:table-cell>
          <table:table-cell table:style-name="Table77.A1" table:number-columns-spanned="4" office:value-type="string">
            <text:p text:style-name="Standard">Set and check output on:</text:p>
            <text:p text:style-name="cmd_5f_code_20_Start"><text:span text:style-name="T1">INP</text:span> ON</text:p>
            <text:p text:style-name="cmd_5f_code"><text:span text:style-name="T1">IN</text:span>P?</text:p>
            <text:p text:style-name="cmd_5f_code_5f_single">1</text:p>
          </table:table-cell>
          <table:covered-table-cell/>
          <table:covered-table-cell/>
          <table:covered-table-cell/>
        </table:table-row>
        <table:table-row>
          <table:table-cell table:style-name="Table77.A1" office:value-type="string">
            <text:p text:style-name="Default_5f_nt2">Errors</text:p>
          </table:table-cell>
          <table:table-cell table:style-name="Table77.A1" table:number-columns-spanned="4" office:value-type="string">
            <text:p text:style-name="cmd_5f_code"><text:span text:style-name="T9"/></text:p>
          </table:table-cell>
          <table:covered-table-cell/>
          <table:covered-table-cell/>
          <table:covered-table-cell/>
        </table:table-row>
        <table:table-row>
          <table:table-cell table:style-name="Table77.A1" office:value-type="string">
            <text:p text:style-name="Default_5f_nt2">Related Commands</text:p>
          </table:table-cell>
          <table:table-cell table:style-name="Table77.A1" table:number-columns-spanned="4" office:value-type="string">
            <text:p text:style-name="Standard">*TST</text:p>
            <text:p text:style-name="Standard"><text:span text:style-name="T10">IN</text:span><text:span text:style-name="T6">Put:PROTection:CLEar</text:span></text:p>
            <text:p text:style-name="Standard">[SOURce:]VOLTage:SENSe[:SOURce]</text:p>
          </table:table-cell>
          <table:covered-table-cell/>
          <table:covered-table-cell/>
          <table:covered-table-cell/>
        </table:table-row>
      </table:table>
      <text:list xml:id="list132932790904214" text:continue-numbering="true" text:style-name="Outline">
        <text:list-item>
          <text:list>
            <text:list-item>
              <text:list>
                <text:list-item>
                  <text:h text:style-name="P10" text:outline-level="3"><text:bookmark-start text:name="__RefHeading___Toc3612_1680586490"/><text:soft-page-break/><text:span text:style-name="T1">[SOURce:]INPu</text:span><text:span text:style-name="T11">t</text:span>:<text:span text:style-name="T11">MODE</text:span><text:bookmark-end text:name="__RefHeading___Toc3612_1680586490"/></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Default_5f_nt2">Syntax</text:p>
          </table:table-cell>
          <table:table-cell table:style-name="Table3.A1" table:number-columns-spanned="4" office:value-type="string">
            <text:p text:style-name="cmd_5f_root"><text:bookmark-start text:name="_scpi_input_mode"/>[SOURce:]INPut:<text:span text:style-name="T11">MODE</text:span><text:bookmark-end text:name="_scpi_input_mode"/> {&lt;<text:span text:style-name="T11">mode</text:span>&gt;} </text:p>
            <text:p text:style-name="P11"><text:bookmark-start text:name="_scpi_input_mode2"/>[SOURce:]INPut:<text:span text:style-name="T11">MODE?</text:span><text:bookmark-end text:name="_scpi_input_mode2"/> </text:p>
          </table:table-cell>
          <table:covered-table-cell/>
          <table:covered-table-cell/>
          <table:covered-table-cell/>
        </table:table-row>
        <table:table-row>
          <table:table-cell table:style-name="Table3.A1" office:value-type="string">
            <text:p text:style-name="Default_5f_nt2">Description</text:p>
          </table:table-cell>
          <table:table-cell table:style-name="Table3.A1" table:number-columns-spanned="4" office:value-type="string">
            <text:p text:style-name="P12">This command programs the <text:span text:style-name="T11">input</text:span> <text:span text:style-name="T11">mode</text:span>. <text:span text:style-name="T11">The mode can only be changed when the input state is off</text:span>.</text:p>
            <text:p text:style-name="P12"/>
            <text:p text:style-name="P13">The modes are:</text:p>
            <text:list text:style-name="L1">
              <text:list-item>
                <text:p text:style-name="P14">Constant Current (CC)</text:p>
              </text:list-item>
              <text:list-item>
                <text:p text:style-name="P14">Constant Voltage (CV)</text:p>
              </text:list-item>
              <text:list-item>
                <text:p text:style-name="P14">Constant Power (CP)</text:p>
              </text:list-item>
              <text:list-item>
                <text:p text:style-name="P14">Constant Resistance (CR)</text:p>
              </text:list-item>
              <text:list-item>
                <text:p text:style-name="P14">Volt Meter (DVM)</text:p>
              </text:list-item>
              <text:list-item>
                <text:p text:style-name="P14">Short inputs (SHORT)</text:p>
              </text:list-item>
            </text:list>
            <text:p text:style-name="P12"/>
            <text:p text:style-name="P15">*RST resets the mode to CC.</text:p>
          </table:table-cell>
          <table:covered-table-cell/>
          <table:covered-table-cell/>
          <table:covered-table-cell/>
        </table:table-row>
        <table:table-row>
          <table:table-cell table:style-name="Table3.A1" table:number-rows-spanned="2" office:value-type="string">
            <text:p text:style-name="Default_5f_nt2">Parameters</text:p>
          </table:table-cell>
          <table:table-cell table:style-name="Table3.B3" office:value-type="string">
            <text:p text:style-name="P7">Name</text:p>
          </table:table-cell>
          <table:table-cell table:style-name="Table3.B3" office:value-type="string">
            <text:p text:style-name="P7">Type</text:p>
          </table:table-cell>
          <table:table-cell table:style-name="Table3.B3" office:value-type="string">
            <text:p text:style-name="P7">Range</text:p>
          </table:table-cell>
          <table:table-cell table:style-name="Table3.B3" office:value-type="string">
            <text:p text:style-name="P7">Default</text:p>
          </table:table-cell>
        </table:table-row>
        <table:table-row>
          <table:covered-table-cell table:style-name="Table3.A1"/>
          <table:table-cell table:style-name="Table3.A1" office:value-type="string">
            <text:p text:style-name="P8">&lt;<text:span text:style-name="T11">mode</text:span>&gt;</text:p>
          </table:table-cell>
          <table:table-cell table:style-name="Table3.A1" office:value-type="string">
            <text:p text:style-name="P16">Discrete</text:p>
          </table:table-cell>
          <table:table-cell table:style-name="Table3.A1" office:value-type="string">
            <text:p text:style-name="P16">CC|CV|CR|CP|DVM|SHORT</text:p>
          </table:table-cell>
          <table:table-cell table:style-name="Table3.A1" office:value-type="string">
            <text:p text:style-name="P16">CC</text:p>
          </table:table-cell>
        </table:table-row>
        <table:table-row>
          <table:table-cell table:style-name="Table3.A1" office:value-type="string">
            <text:p text:style-name="Default_5f_nt2">Return</text:p>
          </table:table-cell>
          <table:table-cell table:style-name="Table3.A1" table:number-columns-spanned="4" office:value-type="string">
            <text:p text:style-name="P6">Query the <text:span text:style-name="T11">input mode </text:span>presently <text:span text:style-name="T11">active</text:span>. </text:p>
          </table:table-cell>
          <table:covered-table-cell/>
          <table:covered-table-cell/>
          <table:covered-table-cell/>
        </table:table-row>
        <table:table-row>
          <table:table-cell table:style-name="Table3.A1" office:value-type="string">
            <text:p text:style-name="Default_5f_nt2"><text:span text:style-name="T7">Usage</text:span><text:span text:style-name="T8"> </text:span><text:span text:style-name="T7">example</text:span></text:p>
          </table:table-cell>
          <table:table-cell table:style-name="Table3.A1" table:number-columns-spanned="4" office:value-type="string">
            <text:p text:style-name="P17">INP:MODE?</text:p>
            <text:p text:style-name="P18">CC</text:p>
            <text:p text:style-name="cmd_5f_code_20_Start"><text:span text:style-name="T11">INP</text:span>:<text:span text:style-name="T11">MODE</text:span> <text:span text:style-name="T11">CP</text:span></text:p>
            <text:p text:style-name="P18">POWER 10</text:p>
            <text:p text:style-name="P18">INP 1</text:p>
            <text:p text:style-name="P18">FETCH:POW?</text:p>
            <text:p text:style-name="P18">10</text:p>
          </table:table-cell>
          <table:covered-table-cell/>
          <table:covered-table-cell/>
          <table:covered-table-cell/>
        </table:table-row>
        <table:table-row>
          <table:table-cell table:style-name="Table3.A1" office:value-type="string">
            <text:p text:style-name="Default_5f_nt2">Errors</text:p>
          </table:table-cell>
          <table:table-cell table:style-name="Table3.A1" table:number-columns-spanned="4" office:value-type="string">
            <text:p text:style-name="cmd_5f_code"><text:span text:style-name="T9"/></text:p>
          </table:table-cell>
          <table:covered-table-cell/>
          <table:covered-table-cell/>
          <table:covered-table-cell/>
        </table:table-row>
        <table:table-row>
          <table:table-cell table:style-name="Table3.A1" office:value-type="string">
            <text:p text:style-name="Default_5f_nt2">Related Commands</text:p>
          </table:table-cell>
          <table:table-cell table:style-name="Table3.A1" table:number-columns-spanned="4" office:value-type="string">
            <text:p text:style-name="P19">INP</text:p>
            <text:p text:style-name="P19">*RST</text:p>
            <text:p text:style-name="Standard">*TST</text:p>
          </table:table-cell>
          <table:covered-table-cell/>
          <table:covered-table-cell/>
          <table:covered-table-cell/>
        </table:table-row>
      </table:table>
      <text:list text:continue-list="list132932790904214" text:style-name="Outline">
        <text:list-item>
          <text:list>
            <text:list-item>
              <text:list>
                <text:list-item>
                  <text:h text:style-name="Heading_20_3" text:outline-level="3"><text:bookmark-start text:name="__RefHeading___Toc3614_1680586490"/>[SOURce:]INPut:PROTection:CLEar<text:bookmark-end text:name="__RefHeading___Toc3614_1680586490"/></text:h>
                </text:list-item>
              </text:list>
            </text:list-item>
          </text:list>
        </text:list-item>
      </text:list>
      <table:table table:name="Table14" table:style-name="Table14">
        <table:table-column table:style-name="Table14.A"/>
        <table:table-column table:style-name="Table14.B"/>
        <table:table-row>
          <table:table-cell table:style-name="Table14.A1" office:value-type="string">
            <text:p text:style-name="Default_5f_nt2">Syntax</text:p>
          </table:table-cell>
          <table:table-cell table:style-name="Table14.A1" office:value-type="string">
            <text:p text:style-name="cmd_5f_root"><text:bookmark-start text:name="_scpi_input_prot_clear"/>[SOURce:]INPut:PROTection:CLEar<text:bookmark-end text:name="_scpi_input_prot_clear"/></text:p>
          </table:table-cell>
        </table:table-row>
        <table:table-row>
          <table:table-cell table:style-name="Table14.A1" office:value-type="string">
            <text:p text:style-name="Default_5f_nt2">Description</text:p>
          </table:table-cell>
          <table:table-cell table:style-name="Table14.A1" office:value-type="string">
            <text:p text:style-name="P12">This command <text:span text:style-name="T12">clears the </text:span><text:span text:style-name="T13">general </text:span><text:span text:style-name="T12">protection status and the clears the indiv</text:span><text:span text:style-name="T13">i</text:span><text:span text:style-name="T12">dual states of OCP, OVP, OTP, OPP, Reverse Polarity and Sense Error error states.</text:span></text:p>
          </table:table-cell>
        </table:table-row>
        <table:table-row>
          <table:table-cell table:style-name="Table14.A1" office:value-type="string">
            <text:p text:style-name="Default_5f_nt2">Return</text:p>
          </table:table-cell>
          <table:table-cell table:style-name="Table14.A1" office:value-type="string">
            <text:p text:style-name="P20">The command doesn’t return anything.</text:p>
          </table:table-cell>
        </table:table-row>
        <table:table-row>
          <table:table-cell table:style-name="Table14.A1" office:value-type="string">
            <text:p text:style-name="Default_5f_nt2"><text:span text:style-name="T7">Usage</text:span><text:span text:style-name="T8"> </text:span><text:span text:style-name="T7">example</text:span></text:p>
          </table:table-cell>
          <table:table-cell table:style-name="Table14.A1" office:value-type="string">
            <text:p text:style-name="cmd_5f_code">IN<text:span text:style-name="T14">P</text:span>:PROT:CLEa<text:span text:style-name="T14">r</text:span></text:p>
          </table:table-cell>
        </table:table-row>
        <table:table-row>
          <table:table-cell table:style-name="Table14.A1" office:value-type="string">
            <text:p text:style-name="P21">Errors</text:p>
          </table:table-cell>
          <table:table-cell table:style-name="Table14.A1" office:value-type="string">
            <text:p text:style-name="Standard"/>
          </table:table-cell>
        </table:table-row>
        <table:table-row>
          <table:table-cell table:style-name="Table14.A1" office:value-type="string">
            <text:p text:style-name="Default_5f_nt2">Related Commands</text:p>
          </table:table-cell>
          <table:table-cell table:style-name="Table14.A1" office:value-type="string">
            <text:p text:style-name="Standard"/>
          </table:table-cell>
        </table:table-row>
      </table:table>
      <text:list text:continue-numbering="true" text:style-name="Outline">
        <text:list-item>
          <text:list>
            <text:list-item>
              <text:list>
                <text:list-item>
                  <text:h text:style-name="Heading_20_3" text:outline-level="3"><text:bookmark-start text:name="__RefHeading___Toc3616_1680586490"/><text:soft-page-break/>[SOURce:]INPut:PROTection:TRIPped<text:bookmark-end text:name="__RefHeading___Toc3616_1680586490"/></text:h>
                </text:list-item>
              </text:list>
            </text:list-item>
          </text:list>
        </text:list-item>
      </text:list>
      <table:table table:name="Table81" table:style-name="Table81">
        <table:table-column table:style-name="Table81.A"/>
        <table:table-column table:style-name="Table81.B"/>
        <table:table-row>
          <table:table-cell table:style-name="Table81.A1" office:value-type="string">
            <text:p text:style-name="Default_5f_nt2">Syntax</text:p>
          </table:table-cell>
          <table:table-cell table:style-name="Table81.A1" office:value-type="string">
            <text:p text:style-name="cmd_5f_root"><text:bookmark-start text:name="_scpi_input_prot_trip"/>[SOURce:]INPut:PROTection:TRIPped?<text:bookmark-end text:name="_scpi_input_prot_trip"/></text:p>
            <text:p text:style-name="cmd_5f_root"><text:bookmark-start text:name="_scpi_input_prot_trip_rev"/>[SOURce:]INPut:PROTection:TRIPped:REVerse[:POLarity]?<text:bookmark-end text:name="_scpi_input_prot_trip_rev"/></text:p>
          </table:table-cell>
        </table:table-row>
        <table:table-row>
          <table:table-cell table:style-name="Table81.A1" office:value-type="string">
            <text:p text:style-name="Default_5f_nt2">Description</text:p>
          </table:table-cell>
          <table:table-cell table:style-name="Table81.A1" office:value-type="string">
            <text:p text:style-name="P22">Th<text:span text:style-name="T15">e TRIPped?</text:span> query returns the general protection state. If any of OCP, OVP, OTP, OPP, Reverse polarity or Sense error are triggered during ON state the general protection is set and the load is turned off.</text:p>
            <text:p text:style-name="P22"/>
            <text:p text:style-name="P23">The TRIPped:REVerse query returns the state of the reverse polarity error state. This state is only triggered if reveres polarity is detected when the state is ON.</text:p>
            <text:p text:style-name="P24"/>
          </table:table-cell>
        </table:table-row>
        <table:table-row>
          <table:table-cell table:style-name="Table81.A1" office:value-type="string">
            <text:p text:style-name="Default_5f_nt2">Return</text:p>
          </table:table-cell>
          <table:table-cell table:style-name="Table81.A1" office:value-type="string">
            <text:p text:style-name="Standard">This query returns 0 if <text:span text:style-name="T15">a </text:span><text:span text:style-name="T16">protection</text:span> is <text:span text:style-name="T16">not set</text:span>, or 1 when <text:span text:style-name="T15">it was not detected</text:span>. </text:p>
          </table:table-cell>
        </table:table-row>
        <table:table-row>
          <table:table-cell table:style-name="Table81.A1" office:value-type="string">
            <text:p text:style-name="Default_5f_nt2"><text:span text:style-name="T7">Usage</text:span><text:span text:style-name="T8"> </text:span><text:span text:style-name="T7">example</text:span></text:p>
          </table:table-cell>
          <table:table-cell table:style-name="Table81.A1" office:value-type="string">
            <text:p text:style-name="cmd_5f_code"><text:span text:style-name="T16">INP:PROT:TRIP</text:span>?</text:p>
            <text:p text:style-name="P25">1</text:p>
          </table:table-cell>
        </table:table-row>
        <table:table-row>
          <table:table-cell table:style-name="Table81.A1" office:value-type="string">
            <text:p text:style-name="Default_5f_nt2">Errors</text:p>
          </table:table-cell>
          <table:table-cell table:style-name="Table81.A1" office:value-type="string">
            <text:p text:style-name="cmd_5f_code"/>
          </table:table-cell>
        </table:table-row>
        <table:table-row>
          <table:table-cell table:style-name="Table81.A1" office:value-type="string">
            <text:p text:style-name="Default_5f_nt2">Related Commands</text:p>
          </table:table-cell>
          <table:table-cell table:style-name="Table81.A1" office:value-type="string">
            <text:p text:style-name="Standard">[SOURce:]INPut:PROTection:CLEar</text:p>
          </table:table-cell>
        </table:table-row>
      </table:table>
      <text:list text:continue-numbering="true" text:style-name="Outline">
        <text:list-item>
          <text:list>
            <text:list-item>
              <text:list>
                <text:list-item>
                  <text:h text:style-name="Heading_20_3" text:outline-level="3"><text:bookmark-start text:name="__RefHeading___Toc3618_1680586490"/>[SOURce:]INPut:PROTection:WDOG<text:bookmark-end text:name="__RefHeading___Toc3618_1680586490"/></text:h>
                </text:list-item>
              </text:list>
            </text:list-item>
          </text:list>
        </text:list-item>
      </text:list>
      <table:table table:name="Table164" table:style-name="Table164">
        <table:table-column table:style-name="Table164.A"/>
        <table:table-column table:style-name="Table164.B" table:number-columns-repeated="4"/>
        <table:table-row>
          <table:table-cell table:style-name="Table164.A1" office:value-type="string">
            <text:p text:style-name="Default_5f_nt2">Syntax</text:p>
          </table:table-cell>
          <table:table-cell table:style-name="Table164.A1" table:number-columns-spanned="4" office:value-type="string">
            <text:p text:style-name="cmd_5f_root"><text:bookmark-start text:name="_scpi_input_wdog"/>[SOURce:]INPut:PROTection:WDOG<text:bookmark-end text:name="_scpi_input_wdog"/> <text:span text:style-name="T17">{&lt;bool&gt;}</text:span></text:p>
            <text:p text:style-name="cmd_5f_root"><text:bookmark-start text:name="_scpi_input_wdog2"/>[SOURce:]INPut:PROTection:WDOG?<text:bookmark-end text:name="_scpi_input_wdog2"/></text:p>
          </table:table-cell>
          <table:covered-table-cell/>
          <table:covered-table-cell/>
          <table:covered-table-cell/>
        </table:table-row>
        <table:table-row>
          <table:table-cell table:style-name="Table164.A1" office:value-type="string">
            <text:p text:style-name="Default_5f_nt2">Description</text:p>
          </table:table-cell>
          <table:table-cell table:style-name="Table164.A1" table:number-columns-spanned="4" office:value-type="string">
            <text:p text:style-name="P26">This command enables or disables the SCPI activity watchdog. The SCPI activity watchdog implements a safeguard against a fault situation when SCPI connection with a host computer is lost and prevents the load from staying in the ON state in this situation. </text:p>
            <text:p text:style-name="P26"/>
            <text:p text:style-name="P26">If the SCPI watchdog triggers the protection state is set and the load is turned of. </text:p>
            <text:p text:style-name="P26"/>
            <text:p text:style-name="P26">The SCPI watchdog has two distinct ways to determine if the SCPI connection is still active: </text:p>
            <text:p text:style-name="P26">- Based on <text:span text:style-name="T8">any </text:span><text:span text:style-name="T7">SCPI activity received</text:span></text:p>
            <text:p text:style-name="P27">- Based on explicit PET commands</text:p>
          </table:table-cell>
          <table:covered-table-cell/>
          <table:covered-table-cell/>
          <table:covered-table-cell/>
        </table:table-row>
        <table:table-row>
          <table:table-cell table:style-name="Table164.A1" table:number-rows-spanned="2" office:value-type="string">
            <text:p text:style-name="Default_5f_nt2">Parameters</text:p>
          </table:table-cell>
          <table:table-cell table:style-name="Table164.B3" office:value-type="string">
            <text:p text:style-name="P7">Name</text:p>
          </table:table-cell>
          <table:table-cell table:style-name="Table164.B3" office:value-type="string">
            <text:p text:style-name="P7">Type</text:p>
          </table:table-cell>
          <table:table-cell table:style-name="Table164.B3" office:value-type="string">
            <text:p text:style-name="P7">Range</text:p>
          </table:table-cell>
          <table:table-cell table:style-name="Table164.B3" office:value-type="string">
            <text:p text:style-name="P7">Default</text:p>
          </table:table-cell>
        </table:table-row>
        <table:table-row>
          <table:covered-table-cell table:style-name="Table164.A1"/>
          <table:table-cell table:style-name="Table164.A1" office:value-type="string">
            <text:p text:style-name="P8">&lt;bool&gt;</text:p>
          </table:table-cell>
          <table:table-cell table:style-name="Table164.A1" office:value-type="string">
            <text:p text:style-name="P8">Boolean</text:p>
          </table:table-cell>
          <table:table-cell table:style-name="Table164.A1" office:value-type="string">
            <text:p text:style-name="P8">ON|OFF|0|1</text:p>
          </table:table-cell>
          <table:table-cell table:style-name="Table164.A1" office:value-type="string">
            <text:p text:style-name="P9">OFF</text:p>
          </table:table-cell>
        </table:table-row>
        <table:table-row>
          <table:table-cell table:style-name="Table164.A1" office:value-type="string">
            <text:p text:style-name="Default_5f_nt2">Return</text:p>
          </table:table-cell>
          <table:table-cell table:style-name="Table164.A1" table:number-columns-spanned="4" office:value-type="string">
            <text:p text:style-name="P28">No return</text:p>
          </table:table-cell>
          <table:covered-table-cell/>
          <table:covered-table-cell/>
          <table:covered-table-cell/>
        </table:table-row>
        <table:table-row>
          <table:table-cell table:style-name="Table164.A1" office:value-type="string">
            <text:p text:style-name="Default_5f_nt2"><text:span text:style-name="T7">Usage</text:span><text:span text:style-name="T8"> </text:span><text:span text:style-name="T7">example</text:span></text:p>
          </table:table-cell>
          <table:table-cell table:style-name="Table164.A1" table:number-columns-spanned="4" office:value-type="string">
            <text:p text:style-name="P29">Set the SCPI watchdog type to PET, timeout to 10 seconds and activate the watchdog and pet the watchdog for the first time.</text:p>
            <text:p text:style-name="P30">INP:WDOG:TYP PET</text:p>
            <text:p text:style-name="P31">INP:WDOG:DEL 10</text:p>
            <text:p text:style-name="P31">INP:WDOG 1</text:p>
            <text:p text:style-name="P31">INP:WDOG:PET</text:p>
          </table:table-cell>
          <table:covered-table-cell/>
          <table:covered-table-cell/>
          <table:covered-table-cell/>
        </table:table-row>
        <table:table-row>
          <table:table-cell table:style-name="Table164.A1" office:value-type="string">
            <text:p text:style-name="Default_5f_nt2">Related Commands</text:p>
          </table:table-cell>
          <table:table-cell table:style-name="Table164.A1" table:number-columns-spanned="4" office:value-type="string">
            <text:p text:style-name="Standard">[SOURce:]INPut:PROTection:WDOG:CLEar</text:p>
            <text:p text:style-name="Standard">[SOURce:]INPut:PROTection:WDOG:<text:span text:style-name="T17">DELay</text:span></text:p>
            <text:p text:style-name="Standard">[SOURce:]INPut:PROTection:WDOG:<text:span text:style-name="T17">PET</text:span></text:p>
            <text:p text:style-name="Standard">[SOURce:]INPut:PROTection:WDOG:<text:span text:style-name="T17">TYPe</text:span></text:p>
          </table:table-cell>
          <table:covered-table-cell/>
          <table:covered-table-cell/>
          <table:covered-table-cell/>
        </table:table-row>
      </table:table>
      <text:list text:continue-numbering="true" text:style-name="Outline">
        <text:list-item>
          <text:list>
            <text:list-item>
              <text:list>
                <text:list-item>
                  <text:h text:style-name="Heading_20_3" text:outline-level="3"><text:bookmark-start text:name="__RefHeading___Toc3620_1680586490"/><text:soft-page-break/>[SOURce:]INPut:PROTection:WDOG:CLEar/<text:span text:style-name="T18">TRIPped?</text:span><text:bookmark-end text:name="__RefHeading___Toc3620_1680586490"/></text:h>
                </text:list-item>
              </text:list>
            </text:list-item>
          </text:list>
        </text:list-item>
      </text:list>
      <table:table table:name="Table28" table:style-name="Table28">
        <table:table-column table:style-name="Table28.A"/>
        <table:table-column table:style-name="Table28.B"/>
        <table:table-row>
          <table:table-cell table:style-name="Table28.A1" office:value-type="string">
            <text:p text:style-name="Default_5f_nt2">Syntax</text:p>
          </table:table-cell>
          <table:table-cell table:style-name="Table28.A1" office:value-type="string">
            <text:p text:style-name="cmd_5f_root"><text:bookmark-start text:name="_scpi_input_wdog_cle"/>[SOURce:]INPut:PROTection:WDOG:CLEar<text:bookmark-end text:name="_scpi_input_wdog_cle"/></text:p>
            <text:p text:style-name="cmd_5f_root"><text:bookmark-start text:name="_scpi_input_wdog_trip"/>[SOURce:]INPut:PROTection:WDOG:<text:span text:style-name="T18">TRIPped?</text:span><text:bookmark-end text:name="_scpi_input_wdog_trip"/></text:p>
          </table:table-cell>
        </table:table-row>
        <table:table-row>
          <table:table-cell table:style-name="Table28.A1" office:value-type="string">
            <text:p text:style-name="Default_5f_nt2">Description</text:p>
          </table:table-cell>
          <table:table-cell table:style-name="Table28.A1" office:value-type="string">
            <text:p text:style-name="P6">This command clears the latched protection status that disables the output when a <text:span text:style-name="T18">SCPI watchdog timeout is reached</text:span>. <text:span text:style-name="T18">Note the watchdog is NOT turned of and will trigger again if activity or PET commands are not detected within the set delay.</text:span></text:p>
            <text:p text:style-name="P6"/>
            <text:p text:style-name="P32">The query returns whether the SCPI watchdog condition is set.</text:p>
          </table:table-cell>
        </table:table-row>
        <table:table-row>
          <table:table-cell table:style-name="Table28.A1" office:value-type="string">
            <text:p text:style-name="Default_5f_nt2"><text:span text:style-name="T7">Usage</text:span><text:span text:style-name="T8"> </text:span><text:span text:style-name="T7">example</text:span></text:p>
          </table:table-cell>
          <table:table-cell table:style-name="Table28.A1" office:value-type="string">
            <text:p text:style-name="Standard">The following command clears the <text:span text:style-name="T18">SCPI watchdog </text:span>status:</text:p>
            <text:p text:style-name="P33">INP:WDOG:CLE</text:p>
          </table:table-cell>
        </table:table-row>
        <table:table-row>
          <table:table-cell table:style-name="Table28.A1" office:value-type="string">
            <text:p text:style-name="Default_5f_nt2">Related Commands</text:p>
          </table:table-cell>
          <table:table-cell table:style-name="Table28.A1" office:value-type="string">
            <text:p text:style-name="Standard">[SOURce:]INPut:PROTection:WDOG</text:p>
            <text:p text:style-name="Standard">[SOURce:]INPut:PROTection:<text:span text:style-name="T18">TYPe</text:span></text:p>
            <text:p text:style-name="Standard">[SOURce:]INPut:PROTection:<text:span text:style-name="T18">DELay</text:span></text:p>
          </table:table-cell>
        </table:table-row>
      </table:table>
      <text:list text:continue-numbering="true" text:style-name="Outline">
        <text:list-item>
          <text:list>
            <text:list-item>
              <text:list>
                <text:list-item>
                  <text:h text:style-name="Heading_20_3" text:outline-level="3"><text:bookmark-start text:name="__RefHeading___Toc3622_1680586490"/>[SOURce:]INPut:PROTection:WDOG:DELay<text:bookmark-end text:name="__RefHeading___Toc3622_1680586490"/></text:h>
                </text:list-item>
              </text:list>
            </text:list-item>
          </text:list>
        </text:list-item>
      </text:list>
      <table:table table:name="Table76" table:style-name="Table76">
        <table:table-column table:style-name="Table76.A"/>
        <table:table-column table:style-name="Table76.B" table:number-columns-repeated="4"/>
        <table:table-row>
          <table:table-cell table:style-name="Table76.A1" office:value-type="string">
            <text:p text:style-name="Default_5f_nt2">Syntax</text:p>
          </table:table-cell>
          <table:table-cell table:style-name="Table76.A1" table:number-columns-spanned="4" office:value-type="string">
            <text:p text:style-name="cmd_5f_root"><text:bookmark-start text:name="_scpi_input_wdog_del"/>[SOURce:]INPut:PROTection:WDOG:DELay<text:bookmark-end text:name="_scpi_input_wdog_del"/> {&lt;<text:span text:style-name="T19">delay</text:span>&gt;}</text:p>
            <text:p text:style-name="cmd_5f_root"><text:bookmark-start text:name="_scpi_input_wdog_del2"/>[SOURce:]INPut:PROTection:WDOG:DELay?<text:bookmark-end text:name="_scpi_input_wdog_del2"/></text:p>
          </table:table-cell>
          <table:covered-table-cell/>
          <table:covered-table-cell/>
          <table:covered-table-cell/>
        </table:table-row>
        <table:table-row>
          <table:table-cell table:style-name="Table76.A1" office:value-type="string">
            <text:p text:style-name="Default_5f_nt2">Description</text:p>
          </table:table-cell>
          <table:table-cell table:style-name="Table76.A1" table:number-columns-spanned="4" office:value-type="string">
            <text:p text:style-name="P6">This command <text:span text:style-name="T19">set the SCPI watchdog timeout delay in seconds.</text:span></text:p>
            <text:p text:style-name="P6"/>
            <text:p text:style-name="P34">The query returns the current set delay in seconds.</text:p>
          </table:table-cell>
          <table:covered-table-cell/>
          <table:covered-table-cell/>
          <table:covered-table-cell/>
        </table:table-row>
        <table:table-row>
          <table:table-cell table:style-name="Table76.A1" table:number-rows-spanned="2" office:value-type="string">
            <text:p text:style-name="Default_5f_nt2">Parameters</text:p>
          </table:table-cell>
          <table:table-cell table:style-name="Table76.B3" office:value-type="string">
            <text:p text:style-name="P7">Name</text:p>
          </table:table-cell>
          <table:table-cell table:style-name="Table76.B3" office:value-type="string">
            <text:p text:style-name="P7">Type</text:p>
          </table:table-cell>
          <table:table-cell table:style-name="Table76.B3" office:value-type="string">
            <text:p text:style-name="P7">Range</text:p>
          </table:table-cell>
          <table:table-cell table:style-name="Table76.B3" office:value-type="string">
            <text:p text:style-name="P7">Default</text:p>
          </table:table-cell>
        </table:table-row>
        <table:table-row>
          <table:covered-table-cell table:style-name="Table76.A1"/>
          <table:table-cell table:style-name="Table76.A1" office:value-type="string">
            <text:p text:style-name="P8">&lt;<text:span text:style-name="T19">delay</text:span>&gt;</text:p>
          </table:table-cell>
          <table:table-cell table:style-name="Table76.A1" office:value-type="string">
            <text:p text:style-name="P35">Integer</text:p>
          </table:table-cell>
          <table:table-cell table:style-name="Table76.A1" office:value-type="string">
            <text:p text:style-name="P35">0-3600</text:p>
          </table:table-cell>
          <table:table-cell table:style-name="Table76.A1" office:value-type="string">
            <text:p text:style-name="P35">10</text:p>
          </table:table-cell>
        </table:table-row>
        <table:table-row>
          <table:table-cell table:style-name="Table76.A1" office:value-type="string">
            <text:p text:style-name="Default_5f_nt2">Return</text:p>
          </table:table-cell>
          <table:table-cell table:style-name="Table76.A1" table:number-columns-spanned="4" office:value-type="string">
            <text:p text:style-name="P6">The query command returns <text:span text:style-name="T19">the number of seconds the delay is set to, independent of the status of the watchdog.</text:span></text:p>
          </table:table-cell>
          <table:covered-table-cell/>
          <table:covered-table-cell/>
          <table:covered-table-cell/>
        </table:table-row>
        <table:table-row>
          <table:table-cell table:style-name="Table76.A1" office:value-type="string">
            <text:p text:style-name="Default_5f_nt2"><text:span text:style-name="T7">Usage</text:span><text:span text:style-name="T8"> </text:span><text:span text:style-name="T7">example</text:span></text:p>
          </table:table-cell>
          <table:table-cell table:style-name="Table76.A1" table:number-columns-spanned="4" office:value-type="string">
            <text:p text:style-name="P36">INP:WDOG:DEL 5</text:p>
            <text:p text:style-name="cmd_5f_code_20_Start"><text:span text:style-name="T19">INP:WDOG:DEL</text:span>?</text:p>
            <text:p text:style-name="P37">5</text:p>
          </table:table-cell>
          <table:covered-table-cell/>
          <table:covered-table-cell/>
          <table:covered-table-cell/>
        </table:table-row>
        <table:table-row>
          <table:table-cell table:style-name="Table76.A1" office:value-type="string">
            <text:p text:style-name="Default_5f_nt2">Related Commands</text:p>
          </table:table-cell>
          <table:table-cell table:style-name="Table76.A1" table:number-columns-spanned="4" office:value-type="string">
            <text:p text:style-name="P34">INP:WDOG</text:p>
          </table:table-cell>
          <table:covered-table-cell/>
          <table:covered-table-cell/>
          <table:covered-table-cell/>
        </table:table-row>
      </table:table>
      <text:list text:continue-numbering="true" text:style-name="Outline">
        <text:list-item>
          <text:list>
            <text:list-item>
              <text:list>
                <text:list-item>
                  <text:h text:style-name="Heading_20_3" text:outline-level="3"><text:bookmark-start text:name="__RefHeading___Toc3624_1680586490"/>[SOURce:]INPut:PROTection:WDOG:PET<text:bookmark-end text:name="__RefHeading___Toc3624_1680586490"/></text:h>
                </text:list-item>
              </text:list>
            </text:list-item>
          </text:list>
        </text:list-item>
      </text:list>
      <table:table table:name="Table2" table:style-name="Table2">
        <table:table-column table:style-name="Table2.A"/>
        <table:table-column table:style-name="Table2.B"/>
        <table:table-row>
          <table:table-cell table:style-name="Table2.A1" office:value-type="string">
            <text:p text:style-name="Default_5f_nt2">Syntax</text:p>
          </table:table-cell>
          <table:table-cell table:style-name="Table2.A1" office:value-type="string">
            <text:p text:style-name="cmd_5f_root"><text:bookmark-start text:name="_scpi_input_wdog_pet"/>[SOURce:]INPut:PROTection:WDOG:PET<text:bookmark-end text:name="_scpi_input_wdog_pet"/></text:p>
          </table:table-cell>
        </table:table-row>
        <table:table-row>
          <table:table-cell table:style-name="Table2.A1" office:value-type="string">
            <text:p text:style-name="Default_5f_nt2">Description</text:p>
          </table:table-cell>
          <table:table-cell table:style-name="Table2.A1" office:value-type="string">
            <text:p text:style-name="P6">This command <text:span text:style-name="T20">clears the SCPI watchdog inactivity timer.</text:span></text:p>
          </table:table-cell>
        </table:table-row>
        <table:table-row>
          <table:table-cell table:style-name="Table2.A1" office:value-type="string">
            <text:p text:style-name="Default_5f_nt2">Return</text:p>
          </table:table-cell>
          <table:table-cell table:style-name="Table2.A1" office:value-type="string">
            <text:p text:style-name="P38">None</text:p>
          </table:table-cell>
        </table:table-row>
        <table:table-row>
          <table:table-cell table:style-name="Table2.A1" office:value-type="string">
            <text:p text:style-name="Default_5f_nt2"><text:span text:style-name="T7">Usage</text:span><text:span text:style-name="T8"> </text:span><text:span text:style-name="T7">example</text:span></text:p>
          </table:table-cell>
          <table:table-cell table:style-name="Table2.A1" office:value-type="string">
            <text:p text:style-name="cmd_5f_code">INP:PROT:WDOG:PET</text:p>
          </table:table-cell>
        </table:table-row>
      </table:table>
      <text:list xml:id="list132931991635927" text:continue-numbering="true" text:style-name="Outline">
        <text:list-item>
          <text:list>
            <text:list-item>
              <text:list>
                <text:list-item>
                  <text:h text:style-name="Heading_20_3" text:outline-level="3"><text:bookmark-start text:name="__RefHeading___Toc3626_1680586490"/><text:soft-page-break/>[SOURce:]INPut:PROTection:WDOG:TYPe<text:bookmark-end text:name="__RefHeading___Toc3626_1680586490"/></text:h>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Default_5f_nt2">Syntax</text:p>
          </table:table-cell>
          <table:table-cell table:style-name="Table1.A1" table:number-columns-spanned="4" office:value-type="string">
            <text:p text:style-name="cmd_5f_root"><text:bookmark-start text:name="_scpi_input_wdog_typ"/>[SOURce:]INPut:PROTection:WDOG:TYPe<text:bookmark-end text:name="_scpi_input_wdog_typ"/> {&lt;<text:span text:style-name="T20">wdogType</text:span>&gt;}</text:p>
            <text:p text:style-name="cmd_5f_root"><text:bookmark-start text:name="_scpi_input_wdog_typ2"/>[SOURce:]INPut:PROTection:WDOG:TYPe?<text:bookmark-end text:name="_scpi_input_wdog_typ2"/></text:p>
          </table:table-cell>
          <table:covered-table-cell/>
          <table:covered-table-cell/>
          <table:covered-table-cell/>
        </table:table-row>
        <table:table-row>
          <table:table-cell table:style-name="Table1.A1" office:value-type="string">
            <text:p text:style-name="Default_5f_nt2">Description</text:p>
          </table:table-cell>
          <table:table-cell table:style-name="Table1.A1" table:number-columns-spanned="4" office:value-type="string">
            <text:p text:style-name="P6">This command <text:span text:style-name="T20">set the SCPI watchdog type to one of:</text:span></text:p>
            <text:list text:style-name="L2">
              <text:list-item>
                <text:p text:style-name="P39"><text:span text:style-name="T21">Activity:</text:span><text:span text:style-name="T22"> The SCPI watchdog timer is reset on reception of any SCPI command line</text:span></text:p>
              </text:list-item>
              <text:list-item>
                <text:p text:style-name="P39"><text:span text:style-name="T21">PET:</text:span><text:span text:style-name="T22"> The SCPI watchdog timer is only reset on the reception of the INPut:WDOG:PET command.</text:span></text:p>
              </text:list-item>
            </text:list>
          </table:table-cell>
          <table:covered-table-cell/>
          <table:covered-table-cell/>
          <table:covered-table-cell/>
        </table:table-row>
        <table:table-row>
          <table:table-cell table:style-name="Table1.A1" table:number-rows-spanned="2" office:value-type="string">
            <text:p text:style-name="Default_5f_nt2">Parameters</text:p>
          </table:table-cell>
          <table:table-cell table:style-name="Table1.B3" office:value-type="string">
            <text:p text:style-name="P7">Name</text:p>
          </table:table-cell>
          <table:table-cell table:style-name="Table1.B3" office:value-type="string">
            <text:p text:style-name="P7">Type</text:p>
          </table:table-cell>
          <table:table-cell table:style-name="Table1.B3" office:value-type="string">
            <text:p text:style-name="P7">Range</text:p>
          </table:table-cell>
          <table:table-cell table:style-name="Table1.B3" office:value-type="string">
            <text:p text:style-name="P7">Default</text:p>
          </table:table-cell>
        </table:table-row>
        <table:table-row>
          <table:covered-table-cell table:style-name="Table1.A1"/>
          <table:table-cell table:style-name="Table1.A1" office:value-type="string">
            <text:p text:style-name="P8">&lt;<text:span text:style-name="T20">wdogType</text:span>&gt;</text:p>
          </table:table-cell>
          <table:table-cell table:style-name="Table1.A1" office:value-type="string">
            <text:p text:style-name="P40">Discrete</text:p>
          </table:table-cell>
          <table:table-cell table:style-name="Table1.A1" office:value-type="string">
            <text:p text:style-name="P40">ACTivity|PET</text:p>
          </table:table-cell>
          <table:table-cell table:style-name="Table1.A1" office:value-type="string">
            <text:p text:style-name="P40">ACT</text:p>
          </table:table-cell>
        </table:table-row>
        <table:table-row>
          <table:table-cell table:style-name="Table1.A1" office:value-type="string">
            <text:p text:style-name="Default_5f_nt2">Return</text:p>
          </table:table-cell>
          <table:table-cell table:style-name="Table1.A1" table:number-columns-spanned="4" office:value-type="string">
            <text:p text:style-name="P6"><text:span text:style-name="T20">The type of SCPI watchdog type</text:span>. <text:span text:style-name="T20">ACT for Activity or PET for PET.</text:span></text:p>
          </table:table-cell>
          <table:covered-table-cell/>
          <table:covered-table-cell/>
          <table:covered-table-cell/>
        </table:table-row>
        <table:table-row>
          <table:table-cell table:style-name="Table1.A1" office:value-type="string">
            <text:p text:style-name="Default_5f_nt2"><text:span text:style-name="T7">Usage</text:span><text:span text:style-name="T8"> </text:span><text:span text:style-name="T7">example</text:span></text:p>
          </table:table-cell>
          <table:table-cell table:style-name="Table1.A1" table:number-columns-spanned="4" office:value-type="string">
            <text:p text:style-name="P41">S<text:span text:style-name="T20">et the SCPI watchdog type to PET, set the delay to 5s, activate the SCPI watchdog:</text:span></text:p>
            <text:p text:style-name="P42">INP:WDOG:TYP PET</text:p>
            <text:p text:style-name="P42">INP:WDOG:DEL 5</text:p>
            <text:p text:style-name="P42">INP:WDOG 1</text:p>
            <text:p text:style-name="P42"/>
            <text:p text:style-name="P41">S<text:span text:style-name="T20">end the PET command at least once every 5 seconds:</text:span></text:p>
            <text:p text:style-name="P42">INP:WDOG:PET</text:p>
            <text:p text:style-name="P42">INP:WDOG:PET</text:p>
            <text:p text:style-name="P42"/>
            <text:p text:style-name="P38">Disable the SCPI watchdog when the critical routine is finished or when the remote program ends:</text:p>
            <text:p text:style-name="P42">INP:WDOG 1</text:p>
          </table:table-cell>
          <table:covered-table-cell/>
          <table:covered-table-cell/>
          <table:covered-table-cell/>
        </table:table-row>
        <table:table-row>
          <table:table-cell table:style-name="Table1.A1" office:value-type="string">
            <text:p text:style-name="Default_5f_nt2">Errors</text:p>
          </table:table-cell>
          <table:table-cell table:style-name="Table1.A1" table:number-columns-spanned="4" office:value-type="string">
            <text:p text:style-name="cmd_5f_code"/>
          </table:table-cell>
          <table:covered-table-cell/>
          <table:covered-table-cell/>
          <table:covered-table-cell/>
        </table:table-row>
        <table:table-row>
          <table:table-cell table:style-name="Table1.A1" office:value-type="string">
            <text:p text:style-name="Default_5f_nt2">Related Commands</text:p>
          </table:table-cell>
          <table:table-cell table:style-name="Table1.A1" table:number-columns-spanned="4" office:value-type="string">
            <text:p text:style-name="P38">[SOURce:]INPut:WDOG</text:p>
          </table:table-cell>
          <table:covered-table-cell/>
          <table:covered-table-cell/>
          <table:covered-table-cell/>
        </table:table-row>
      </table:table>
      <text:p text:style-name="Standard"/>
      <text:list text:continue-list="list132931991635927" text:style-name="Outline">
        <text:list-item>
          <text:list>
            <text:list-item>
              <text:h text:style-name="Heading_20_2" text:outline-level="2"><text:bookmark-start text:name="__RefHeading___Toc3521_1680586490"/>CURRENT subsystem<text:bookmark-end text:name="__RefHeading___Toc3521_1680586490"/></text:h>
              <text:list>
                <text:list-item>
                  <text:h text:style-name="Heading_20_3" text:outline-level="3"><text:bookmark-start text:name="__RefHeading___Toc3628_1680586490"/>[SOURce:]CURRent[:LEVel][:IMMediate][:AMPLitude]<text:bookmark-end text:name="__RefHeading___Toc3628_1680586490"/></text:h>
                </text:list-item>
              </text:list>
            </text:list-item>
          </text:list>
        </text:list-item>
      </text:list>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43">Syntax</text:p>
          </table:table-cell>
          <table:table-cell table:style-name="Table4.A1" table:number-columns-spanned="4" office:value-type="string">
            <text:p text:style-name="P44"><text:bookmark-start text:name="_scpi_curr"/>[SOURce:]CURRent[:LEVel][:IMMediate][:AMPLitude]<text:bookmark-end text:name="_scpi_curr"/> {&lt;<text:span text:style-name="T23">current</text:span><text:span text:style-name="T24">&gt;</text:span>}</text:p>
            <text:p text:style-name="P44">[SOURce:]CURRent[:LEVel][:IMMediate][:AMPLitude]<text:bookmark-start text:name="_scpi_curr2"/>?<text:bookmark-end text:name="_scpi_curr2"/></text:p>
          </table:table-cell>
          <table:covered-table-cell/>
          <table:covered-table-cell/>
          <table:covered-table-cell/>
        </table:table-row>
        <table:table-row>
          <table:table-cell table:style-name="Table4.A1" office:value-type="string">
            <text:p text:style-name="P43">Description</text:p>
          </table:table-cell>
          <table:table-cell table:style-name="Table4.A1" table:number-columns-spanned="4" office:value-type="string">
            <text:p text:style-name="P45">This command <text:span text:style-name="T20">set</text:span><text:span text:style-name="T24">s</text:span><text:span text:style-name="T20"> the </text:span><text:span text:style-name="T24">desired current level in CC mode. The allowed range depends on the current range selected.</text:span></text:p>
            <text:p text:style-name="P45"/>
            <text:p text:style-name="P46"><text:span text:style-name="T22">T</text:span><text:span text:style-name="T25">he query returns the set current level.</text:span></text:p>
          </table:table-cell>
          <table:covered-table-cell/>
          <table:covered-table-cell/>
          <table:covered-table-cell/>
        </table:table-row>
        <table:table-row>
          <table:table-cell table:style-name="Table4.A1" table:number-rows-spanned="3" office:value-type="string">
            <text:p text:style-name="P43">Parameters</text:p>
          </table:table-cell>
          <table:table-cell table:style-name="Table4.B3" office:value-type="string">
            <text:p text:style-name="P47">Name</text:p>
          </table:table-cell>
          <table:table-cell table:style-name="Table4.B3" office:value-type="string">
            <text:p text:style-name="P47">Type</text:p>
          </table:table-cell>
          <table:table-cell table:style-name="Table4.B3" office:value-type="string">
            <text:p text:style-name="P47">Range</text:p>
          </table:table-cell>
          <table:table-cell table:style-name="Table4.B3" office:value-type="string">
            <text:p text:style-name="P47">Default</text:p>
          </table:table-cell>
        </table:table-row>
        <table:table-row>
          <table:covered-table-cell table:style-name="Table4.A1"/>
          <table:table-cell table:style-name="Table4.A1" office:value-type="string">
            <text:p text:style-name="P48">&lt;<text:span text:style-name="T23">current</text:span>&gt;</text:p>
          </table:table-cell>
          <table:table-cell table:style-name="Table4.A1" office:value-type="string">
            <text:p text:style-name="P49">NR2</text:p>
          </table:table-cell>
          <table:table-cell table:style-name="Table4.A1" office:value-type="string">
            <text:p text:style-name="P50">0.0-10.0</text:p>
          </table:table-cell>
          <table:table-cell table:style-name="Table4.A1" office:value-type="string">
            <text:p text:style-name="P50">0.1</text:p>
          </table:table-cell>
        </table:table-row>
        <table:table-row>
          <table:covered-table-cell table:style-name="Table4.A1"/>
          <table:table-cell table:style-name="Table4.A1" office:value-type="string">
            <text:p text:style-name="P48">&lt;<text:span text:style-name="T24">low range</text:span>&gt;</text:p>
          </table:table-cell>
          <table:table-cell table:style-name="Table4.A1" office:value-type="string">
            <text:p text:style-name="P49">NR2</text:p>
          </table:table-cell>
          <table:table-cell table:style-name="Table4.A1" office:value-type="string">
            <text:p text:style-name="P50">0.0-1.0</text:p>
          </table:table-cell>
          <table:table-cell table:style-name="Table4.A1" office:value-type="string">
            <text:p text:style-name="P50">0.1</text:p>
          </table:table-cell>
        </table:table-row>
        <table:table-row>
          <table:table-cell table:style-name="Table4.A1" office:value-type="string">
            <text:p text:style-name="P43">Return</text:p>
          </table:table-cell>
          <table:table-cell table:style-name="Table4.A1" table:number-columns-spanned="4" office:value-type="string">
            <text:p text:style-name="P51">Returns the set current level as float in Amperes.</text:p>
          </table:table-cell>
          <table:covered-table-cell/>
          <table:covered-table-cell/>
          <table:covered-table-cell/>
        </table:table-row>
        <table:table-row>
          <table:table-cell table:style-name="Table4.A1" office:value-type="string">
            <text:p text:style-name="P43"><text:span text:style-name="T7">Usage</text:span><text:span text:style-name="T8"> </text:span><text:span text:style-name="T7">example</text:span></text:p>
          </table:table-cell>
          <table:table-cell table:style-name="Table4.A1" table:number-columns-spanned="4" office:value-type="string">
            <text:p text:style-name="P45">S<text:span text:style-name="T20">et the </text:span><text:span text:style-name="T24">mode to CC, set the current level to 1.5A and turn the load on</text:span><text:span text:style-name="T20">:</text:span></text:p>
            <text:p text:style-name="P52">INP:MODE CC</text:p>
            <text:p text:style-name="P52">CURR 1.5</text:p>
            <text:p text:style-name="P53">INP <text:span text:style-name="T24">1</text:span></text:p>
          </table:table-cell>
          <table:covered-table-cell/>
          <table:covered-table-cell/>
          <table:covered-table-cell/>
        </table:table-row>
        <table:table-row>
          <table:table-cell table:style-name="Table4.A1" office:value-type="string">
            <text:p text:style-name="P43">Errors</text:p>
          </table:table-cell>
          <table:table-cell table:style-name="Table4.A1" table:number-columns-spanned="4" office:value-type="string">
            <text:p text:style-name="P54"/>
          </table:table-cell>
          <table:covered-table-cell/>
          <table:covered-table-cell/>
          <table:covered-table-cell/>
        </table:table-row>
        <table:table-row>
          <table:table-cell table:style-name="Table4.A1" office:value-type="string">
            <text:p text:style-name="P43">Related Commands</text:p>
          </table:table-cell>
          <table:table-cell table:style-name="Table4.A1" table:number-columns-spanned="4" office:value-type="string">
            <text:p text:style-name="P55">[SOURce:]INPut:<text:span text:style-name="T24">MODE</text:span></text:p>
            <text:p text:style-name="P51">[SOURce:]CURRENT:RANGe</text:p>
          </table:table-cell>
          <table:covered-table-cell/>
          <table:covered-table-cell/>
          <table:covered-table-cell/>
        </table:table-row>
      </table:table>
      <text:p text:style-name="P56"/>
      <text:list text:continue-numbering="true" text:style-name="Outline">
        <text:list-item>
          <text:list>
            <text:list-item>
              <text:list>
                <text:list-item>
                  <text:h text:style-name="Heading_20_3" text:outline-level="3"><text:bookmark-start text:name="__RefHeading___Toc3630_1680586490"/><text:soft-page-break/>[SOURce:]CURRent:PROTection[:LEVel]<text:bookmark-end text:name="__RefHeading___Toc3630_1680586490"/></text:h>
                </text:list-item>
              </text:list>
            </text:list-item>
          </text:list>
        </text:list-item>
      </text:list>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57">Syntax</text:p>
          </table:table-cell>
          <table:table-cell table:style-name="Table5.A1" table:number-columns-spanned="4" office:value-type="string">
            <text:p text:style-name="P58"><text:bookmark-start text:name="_scpi_curr_prot"/>[SOURce:]CURRent:PROTection[:LEVel]<text:bookmark-end text:name="_scpi_curr_prot"/> {&lt;<text:span text:style-name="T23">current</text:span><text:span text:style-name="T24">&gt;</text:span>}</text:p>
            <text:p text:style-name="P58">[SOURce:]CURRent:PROTection[:LEVel]<text:bookmark-start text:name="_scpi_curr_prot2"/>?<text:bookmark-end text:name="_scpi_curr_prot2"/></text:p>
          </table:table-cell>
          <table:covered-table-cell/>
          <table:covered-table-cell/>
          <table:covered-table-cell/>
        </table:table-row>
        <table:table-row>
          <table:table-cell table:style-name="Table5.A1" office:value-type="string">
            <text:p text:style-name="P57">Description</text:p>
          </table:table-cell>
          <table:table-cell table:style-name="Table5.A1" table:number-columns-spanned="4" office:value-type="string">
            <text:p text:style-name="P59">This command <text:span text:style-name="T20">set</text:span><text:span text:style-name="T24">s</text:span><text:span text:style-name="T20"> the </text:span><text:span text:style-name="T24">desired </text:span><text:span text:style-name="T26">over </text:span><text:span text:style-name="T24">current </text:span><text:span text:style-name="T26">protection (OCP) </text:span><text:span text:style-name="T24">level. The allowed range depends on the current range selected.</text:span></text:p>
            <text:p text:style-name="P59"/>
            <text:p text:style-name="P60"><text:span text:style-name="T22">T</text:span><text:span text:style-name="T25">he query returns the set current </text:span><text:span text:style-name="T27">protection </text:span><text:span text:style-name="T25">level.</text:span></text:p>
          </table:table-cell>
          <table:covered-table-cell/>
          <table:covered-table-cell/>
          <table:covered-table-cell/>
        </table:table-row>
        <table:table-row>
          <table:table-cell table:style-name="Table5.A1" table:number-rows-spanned="3" office:value-type="string">
            <text:p text:style-name="P57">Parameters</text:p>
          </table:table-cell>
          <table:table-cell table:style-name="Table5.B3" office:value-type="string">
            <text:p text:style-name="P61">Name</text:p>
          </table:table-cell>
          <table:table-cell table:style-name="Table5.B3" office:value-type="string">
            <text:p text:style-name="P61">Type</text:p>
          </table:table-cell>
          <table:table-cell table:style-name="Table5.B3" office:value-type="string">
            <text:p text:style-name="P61">Range</text:p>
          </table:table-cell>
          <table:table-cell table:style-name="Table5.B3" office:value-type="string">
            <text:p text:style-name="P61">Default</text:p>
          </table:table-cell>
        </table:table-row>
        <table:table-row>
          <table:covered-table-cell table:style-name="Table5.A1"/>
          <table:table-cell table:style-name="Table5.A1" office:value-type="string">
            <text:p text:style-name="P62">&lt;<text:span text:style-name="T23">current</text:span>&gt;</text:p>
          </table:table-cell>
          <table:table-cell table:style-name="Table5.A1" office:value-type="string">
            <text:p text:style-name="P63">NR2</text:p>
          </table:table-cell>
          <table:table-cell table:style-name="Table5.A1" office:value-type="string">
            <text:p text:style-name="P64">0.0-10.0</text:p>
          </table:table-cell>
          <table:table-cell table:style-name="Table5.A1" office:value-type="string">
            <text:p text:style-name="P64">0.1</text:p>
          </table:table-cell>
        </table:table-row>
        <table:table-row>
          <table:covered-table-cell table:style-name="Table5.A1"/>
          <table:table-cell table:style-name="Table5.A1" office:value-type="string">
            <text:p text:style-name="P62">&lt;<text:span text:style-name="T24">low range</text:span>&gt;</text:p>
          </table:table-cell>
          <table:table-cell table:style-name="Table5.A1" office:value-type="string">
            <text:p text:style-name="P63">NR2</text:p>
          </table:table-cell>
          <table:table-cell table:style-name="Table5.A1" office:value-type="string">
            <text:p text:style-name="P64">0.0-1.0</text:p>
          </table:table-cell>
          <table:table-cell table:style-name="Table5.A1" office:value-type="string">
            <text:p text:style-name="P64">0.1</text:p>
          </table:table-cell>
        </table:table-row>
        <table:table-row>
          <table:table-cell table:style-name="Table5.A1" office:value-type="string">
            <text:p text:style-name="P57">Return</text:p>
          </table:table-cell>
          <table:table-cell table:style-name="Table5.A1" table:number-columns-spanned="4" office:value-type="string">
            <text:p text:style-name="P65">Returns the set <text:span text:style-name="T26">OCP</text:span> level as float in Amperes.</text:p>
          </table:table-cell>
          <table:covered-table-cell/>
          <table:covered-table-cell/>
          <table:covered-table-cell/>
        </table:table-row>
        <table:table-row>
          <table:table-cell table:style-name="Table5.A1" office:value-type="string">
            <text:p text:style-name="P57"><text:span text:style-name="T7">Usage</text:span><text:span text:style-name="T8"> </text:span><text:span text:style-name="T7">example</text:span></text:p>
          </table:table-cell>
          <table:table-cell table:style-name="Table5.A1" table:number-columns-spanned="4" office:value-type="string">
            <text:p text:style-name="P66"><text:span text:style-name="T25">S</text:span><text:span text:style-name="T28">et the </text:span><text:span text:style-name="T27">OCP</text:span><text:span text:style-name="T28"> level to </text:span><text:span text:style-name="T27">2.0</text:span><text:span text:style-name="T28">A</text:span><text:span text:style-name="T22">:</text:span></text:p>
            <text:p text:style-name="P67">CURR:<text:span text:style-name="T26">PROT</text:span> 1.5</text:p>
          </table:table-cell>
          <table:covered-table-cell/>
          <table:covered-table-cell/>
          <table:covered-table-cell/>
        </table:table-row>
        <table:table-row>
          <table:table-cell table:style-name="Table5.A1" office:value-type="string">
            <text:p text:style-name="P57">Errors</text:p>
          </table:table-cell>
          <table:table-cell table:style-name="Table5.A1" table:number-columns-spanned="4" office:value-type="string">
            <text:p text:style-name="P68"/>
          </table:table-cell>
          <table:covered-table-cell/>
          <table:covered-table-cell/>
          <table:covered-table-cell/>
        </table:table-row>
        <table:table-row>
          <table:table-cell table:style-name="Table5.A1" office:value-type="string">
            <text:p text:style-name="P57">Related Commands</text:p>
          </table:table-cell>
          <table:table-cell table:style-name="Table5.A1" table:number-columns-spanned="4" office:value-type="string">
            <text:p text:style-name="P69">[SOURce:]INPut:<text:span text:style-name="T26">PROT:CLEAR</text:span></text:p>
            <text:p text:style-name="P65">[SOURce:]CURRENT:RANGe</text:p>
          </table:table-cell>
          <table:covered-table-cell/>
          <table:covered-table-cell/>
          <table:covered-table-cell/>
        </table:table-row>
      </table:table>
      <text:p text:style-name="P66"/>
      <text:list text:continue-numbering="true" text:style-name="Outline">
        <text:list-item>
          <text:list>
            <text:list-item>
              <text:list>
                <text:list-item>
                  <text:h text:style-name="Heading_20_3" text:outline-level="3"><text:bookmark-start text:name="__RefHeading___Toc3632_1680586490"/>[SOURce:]CURRent:RANGe<text:bookmark-end text:name="__RefHeading___Toc3632_1680586490"/></text:h>
                </text:list-item>
              </text:list>
            </text:list-item>
          </text:list>
        </text:list-item>
      </text:list>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70">Syntax</text:p>
          </table:table-cell>
          <table:table-cell table:style-name="Table6.A1" table:number-columns-spanned="4" office:value-type="string">
            <text:p text:style-name="P71"><text:bookmark-start text:name="_scpi_curr_range"/>[SOURce:]CURRent:RANGe<text:bookmark-end text:name="_scpi_curr_range"/> {&lt;<text:span text:style-name="T29">currentRange</text:span><text:span text:style-name="T24">&gt;</text:span>}</text:p>
            <text:p text:style-name="P71">[SOURce:]CURRent:RANGe<text:bookmark-start text:name="_scpi_curr_range2"/>?<text:bookmark-end text:name="_scpi_curr_range2"/></text:p>
          </table:table-cell>
          <table:covered-table-cell/>
          <table:covered-table-cell/>
          <table:covered-table-cell/>
        </table:table-row>
        <table:table-row>
          <table:table-cell table:style-name="Table6.A1" office:value-type="string">
            <text:p text:style-name="P70">Description</text:p>
          </table:table-cell>
          <table:table-cell table:style-name="Table6.A1" table:number-columns-spanned="4" office:value-type="string">
            <text:p text:style-name="P72">This command <text:span text:style-name="T20">set</text:span><text:span text:style-name="T24">s</text:span><text:span text:style-name="T20"> the </text:span><text:span text:style-name="T24">desired </text:span><text:span text:style-name="T29">current range</text:span><text:span text:style-name="T24">. </text:span><text:span text:style-name="T29">The range can be specified explicitly as low (L) or high (H) or given as a number. In case of a number de range is set to fit the number.</text:span></text:p>
            <text:p text:style-name="P72"/>
            <text:p text:style-name="P73">Setting the current range is only allowed when the state is OFF.</text:p>
            <text:p text:style-name="P72"/>
            <text:p text:style-name="P74"><text:span text:style-name="T22">T</text:span><text:span text:style-name="T25">he query returns the set current </text:span><text:span text:style-name="T30">range</text:span><text:span text:style-name="T27"> </text:span><text:span text:style-name="T30">(L or H)</text:span><text:span text:style-name="T25">.</text:span></text:p>
          </table:table-cell>
          <table:covered-table-cell/>
          <table:covered-table-cell/>
          <table:covered-table-cell/>
        </table:table-row>
        <table:table-row>
          <table:table-cell table:style-name="Table6.A1" table:number-rows-spanned="2" office:value-type="string">
            <text:p text:style-name="P70">Parameters</text:p>
          </table:table-cell>
          <table:table-cell table:style-name="Table6.B3" office:value-type="string">
            <text:p text:style-name="P75">Name</text:p>
          </table:table-cell>
          <table:table-cell table:style-name="Table6.B3" office:value-type="string">
            <text:p text:style-name="P75">Type</text:p>
          </table:table-cell>
          <table:table-cell table:style-name="Table6.B3" office:value-type="string">
            <text:p text:style-name="P75">Range</text:p>
          </table:table-cell>
          <table:table-cell table:style-name="Table6.B3" office:value-type="string">
            <text:p text:style-name="P75">Default</text:p>
          </table:table-cell>
        </table:table-row>
        <table:table-row>
          <table:covered-table-cell table:style-name="Table6.A1"/>
          <table:table-cell table:style-name="Table6.A1" office:value-type="string">
            <text:p text:style-name="P76">&lt;<text:span text:style-name="T23">current</text:span><text:span text:style-name="T29">Range</text:span>&gt;</text:p>
          </table:table-cell>
          <table:table-cell table:style-name="Table6.A1" office:value-type="string">
            <text:p text:style-name="P77">Discrete|NR2</text:p>
          </table:table-cell>
          <table:table-cell table:style-name="Table6.A1" office:value-type="string">
            <text:p text:style-name="P77">LOW|HIGH|0-10.0</text:p>
          </table:table-cell>
          <table:table-cell table:style-name="Table6.A1" office:value-type="string">
            <text:p text:style-name="P77">HIGH</text:p>
          </table:table-cell>
        </table:table-row>
        <table:table-row>
          <table:table-cell table:style-name="Table6.A1" office:value-type="string">
            <text:p text:style-name="P70">Return</text:p>
          </table:table-cell>
          <table:table-cell table:style-name="Table6.A1" table:number-columns-spanned="4" office:value-type="string">
            <text:p text:style-name="P78">Returns the set <text:span text:style-name="T29">current range.</text:span></text:p>
          </table:table-cell>
          <table:covered-table-cell/>
          <table:covered-table-cell/>
          <table:covered-table-cell/>
        </table:table-row>
        <table:table-row>
          <table:table-cell table:style-name="Table6.A1" office:value-type="string">
            <text:p text:style-name="P70"><text:span text:style-name="T7">Usage</text:span><text:span text:style-name="T8"> </text:span><text:span text:style-name="T7">example</text:span></text:p>
          </table:table-cell>
          <table:table-cell table:style-name="Table6.A1" table:number-columns-spanned="4" office:value-type="string">
            <text:p text:style-name="P79"><text:span text:style-name="T25">S</text:span><text:span text:style-name="T28">et the </text:span><text:span text:style-name="T30">current range to LOW (because 0.5 fits within low range)</text:span><text:span text:style-name="T22">:</text:span></text:p>
            <text:p text:style-name="P80">CURR:<text:span text:style-name="T29">RANGE 0.5</text:span></text:p>
          </table:table-cell>
          <table:covered-table-cell/>
          <table:covered-table-cell/>
          <table:covered-table-cell/>
        </table:table-row>
        <table:table-row>
          <table:table-cell table:style-name="Table6.A1" office:value-type="string">
            <text:p text:style-name="P70">Errors</text:p>
          </table:table-cell>
          <table:table-cell table:style-name="Table6.A1" table:number-columns-spanned="4" office:value-type="string">
            <text:p text:style-name="P81"/>
          </table:table-cell>
          <table:covered-table-cell/>
          <table:covered-table-cell/>
          <table:covered-table-cell/>
        </table:table-row>
        <table:table-row>
          <table:table-cell table:style-name="Table6.A1" office:value-type="string">
            <text:p text:style-name="P70">Related Commands</text:p>
          </table:table-cell>
          <table:table-cell table:style-name="Table6.A1" table:number-columns-spanned="4" office:value-type="string">
            <text:p text:style-name="P82">[SOURce:]INPut:<text:span text:style-name="T26">PROT:CLEAR</text:span></text:p>
            <text:p text:style-name="P78">[SOURce:]CURRENT</text:p>
            <text:p text:style-name="P73">[SOURce:]INPut[:STATe]</text:p>
          </table:table-cell>
          <table:covered-table-cell/>
          <table:covered-table-cell/>
          <table:covered-table-cell/>
        </table:table-row>
      </table:table>
      <text:p text:style-name="P79"/>
      <text:list text:continue-numbering="true" text:style-name="Outline">
        <text:list-item>
          <text:list>
            <text:list-item>
              <text:h text:style-name="P83" text:outline-level="2"><text:bookmark-start text:name="__RefHeading___Toc3523_1680586490"/><text:soft-page-break/><text:span text:style-name="T31">POWER</text:span> subsystem<text:bookmark-end text:name="__RefHeading___Toc3523_1680586490"/></text:h>
              <text:list>
                <text:list-item>
                  <text:h text:style-name="P84" text:outline-level="3"><text:bookmark-start text:name="__RefHeading___Toc3634_1680586490"/>[SOURce:]POWer[:LEVel][:IMMediate][:AMPLitude]<text:bookmark-end text:name="__RefHeading___Toc3634_1680586490"/></text:h>
                </text:list-item>
              </text:list>
            </text:list-item>
          </text:list>
        </text:list-item>
      </text:list>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85">Syntax</text:p>
          </table:table-cell>
          <table:table-cell table:style-name="Table7.A1" table:number-columns-spanned="4" office:value-type="string">
            <text:p text:style-name="P86"><text:bookmark-start text:name="_scpi_pow"/>[SOURce:]POWer[:LEVel][:IMMediate][:AMPLitude]<text:bookmark-end text:name="_scpi_pow"/> {&lt;<text:span text:style-name="T31">power</text:span><text:span text:style-name="T24">&gt;</text:span>}</text:p>
            <text:p text:style-name="P86">[SOURce:]POWer[:LEVel][:IMMediate][:AMPLitude]<text:bookmark-start text:name="_scpi_pow2"/>?<text:bookmark-end text:name="_scpi_pow2"/></text:p>
          </table:table-cell>
          <table:covered-table-cell/>
          <table:covered-table-cell/>
          <table:covered-table-cell/>
        </table:table-row>
        <table:table-row>
          <table:table-cell table:style-name="Table7.A1" office:value-type="string">
            <text:p text:style-name="P85">Description</text:p>
          </table:table-cell>
          <table:table-cell table:style-name="Table7.A1" table:number-columns-spanned="4" office:value-type="string">
            <text:p text:style-name="P87">This command <text:span text:style-name="T20">set</text:span><text:span text:style-name="T24">s</text:span><text:span text:style-name="T20"> the </text:span><text:span text:style-name="T24">desired </text:span><text:span text:style-name="T31">power</text:span><text:span text:style-name="T24"> level in </text:span><text:span text:style-name="T31">constant power (CP)</text:span><text:span text:style-name="T24"> mode </text:span><text:span text:style-name="T31">in Watts</text:span><text:span text:style-name="T24">. </text:span></text:p>
            <text:p text:style-name="P87"/>
            <text:p text:style-name="P88"><text:span text:style-name="T22">T</text:span><text:span text:style-name="T25">he query returns the set current level.</text:span></text:p>
          </table:table-cell>
          <table:covered-table-cell/>
          <table:covered-table-cell/>
          <table:covered-table-cell/>
        </table:table-row>
        <table:table-row>
          <table:table-cell table:style-name="Table7.A1" table:number-rows-spanned="2" office:value-type="string">
            <text:p text:style-name="P85">Parameters</text:p>
          </table:table-cell>
          <table:table-cell table:style-name="Table7.B3" office:value-type="string">
            <text:p text:style-name="P89">Name</text:p>
          </table:table-cell>
          <table:table-cell table:style-name="Table7.B3" office:value-type="string">
            <text:p text:style-name="P89">Type</text:p>
          </table:table-cell>
          <table:table-cell table:style-name="Table7.B3" office:value-type="string">
            <text:p text:style-name="P89">Range</text:p>
          </table:table-cell>
          <table:table-cell table:style-name="Table7.B3" office:value-type="string">
            <text:p text:style-name="P89">Default</text:p>
          </table:table-cell>
        </table:table-row>
        <table:table-row>
          <table:covered-table-cell table:style-name="Table7.A1"/>
          <table:table-cell table:style-name="Table7.A1" office:value-type="string">
            <text:p text:style-name="P90">&lt;<text:span text:style-name="T31">power</text:span>&gt;</text:p>
          </table:table-cell>
          <table:table-cell table:style-name="Table7.A1" office:value-type="string">
            <text:p text:style-name="P91">NR2</text:p>
          </table:table-cell>
          <table:table-cell table:style-name="Table7.A1" office:value-type="string">
            <text:p text:style-name="P92">0.0-1<text:span text:style-name="T31">25</text:span>.0</text:p>
          </table:table-cell>
          <table:table-cell table:style-name="Table7.A1" office:value-type="string">
            <text:p text:style-name="P93">10.0</text:p>
          </table:table-cell>
        </table:table-row>
        <table:table-row>
          <table:table-cell table:style-name="Table7.A1" office:value-type="string">
            <text:p text:style-name="P85">Return</text:p>
          </table:table-cell>
          <table:table-cell table:style-name="Table7.A1" table:number-columns-spanned="4" office:value-type="string">
            <text:p text:style-name="P94">Returns the set <text:span text:style-name="T31">power</text:span> level as float in <text:span text:style-name="T31">Watts</text:span>.</text:p>
          </table:table-cell>
          <table:covered-table-cell/>
          <table:covered-table-cell/>
          <table:covered-table-cell/>
        </table:table-row>
        <table:table-row>
          <table:table-cell table:style-name="Table7.A1" office:value-type="string">
            <text:p text:style-name="P85"><text:span text:style-name="T7">Usage</text:span><text:span text:style-name="T8"> </text:span><text:span text:style-name="T7">example</text:span></text:p>
          </table:table-cell>
          <table:table-cell table:style-name="Table7.A1" table:number-columns-spanned="4" office:value-type="string">
            <text:p text:style-name="P87">S<text:span text:style-name="T20">et the </text:span><text:span text:style-name="T24">mode to CC, set the current level to 1.5A and turn the load on</text:span><text:span text:style-name="T20">:</text:span></text:p>
            <text:p text:style-name="P95">INP:MODE C<text:span text:style-name="T31">P</text:span></text:p>
            <text:p text:style-name="P96">POW 50</text:p>
            <text:p text:style-name="P97">INP <text:span text:style-name="T24">1</text:span></text:p>
          </table:table-cell>
          <table:covered-table-cell/>
          <table:covered-table-cell/>
          <table:covered-table-cell/>
        </table:table-row>
        <table:table-row>
          <table:table-cell table:style-name="Table7.A1" office:value-type="string">
            <text:p text:style-name="P85">Errors</text:p>
          </table:table-cell>
          <table:table-cell table:style-name="Table7.A1" table:number-columns-spanned="4" office:value-type="string">
            <text:p text:style-name="P98"/>
          </table:table-cell>
          <table:covered-table-cell/>
          <table:covered-table-cell/>
          <table:covered-table-cell/>
        </table:table-row>
        <table:table-row>
          <table:table-cell table:style-name="Table7.A1" office:value-type="string">
            <text:p text:style-name="P85">Related Commands</text:p>
          </table:table-cell>
          <table:table-cell table:style-name="Table7.A1" table:number-columns-spanned="4" office:value-type="string">
            <text:p text:style-name="P99">[SOURce:]INPut:<text:span text:style-name="T24">MODE</text:span></text:p>
          </table:table-cell>
          <table:covered-table-cell/>
          <table:covered-table-cell/>
          <table:covered-table-cell/>
        </table:table-row>
      </table:table>
      <text:p text:style-name="P100"/>
      <text:list text:continue-numbering="true" text:style-name="Outline">
        <text:list-item>
          <text:list>
            <text:list-item>
              <text:list>
                <text:list-item>
                  <text:h text:style-name="P84" text:outline-level="3"><text:bookmark-start text:name="__RefHeading___Toc3636_1680586490"/>[SOURce:]POWer:PROTection[:LEVel]<text:bookmark-end text:name="__RefHeading___Toc3636_1680586490"/></text:h>
                </text:list-item>
              </text:list>
            </text:list-item>
          </text:list>
        </text:list-item>
      </text:list>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85">Syntax</text:p>
          </table:table-cell>
          <table:table-cell table:style-name="Table8.A1" table:number-columns-spanned="4" office:value-type="string">
            <text:p text:style-name="P86"><text:bookmark-start text:name="_scpi_pow_prot"/>[SOURce:]POWer:PROTection[:LEVel]<text:bookmark-end text:name="_scpi_pow_prot"/> {&lt;<text:span text:style-name="T31">power</text:span><text:span text:style-name="T24">&gt;</text:span>}</text:p>
            <text:p text:style-name="P86">[SOURce:]POWer:PROTection[:LEVel]<text:bookmark-start text:name="_scpi_pow_prot2"/>?<text:bookmark-end text:name="_scpi_pow_prot2"/></text:p>
          </table:table-cell>
          <table:covered-table-cell/>
          <table:covered-table-cell/>
          <table:covered-table-cell/>
        </table:table-row>
        <table:table-row>
          <table:table-cell table:style-name="Table8.A1" office:value-type="string">
            <text:p text:style-name="P85">Description</text:p>
          </table:table-cell>
          <table:table-cell table:style-name="Table8.A1" table:number-columns-spanned="4" office:value-type="string">
            <text:p text:style-name="P87">This command <text:span text:style-name="T20">set</text:span><text:span text:style-name="T24">s</text:span><text:span text:style-name="T20"> the </text:span><text:span text:style-name="T24">desired </text:span><text:span text:style-name="T26">over </text:span><text:span text:style-name="T31">power</text:span><text:span text:style-name="T24"> </text:span><text:span text:style-name="T26">protection (O</text:span><text:span text:style-name="T31">P</text:span><text:span text:style-name="T26">P) </text:span><text:span text:style-name="T24">level </text:span><text:span text:style-name="T31">in Watts</text:span><text:span text:style-name="T24">. </text:span><text:span text:style-name="T31">The protection will trigger if the set level is exceeded for the over power delay amount of time.</text:span></text:p>
            <text:p text:style-name="P87"/>
            <text:p text:style-name="P88"><text:span text:style-name="T22">T</text:span><text:span text:style-name="T25">he query returns the set </text:span><text:span text:style-name="T32">power</text:span><text:span text:style-name="T25"> </text:span><text:span text:style-name="T27">protection </text:span><text:span text:style-name="T25">level </text:span><text:span text:style-name="T32">in Watts</text:span><text:span text:style-name="T25">.</text:span></text:p>
          </table:table-cell>
          <table:covered-table-cell/>
          <table:covered-table-cell/>
          <table:covered-table-cell/>
        </table:table-row>
        <table:table-row>
          <table:table-cell table:style-name="Table8.A1" table:number-rows-spanned="2" office:value-type="string">
            <text:p text:style-name="P85">Parameters</text:p>
          </table:table-cell>
          <table:table-cell table:style-name="Table8.B3" office:value-type="string">
            <text:p text:style-name="P89">Name</text:p>
          </table:table-cell>
          <table:table-cell table:style-name="Table8.B3" office:value-type="string">
            <text:p text:style-name="P89">Type</text:p>
          </table:table-cell>
          <table:table-cell table:style-name="Table8.B3" office:value-type="string">
            <text:p text:style-name="P89">Range</text:p>
          </table:table-cell>
          <table:table-cell table:style-name="Table8.B3" office:value-type="string">
            <text:p text:style-name="P89">Default</text:p>
          </table:table-cell>
        </table:table-row>
        <table:table-row>
          <table:covered-table-cell table:style-name="Table8.A1"/>
          <table:table-cell table:style-name="Table8.A1" office:value-type="string">
            <text:p text:style-name="P90">&lt;<text:span text:style-name="T31">power</text:span>&gt;</text:p>
          </table:table-cell>
          <table:table-cell table:style-name="Table8.A1" office:value-type="string">
            <text:p text:style-name="P91">NR2</text:p>
          </table:table-cell>
          <table:table-cell table:style-name="Table8.A1" office:value-type="string">
            <text:p text:style-name="P92">0.<text:span text:style-name="T31">0</text:span>-<text:span text:style-name="T31">125.0</text:span></text:p>
          </table:table-cell>
          <table:table-cell table:style-name="Table8.A1" office:value-type="string">
            <text:p text:style-name="P93">20</text:p>
          </table:table-cell>
        </table:table-row>
        <table:table-row>
          <table:table-cell table:style-name="Table8.A1" office:value-type="string">
            <text:p text:style-name="P85">Return</text:p>
          </table:table-cell>
          <table:table-cell table:style-name="Table8.A1" table:number-columns-spanned="4" office:value-type="string">
            <text:p text:style-name="P94">Returns the set <text:span text:style-name="T26">O</text:span><text:span text:style-name="T31">P</text:span><text:span text:style-name="T26">P</text:span> level as float in <text:span text:style-name="T31">Watts</text:span>.</text:p>
          </table:table-cell>
          <table:covered-table-cell/>
          <table:covered-table-cell/>
          <table:covered-table-cell/>
        </table:table-row>
        <table:table-row>
          <table:table-cell table:style-name="Table8.A1" office:value-type="string">
            <text:p text:style-name="P85"><text:span text:style-name="T7">Usage</text:span><text:span text:style-name="T8"> </text:span><text:span text:style-name="T7">example</text:span></text:p>
          </table:table-cell>
          <table:table-cell table:style-name="Table8.A1" table:number-columns-spanned="4" office:value-type="string">
            <text:p text:style-name="P100"><text:span text:style-name="T25">S</text:span><text:span text:style-name="T28">et the </text:span><text:span text:style-name="T27">O</text:span><text:span text:style-name="T32">P</text:span><text:span text:style-name="T27">P</text:span><text:span text:style-name="T28"> level to </text:span><text:span text:style-name="T32">50W</text:span><text:span text:style-name="T22">:</text:span></text:p>
            <text:p text:style-name="P96">POW:PROT 50</text:p>
          </table:table-cell>
          <table:covered-table-cell/>
          <table:covered-table-cell/>
          <table:covered-table-cell/>
        </table:table-row>
        <table:table-row>
          <table:table-cell table:style-name="Table8.A1" office:value-type="string">
            <text:p text:style-name="P85">Errors</text:p>
          </table:table-cell>
          <table:table-cell table:style-name="Table8.A1" table:number-columns-spanned="4" office:value-type="string">
            <text:p text:style-name="P98"/>
          </table:table-cell>
          <table:covered-table-cell/>
          <table:covered-table-cell/>
          <table:covered-table-cell/>
        </table:table-row>
        <table:table-row>
          <table:table-cell table:style-name="Table8.A1" office:value-type="string">
            <text:p text:style-name="P85">Related Commands</text:p>
          </table:table-cell>
          <table:table-cell table:style-name="Table8.A1" table:number-columns-spanned="4" office:value-type="string">
            <text:p text:style-name="P99">[SOURce:]INPut:<text:span text:style-name="T26">PROT:CLEAR</text:span></text:p>
            <text:p text:style-name="P94">[SOURce:]<text:span text:style-name="T31">POWer:DELay</text:span></text:p>
          </table:table-cell>
          <table:covered-table-cell/>
          <table:covered-table-cell/>
          <table:covered-table-cell/>
        </table:table-row>
      </table:table>
      <text:p text:style-name="P100"/>
      <text:list text:continue-numbering="true" text:style-name="Outline">
        <text:list-item>
          <text:list>
            <text:list-item>
              <text:list>
                <text:list-item>
                  <text:h text:style-name="P84" text:outline-level="3"><text:bookmark-start text:name="__RefHeading___Toc3638_1680586490"/><text:soft-page-break/>[SOURce]:POWer:PROTection:DELay[:TIMe]<text:bookmark-end text:name="__RefHeading___Toc3638_1680586490"/></text:h>
                </text:list-item>
              </text:list>
            </text:list-item>
          </text:list>
        </text:list-item>
      </text:list>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85">Syntax</text:p>
          </table:table-cell>
          <table:table-cell table:style-name="Table9.A1" table:number-columns-spanned="4" office:value-type="string">
            <text:p text:style-name="P86"><text:bookmark-start text:name="_scpi_pow_del"/>[SOURce]:POWer:PROTection:DELay[:TIMe]<text:bookmark-end text:name="_scpi_pow_del"/> {&lt;<text:span text:style-name="T33">delay</text:span><text:span text:style-name="T24">&gt;</text:span>}</text:p>
            <text:p text:style-name="P86">[SOURce]:POWer:PROTection:DELay[:TIMe]<text:bookmark-start text:name="_scpi_pow_del2"/>?<text:bookmark-end text:name="_scpi_pow_del2"/></text:p>
          </table:table-cell>
          <table:covered-table-cell/>
          <table:covered-table-cell/>
          <table:covered-table-cell/>
        </table:table-row>
        <table:table-row>
          <table:table-cell table:style-name="Table9.A1" office:value-type="string">
            <text:p text:style-name="P85">Description</text:p>
          </table:table-cell>
          <table:table-cell table:style-name="Table9.A1" table:number-columns-spanned="4" office:value-type="string">
            <text:p text:style-name="P87">This command <text:span text:style-name="T20">set</text:span><text:span text:style-name="T24">s</text:span><text:span text:style-name="T20"> the </text:span><text:span text:style-name="T33">over power delay time in seconds</text:span><text:span text:style-name="T24">. </text:span><text:span text:style-name="T29">Th</text:span><text:span text:style-name="T33">is is the time the set power level has to be exceeded without interruption before the over power protection is triggered. </text:span></text:p>
            <text:p text:style-name="P87"/>
            <text:p text:style-name="P88"><text:span text:style-name="T22">T</text:span><text:span text:style-name="T25">he query returns the set </text:span><text:span text:style-name="T34">power protection delay in seconds.</text:span></text:p>
          </table:table-cell>
          <table:covered-table-cell/>
          <table:covered-table-cell/>
          <table:covered-table-cell/>
        </table:table-row>
        <table:table-row>
          <table:table-cell table:style-name="Table9.A1" table:number-rows-spanned="2" office:value-type="string">
            <text:p text:style-name="P85">Parameters</text:p>
          </table:table-cell>
          <table:table-cell table:style-name="Table9.B3" office:value-type="string">
            <text:p text:style-name="P89">Name</text:p>
          </table:table-cell>
          <table:table-cell table:style-name="Table9.B3" office:value-type="string">
            <text:p text:style-name="P89">Type</text:p>
          </table:table-cell>
          <table:table-cell table:style-name="Table9.B3" office:value-type="string">
            <text:p text:style-name="P89">Range</text:p>
          </table:table-cell>
          <table:table-cell table:style-name="Table9.B3" office:value-type="string">
            <text:p text:style-name="P89">Default</text:p>
          </table:table-cell>
        </table:table-row>
        <table:table-row>
          <table:covered-table-cell table:style-name="Table9.A1"/>
          <table:table-cell table:style-name="Table9.A1" office:value-type="string">
            <text:p text:style-name="P90">&lt;<text:span text:style-name="T33">delay</text:span>&gt;</text:p>
          </table:table-cell>
          <table:table-cell table:style-name="Table9.A1" office:value-type="string">
            <text:p text:style-name="P101">NR1</text:p>
          </table:table-cell>
          <table:table-cell table:style-name="Table9.A1" office:value-type="string">
            <text:p text:style-name="P101">1-600</text:p>
          </table:table-cell>
          <table:table-cell table:style-name="Table9.A1" office:value-type="string">
            <text:p text:style-name="P101">20</text:p>
          </table:table-cell>
        </table:table-row>
        <table:table-row>
          <table:table-cell table:style-name="Table9.A1" office:value-type="string">
            <text:p text:style-name="P85">Return</text:p>
          </table:table-cell>
          <table:table-cell table:style-name="Table9.A1" table:number-columns-spanned="4" office:value-type="string">
            <text:p text:style-name="P102">NR1</text:p>
          </table:table-cell>
          <table:covered-table-cell/>
          <table:covered-table-cell/>
          <table:covered-table-cell/>
        </table:table-row>
        <table:table-row>
          <table:table-cell table:style-name="Table9.A1" office:value-type="string">
            <text:p text:style-name="P85"><text:span text:style-name="T7">Usage</text:span><text:span text:style-name="T8"> </text:span><text:span text:style-name="T7">example</text:span></text:p>
          </table:table-cell>
          <table:table-cell table:style-name="Table9.A1" table:number-columns-spanned="4" office:value-type="string">
            <text:p text:style-name="P100"><text:span text:style-name="T25">S</text:span><text:span text:style-name="T28">et the </text:span><text:span text:style-name="T34">mode to CC, a current of 1A and set OPP to 5W with a delay of 10s and turn the load on</text:span><text:span text:style-name="T22">:</text:span></text:p>
            <text:p text:style-name="P103">INP:MODE CC</text:p>
            <text:p text:style-name="P103">CURR 1</text:p>
            <text:p text:style-name="P103">POW:PROT 5</text:p>
            <text:p text:style-name="P103">POW:PROT:DEL 10</text:p>
            <text:p text:style-name="P103">INP 1</text:p>
          </table:table-cell>
          <table:covered-table-cell/>
          <table:covered-table-cell/>
          <table:covered-table-cell/>
        </table:table-row>
        <table:table-row>
          <table:table-cell table:style-name="Table9.A1" office:value-type="string">
            <text:p text:style-name="P85">Errors</text:p>
          </table:table-cell>
          <table:table-cell table:style-name="Table9.A1" table:number-columns-spanned="4" office:value-type="string">
            <text:p text:style-name="P98"/>
          </table:table-cell>
          <table:covered-table-cell/>
          <table:covered-table-cell/>
          <table:covered-table-cell/>
        </table:table-row>
        <table:table-row>
          <table:table-cell table:style-name="Table9.A1" office:value-type="string">
            <text:p text:style-name="P85">Related Commands</text:p>
          </table:table-cell>
          <table:table-cell table:style-name="Table9.A1" table:number-columns-spanned="4" office:value-type="string">
            <text:p text:style-name="P99">[SOURce:]INPut:<text:span text:style-name="T26">PROT:CLEAR</text:span></text:p>
            <text:p text:style-name="P94">[SOURce:]<text:span text:style-name="T33">POWer:PROTection[:LEVel] </text:span></text:p>
          </table:table-cell>
          <table:covered-table-cell/>
          <table:covered-table-cell/>
          <table:covered-table-cell/>
        </table:table-row>
      </table:table>
      <text:p text:style-name="P100"/>
      <text:list text:continue-numbering="true" text:style-name="Outline">
        <text:list-item>
          <text:list>
            <text:list-item>
              <text:h text:style-name="P104" text:outline-level="2"><text:bookmark-start text:name="__RefHeading___Toc3525_1680586490"/><text:span text:style-name="T35">RESISTANCE</text:span> subsystem<text:bookmark-end text:name="__RefHeading___Toc3525_1680586490"/></text:h>
              <text:list>
                <text:list-item>
                  <text:h text:style-name="Heading_20_3" text:outline-level="3"><text:bookmark-start text:name="__RefHeading___Toc3640_1680586490"/>[SOURce]:RESistance[:LEVel][:IMMediate][:AMPLitude]<text:bookmark-end text:name="__RefHeading___Toc3640_1680586490"/></text:h>
                </text:list-item>
              </text:list>
            </text:list-item>
          </text:list>
        </text:list-item>
      </text:list>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105">Syntax</text:p>
          </table:table-cell>
          <table:table-cell table:style-name="Table10.A1" table:number-columns-spanned="4" office:value-type="string">
            <text:p text:style-name="P106"><text:bookmark-start text:name="_scpi_res"/>[SOURce]:RESistance[:LEVel][:IMMediate][:AMPLitude]<text:bookmark-end text:name="_scpi_res"/> {&lt;<text:span text:style-name="T36">resistance</text:span><text:span text:style-name="T24">&gt;</text:span>}</text:p>
            <text:p text:style-name="P106">[SOURce]:RESistance[:LEVel][:IMMediate][:AMPLitude]<text:bookmark-start text:name="_scpi_res2"/>?<text:bookmark-end text:name="_scpi_res2"/></text:p>
          </table:table-cell>
          <table:covered-table-cell/>
          <table:covered-table-cell/>
          <table:covered-table-cell/>
        </table:table-row>
        <table:table-row>
          <table:table-cell table:style-name="Table10.A1" office:value-type="string">
            <text:p text:style-name="P105">Description</text:p>
          </table:table-cell>
          <table:table-cell table:style-name="Table10.A1" table:number-columns-spanned="4" office:value-type="string">
            <text:p text:style-name="P107">This command <text:span text:style-name="T20">set</text:span><text:span text:style-name="T24">s</text:span><text:span text:style-name="T20"> the </text:span><text:span text:style-name="T24">desired </text:span><text:span text:style-name="T36">resistance</text:span><text:span text:style-name="T24"> level in </text:span><text:span text:style-name="T31">constant </text:span><text:span text:style-name="T36">resistance</text:span><text:span text:style-name="T31"> (C</text:span><text:span text:style-name="T36">R</text:span><text:span text:style-name="T31">)</text:span><text:span text:style-name="T24"> mode </text:span><text:span text:style-name="T31">in </text:span><text:span text:style-name="T36">Ohm.</text:span></text:p>
            <text:p text:style-name="P107"/>
            <text:p text:style-name="P108"><text:span text:style-name="T22">T</text:span><text:span text:style-name="T25">he query returns the set </text:span><text:span text:style-name="T37">resistance</text:span><text:span text:style-name="T25"> level </text:span><text:span text:style-name="T37">in Ohm</text:span><text:span text:style-name="T25">.</text:span></text:p>
          </table:table-cell>
          <table:covered-table-cell/>
          <table:covered-table-cell/>
          <table:covered-table-cell/>
        </table:table-row>
        <table:table-row>
          <table:table-cell table:style-name="Table10.A1" table:number-rows-spanned="2" office:value-type="string">
            <text:p text:style-name="P105">Parameters</text:p>
          </table:table-cell>
          <table:table-cell table:style-name="Table10.B3" office:value-type="string">
            <text:p text:style-name="P109">Name</text:p>
          </table:table-cell>
          <table:table-cell table:style-name="Table10.B3" office:value-type="string">
            <text:p text:style-name="P109">Type</text:p>
          </table:table-cell>
          <table:table-cell table:style-name="Table10.B3" office:value-type="string">
            <text:p text:style-name="P109">Range</text:p>
          </table:table-cell>
          <table:table-cell table:style-name="Table10.B3" office:value-type="string">
            <text:p text:style-name="P109">Default</text:p>
          </table:table-cell>
        </table:table-row>
        <table:table-row>
          <table:covered-table-cell table:style-name="Table10.A1"/>
          <table:table-cell table:style-name="Table10.A1" office:value-type="string">
            <text:p text:style-name="P110">&lt;<text:span text:style-name="T36">resistance</text:span>&gt;</text:p>
          </table:table-cell>
          <table:table-cell table:style-name="Table10.A1" office:value-type="string">
            <text:p text:style-name="P111">NR2</text:p>
          </table:table-cell>
          <table:table-cell table:style-name="Table10.A1" office:value-type="string">
            <text:p text:style-name="P112">0.<text:span text:style-name="T36">1</text:span>-1<text:span text:style-name="T36">00000.0</text:span></text:p>
          </table:table-cell>
          <table:table-cell table:style-name="Table10.A1" office:value-type="string">
            <text:p text:style-name="P113">10<text:span text:style-name="T36">00</text:span>.0</text:p>
          </table:table-cell>
        </table:table-row>
        <table:table-row>
          <table:table-cell table:style-name="Table10.A1" office:value-type="string">
            <text:p text:style-name="P105">Return</text:p>
          </table:table-cell>
          <table:table-cell table:style-name="Table10.A1" table:number-columns-spanned="4" office:value-type="string">
            <text:p text:style-name="P114">Returns the set <text:span text:style-name="T36">resistance</text:span> level as float in <text:span text:style-name="T36">Ohms</text:span>.</text:p>
          </table:table-cell>
          <table:covered-table-cell/>
          <table:covered-table-cell/>
          <table:covered-table-cell/>
        </table:table-row>
        <table:table-row>
          <table:table-cell table:style-name="Table10.A1" office:value-type="string">
            <text:p text:style-name="P105"><text:span text:style-name="T7">Usage</text:span><text:span text:style-name="T8"> </text:span><text:span text:style-name="T7">example</text:span></text:p>
          </table:table-cell>
          <table:table-cell table:style-name="Table10.A1" table:number-columns-spanned="4" office:value-type="string">
            <text:p text:style-name="P107">S<text:span text:style-name="T20">et the </text:span><text:span text:style-name="T24">mode to C</text:span><text:span text:style-name="T36">R</text:span><text:span text:style-name="T24">, set the </text:span><text:span text:style-name="T36">resistance</text:span><text:span text:style-name="T24"> level to 1</text:span><text:span text:style-name="T36">00</text:span><text:span text:style-name="T38">Ω</text:span><text:span text:style-name="T24"> and turn the load on</text:span><text:span text:style-name="T20">:</text:span></text:p>
            <text:p text:style-name="P115">INP:MODE C<text:span text:style-name="T36">R</text:span></text:p>
            <text:p text:style-name="P116">RES 100</text:p>
            <text:p text:style-name="P117">INP <text:span text:style-name="T24">1</text:span></text:p>
          </table:table-cell>
          <table:covered-table-cell/>
          <table:covered-table-cell/>
          <table:covered-table-cell/>
        </table:table-row>
        <table:table-row>
          <table:table-cell table:style-name="Table10.A1" office:value-type="string">
            <text:p text:style-name="P105">Errors</text:p>
          </table:table-cell>
          <table:table-cell table:style-name="Table10.A1" table:number-columns-spanned="4" office:value-type="string">
            <text:p text:style-name="P118"/>
          </table:table-cell>
          <table:covered-table-cell/>
          <table:covered-table-cell/>
          <table:covered-table-cell/>
        </table:table-row>
        <table:table-row>
          <table:table-cell table:style-name="Table10.A1" office:value-type="string">
            <text:p text:style-name="P105">Related Commands</text:p>
          </table:table-cell>
          <table:table-cell table:style-name="Table10.A1" table:number-columns-spanned="4" office:value-type="string">
            <text:p text:style-name="P119">[SOURce:]INPut:<text:span text:style-name="T24">MODE</text:span></text:p>
          </table:table-cell>
          <table:covered-table-cell/>
          <table:covered-table-cell/>
          <table:covered-table-cell/>
        </table:table-row>
      </table:table>
      <text:p text:style-name="P120"/>
      <text:list text:continue-numbering="true" text:style-name="Outline">
        <text:list-item>
          <text:list>
            <text:list-item>
              <text:h text:style-name="P121" text:outline-level="2"><text:bookmark-start text:name="__RefHeading___Toc3521_1680586490 Copy 1"/><text:soft-page-break/><text:span text:style-name="T35">VOLTAGE</text:span> subsystem<text:bookmark-end text:name="__RefHeading___Toc3521_1680586490 Copy 1"/></text:h>
              <text:list>
                <text:list-item>
                  <text:h text:style-name="P122" text:outline-level="3"><text:bookmark-start text:name="__RefHeading___Toc3628_1680586490 Copy 1"/>[SOURce:]VOLTage[:LEVel][:IMMediate][:AMPLitude]<text:bookmark-end text:name="__RefHeading___Toc3628_1680586490 Copy 1"/></text:h>
                </text:list-item>
              </text:list>
            </text:list-item>
          </text:list>
        </text:list-item>
      </text:list>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P123">Syntax</text:p>
          </table:table-cell>
          <table:table-cell table:style-name="Table11.A1" table:number-columns-spanned="4" office:value-type="string">
            <text:p text:style-name="P124"><text:bookmark-start text:name="_scpi_volt"/>[SOURce:]VOLTage[:LEVel][:IMMediate][:AMPLitude]<text:bookmark-end text:name="_scpi_volt"/> {&lt;<text:span text:style-name="T23">voltage</text:span><text:span text:style-name="T24">&gt;</text:span>}</text:p>
            <text:p text:style-name="P124">[SOURce:]VOLTage[:LEVel][:IMMediate][:AMPLitude]<text:bookmark-start text:name="_scpi_volt2"/>?<text:bookmark-end text:name="_scpi_volt2"/></text:p>
          </table:table-cell>
          <table:covered-table-cell/>
          <table:covered-table-cell/>
          <table:covered-table-cell/>
        </table:table-row>
        <table:table-row>
          <table:table-cell table:style-name="Table11.A1" office:value-type="string">
            <text:p text:style-name="P123">Description</text:p>
          </table:table-cell>
          <table:table-cell table:style-name="Table11.A1" table:number-columns-spanned="4" office:value-type="string">
            <text:p text:style-name="P125">This command <text:span text:style-name="T20">set</text:span><text:span text:style-name="T24">s</text:span><text:span text:style-name="T20"> the </text:span><text:span text:style-name="T24">desired voltage level in C</text:span><text:span text:style-name="T39">V</text:span><text:span text:style-name="T24"> mode. The allowed range depends on the voltage range selected.</text:span></text:p>
            <text:p text:style-name="P125"/>
            <text:p text:style-name="P126"><text:span text:style-name="T22">T</text:span><text:span text:style-name="T25">he query returns the set voltage level.</text:span></text:p>
          </table:table-cell>
          <table:covered-table-cell/>
          <table:covered-table-cell/>
          <table:covered-table-cell/>
        </table:table-row>
        <table:table-row>
          <table:table-cell table:style-name="Table11.A1" table:number-rows-spanned="3" office:value-type="string">
            <text:p text:style-name="P123">Parameters</text:p>
          </table:table-cell>
          <table:table-cell table:style-name="Table11.B3" office:value-type="string">
            <text:p text:style-name="P127">Name</text:p>
          </table:table-cell>
          <table:table-cell table:style-name="Table11.B3" office:value-type="string">
            <text:p text:style-name="P127">Type</text:p>
          </table:table-cell>
          <table:table-cell table:style-name="Table11.B3" office:value-type="string">
            <text:p text:style-name="P127">Range</text:p>
          </table:table-cell>
          <table:table-cell table:style-name="Table11.B3" office:value-type="string">
            <text:p text:style-name="P127">Default</text:p>
          </table:table-cell>
        </table:table-row>
        <table:table-row>
          <table:covered-table-cell table:style-name="Table11.A1"/>
          <table:table-cell table:style-name="Table11.A1" office:value-type="string">
            <text:p text:style-name="P128">&lt;<text:span text:style-name="T23">voltage</text:span>&gt;</text:p>
          </table:table-cell>
          <table:table-cell table:style-name="Table11.A1" office:value-type="string">
            <text:p text:style-name="P129">NR2</text:p>
          </table:table-cell>
          <table:table-cell table:style-name="Table11.A1" office:value-type="string">
            <text:p text:style-name="P130">0.0-<text:span text:style-name="T39">8</text:span>0.0</text:p>
          </table:table-cell>
          <table:table-cell table:style-name="Table11.A1" office:value-type="string">
            <text:p text:style-name="P131">10.0</text:p>
          </table:table-cell>
        </table:table-row>
        <table:table-row>
          <table:covered-table-cell table:style-name="Table11.A1"/>
          <table:table-cell table:style-name="Table11.A1" office:value-type="string">
            <text:p text:style-name="P128">&lt;<text:span text:style-name="T24">low range</text:span>&gt;</text:p>
          </table:table-cell>
          <table:table-cell table:style-name="Table11.A1" office:value-type="string">
            <text:p text:style-name="P129">NR2</text:p>
          </table:table-cell>
          <table:table-cell table:style-name="Table11.A1" office:value-type="string">
            <text:p text:style-name="P130">0.0-1<text:span text:style-name="T39">0</text:span>.0</text:p>
          </table:table-cell>
          <table:table-cell table:style-name="Table11.A1" office:value-type="string">
            <text:p text:style-name="P131">3.3</text:p>
          </table:table-cell>
        </table:table-row>
        <table:table-row>
          <table:table-cell table:style-name="Table11.A1" office:value-type="string">
            <text:p text:style-name="P123">Return</text:p>
          </table:table-cell>
          <table:table-cell table:style-name="Table11.A1" table:number-columns-spanned="4" office:value-type="string">
            <text:p text:style-name="P132">Returns the set voltage level as float in Amperes.</text:p>
          </table:table-cell>
          <table:covered-table-cell/>
          <table:covered-table-cell/>
          <table:covered-table-cell/>
        </table:table-row>
        <table:table-row>
          <table:table-cell table:style-name="Table11.A1" office:value-type="string">
            <text:p text:style-name="P123"><text:span text:style-name="T7">Usage</text:span><text:span text:style-name="T8"> </text:span><text:span text:style-name="T7">example</text:span></text:p>
          </table:table-cell>
          <table:table-cell table:style-name="Table11.A1" table:number-columns-spanned="4" office:value-type="string">
            <text:p text:style-name="P125">S<text:span text:style-name="T20">et the </text:span><text:span text:style-name="T24">mode to C</text:span><text:span text:style-name="T39">V</text:span><text:span text:style-name="T24">, set the voltage level to </text:span><text:span text:style-name="T39">5V</text:span><text:span text:style-name="T24"> and turn the load on</text:span><text:span text:style-name="T20">:</text:span></text:p>
            <text:p text:style-name="P133">INP:MODE C<text:span text:style-name="T39">V</text:span></text:p>
            <text:p text:style-name="P133"><text:span text:style-name="T39">VOLT</text:span> 5</text:p>
            <text:p text:style-name="P134">INP <text:span text:style-name="T24">1</text:span></text:p>
          </table:table-cell>
          <table:covered-table-cell/>
          <table:covered-table-cell/>
          <table:covered-table-cell/>
        </table:table-row>
        <table:table-row>
          <table:table-cell table:style-name="Table11.A1" office:value-type="string">
            <text:p text:style-name="P123">Errors</text:p>
          </table:table-cell>
          <table:table-cell table:style-name="Table11.A1" table:number-columns-spanned="4" office:value-type="string">
            <text:p text:style-name="P135"/>
          </table:table-cell>
          <table:covered-table-cell/>
          <table:covered-table-cell/>
          <table:covered-table-cell/>
        </table:table-row>
        <table:table-row>
          <table:table-cell table:style-name="Table11.A1" office:value-type="string">
            <text:p text:style-name="P123">Related Commands</text:p>
          </table:table-cell>
          <table:table-cell table:style-name="Table11.A1" table:number-columns-spanned="4" office:value-type="string">
            <text:p text:style-name="P136">[SOURce:]INPut:<text:span text:style-name="T24">MODE</text:span></text:p>
            <text:p text:style-name="P132">[SOURce:]VOLTage:RANGe</text:p>
          </table:table-cell>
          <table:covered-table-cell/>
          <table:covered-table-cell/>
          <table:covered-table-cell/>
        </table:table-row>
      </table:table>
      <text:p text:style-name="P137"/>
      <text:list text:continue-numbering="true" text:style-name="Outline">
        <text:list-item>
          <text:list>
            <text:list-item>
              <text:list>
                <text:list-item>
                  <text:h text:style-name="P122" text:outline-level="3"><text:bookmark-start text:name="__RefHeading___Toc3630_1680586490 Copy 1"/>[SOURce:]VOLTage:PROTection[:LEVel]<text:bookmark-end text:name="__RefHeading___Toc3630_1680586490 Copy 1"/></text:h>
                </text:list-item>
              </text:list>
            </text:list-item>
          </text:list>
        </text:list-item>
      </text:list>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P123">Syntax</text:p>
          </table:table-cell>
          <table:table-cell table:style-name="Table12.A1" table:number-columns-spanned="4" office:value-type="string">
            <text:p text:style-name="P124"><text:bookmark-start text:name="_scpi_volt_prot"/>[SOURce:]VOLTage:PROTection[:LEVel]<text:bookmark-end text:name="_scpi_volt_prot"/> {&lt;<text:span text:style-name="T23">voltage</text:span><text:span text:style-name="T24">&gt;</text:span>}</text:p>
            <text:p text:style-name="P124">[SOURce:]VOLTage:PROTection[:LEVel]<text:bookmark-start text:name="_scpi_volt_prot2"/>?<text:bookmark-end text:name="_scpi_volt_prot2"/></text:p>
          </table:table-cell>
          <table:covered-table-cell/>
          <table:covered-table-cell/>
          <table:covered-table-cell/>
        </table:table-row>
        <table:table-row>
          <table:table-cell table:style-name="Table12.A1" office:value-type="string">
            <text:p text:style-name="P123">Description</text:p>
          </table:table-cell>
          <table:table-cell table:style-name="Table12.A1" table:number-columns-spanned="4" office:value-type="string">
            <text:p text:style-name="P125">This command <text:span text:style-name="T20">set</text:span><text:span text:style-name="T24">s</text:span><text:span text:style-name="T20"> the </text:span><text:span text:style-name="T24">desired </text:span><text:span text:style-name="T26">over </text:span><text:span text:style-name="T24">voltage </text:span><text:span text:style-name="T26">protection (O</text:span><text:span text:style-name="T39">V</text:span><text:span text:style-name="T26">P) </text:span><text:span text:style-name="T24">level. The allowed range depends on the voltage range selected.</text:span></text:p>
            <text:p text:style-name="P125"/>
            <text:p text:style-name="P126"><text:span text:style-name="T22">T</text:span><text:span text:style-name="T25">he query returns the set voltage </text:span><text:span text:style-name="T27">protection </text:span><text:span text:style-name="T25">level.</text:span></text:p>
          </table:table-cell>
          <table:covered-table-cell/>
          <table:covered-table-cell/>
          <table:covered-table-cell/>
        </table:table-row>
        <table:table-row>
          <table:table-cell table:style-name="Table12.A1" table:number-rows-spanned="3" office:value-type="string">
            <text:p text:style-name="P123">Parameters</text:p>
          </table:table-cell>
          <table:table-cell table:style-name="Table12.B3" office:value-type="string">
            <text:p text:style-name="P127">Name</text:p>
          </table:table-cell>
          <table:table-cell table:style-name="Table12.B3" office:value-type="string">
            <text:p text:style-name="P127">Type</text:p>
          </table:table-cell>
          <table:table-cell table:style-name="Table12.B3" office:value-type="string">
            <text:p text:style-name="P127">Range</text:p>
          </table:table-cell>
          <table:table-cell table:style-name="Table12.B3" office:value-type="string">
            <text:p text:style-name="P127">Default</text:p>
          </table:table-cell>
        </table:table-row>
        <table:table-row>
          <table:covered-table-cell table:style-name="Table12.A1"/>
          <table:table-cell table:style-name="Table12.A1" office:value-type="string">
            <text:p text:style-name="P128">&lt;<text:span text:style-name="T23">voltage</text:span>&gt;</text:p>
          </table:table-cell>
          <table:table-cell table:style-name="Table12.A1" office:value-type="string">
            <text:p text:style-name="P129">NR2</text:p>
          </table:table-cell>
          <table:table-cell table:style-name="Table12.A1" office:value-type="string">
            <text:p text:style-name="P130"><text:span text:style-name="T39">1</text:span>.0-<text:span text:style-name="T39">85</text:span>.0</text:p>
          </table:table-cell>
          <table:table-cell table:style-name="Table12.A1" office:value-type="string">
            <text:p text:style-name="P131">40.0</text:p>
          </table:table-cell>
        </table:table-row>
        <table:table-row>
          <table:covered-table-cell table:style-name="Table12.A1"/>
          <table:table-cell table:style-name="Table12.A1" office:value-type="string">
            <text:p text:style-name="P128">&lt;<text:span text:style-name="T24">low range</text:span>&gt;</text:p>
          </table:table-cell>
          <table:table-cell table:style-name="Table12.A1" office:value-type="string">
            <text:p text:style-name="P129">NR2</text:p>
          </table:table-cell>
          <table:table-cell table:style-name="Table12.A1" office:value-type="string">
            <text:p text:style-name="P130"><text:span text:style-name="T39">1</text:span>.0-1<text:span text:style-name="T39">0</text:span>.<text:span text:style-name="T39">5</text:span></text:p>
          </table:table-cell>
          <table:table-cell table:style-name="Table12.A1" office:value-type="string">
            <text:p text:style-name="P131">10.5</text:p>
          </table:table-cell>
        </table:table-row>
        <table:table-row>
          <table:table-cell table:style-name="Table12.A1" office:value-type="string">
            <text:p text:style-name="P123">Return</text:p>
          </table:table-cell>
          <table:table-cell table:style-name="Table12.A1" table:number-columns-spanned="4" office:value-type="string">
            <text:p text:style-name="P132">Returns the set <text:span text:style-name="T26">O</text:span><text:span text:style-name="T39">V</text:span><text:span text:style-name="T26">P</text:span> level as float in <text:span text:style-name="T39">Volts</text:span>.</text:p>
          </table:table-cell>
          <table:covered-table-cell/>
          <table:covered-table-cell/>
          <table:covered-table-cell/>
        </table:table-row>
        <table:table-row>
          <table:table-cell table:style-name="Table12.A1" office:value-type="string">
            <text:p text:style-name="P123"><text:span text:style-name="T7">Usage</text:span><text:span text:style-name="T8"> </text:span><text:span text:style-name="T7">example</text:span></text:p>
          </table:table-cell>
          <table:table-cell table:style-name="Table12.A1" table:number-columns-spanned="4" office:value-type="string">
            <text:p text:style-name="P137"><text:span text:style-name="T25">S</text:span><text:span text:style-name="T28">et the </text:span><text:span text:style-name="T27">O</text:span><text:span text:style-name="T40">V</text:span><text:span text:style-name="T27">P</text:span><text:span text:style-name="T28"> level to </text:span><text:span text:style-name="T27">20</text:span><text:span text:style-name="T40">V</text:span><text:span text:style-name="T22">:</text:span></text:p>
            <text:p text:style-name="P133"><text:span text:style-name="T39">VOLT</text:span>:<text:span text:style-name="T26">PROT</text:span> <text:span text:style-name="T39">20</text:span></text:p>
          </table:table-cell>
          <table:covered-table-cell/>
          <table:covered-table-cell/>
          <table:covered-table-cell/>
        </table:table-row>
        <table:table-row>
          <table:table-cell table:style-name="Table12.A1" office:value-type="string">
            <text:p text:style-name="P123">Errors</text:p>
          </table:table-cell>
          <table:table-cell table:style-name="Table12.A1" table:number-columns-spanned="4" office:value-type="string">
            <text:p text:style-name="P135"/>
          </table:table-cell>
          <table:covered-table-cell/>
          <table:covered-table-cell/>
          <table:covered-table-cell/>
        </table:table-row>
        <table:table-row>
          <table:table-cell table:style-name="Table12.A1" office:value-type="string">
            <text:p text:style-name="P123">Related Commands</text:p>
          </table:table-cell>
          <table:table-cell table:style-name="Table12.A1" table:number-columns-spanned="4" office:value-type="string">
            <text:p text:style-name="P136">[SOURce:]INPut:<text:span text:style-name="T26">PROT:CLEAR</text:span></text:p>
            <text:p text:style-name="P132">[SOURce:]VOLTage:RANGe</text:p>
          </table:table-cell>
          <table:covered-table-cell/>
          <table:covered-table-cell/>
          <table:covered-table-cell/>
        </table:table-row>
      </table:table>
      <text:p text:style-name="P137"/>
      <text:list text:continue-numbering="true" text:style-name="Outline">
        <text:list-item>
          <text:list>
            <text:list-item>
              <text:list>
                <text:list-item>
                  <text:h text:style-name="P122" text:outline-level="3"><text:bookmark-start text:name="__RefHeading___Toc3632_1680586490 Copy 1"/><text:soft-page-break/>[SOURce:]VOLTage:RANGe<text:bookmark-end text:name="__RefHeading___Toc3632_1680586490 Copy 1"/></text:h>
                </text:list-item>
              </text:list>
            </text:list-item>
          </text:list>
        </text:list-item>
      </text:list>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office:value-type="string">
            <text:p text:style-name="P123">Syntax</text:p>
          </table:table-cell>
          <table:table-cell table:style-name="Table13.A1" table:number-columns-spanned="4" office:value-type="string">
            <text:p text:style-name="P124"><text:bookmark-start text:name="_scpi_volt_range"/>[SOURce:]VOLTage:RANGe<text:bookmark-end text:name="_scpi_volt_range"/> {&lt;<text:span text:style-name="T29">voltageRange</text:span><text:span text:style-name="T24">&gt;</text:span>}</text:p>
            <text:p text:style-name="P124">[SOURce:]VOLTage:RANGe<text:bookmark-start text:name="_scpi_volt_range2"/>?<text:bookmark-end text:name="_scpi_volt_range2"/></text:p>
          </table:table-cell>
          <table:covered-table-cell/>
          <table:covered-table-cell/>
          <table:covered-table-cell/>
        </table:table-row>
        <table:table-row>
          <table:table-cell table:style-name="Table13.A1" office:value-type="string">
            <text:p text:style-name="P123">Description</text:p>
          </table:table-cell>
          <table:table-cell table:style-name="Table13.A1" table:number-columns-spanned="4" office:value-type="string">
            <text:p text:style-name="P125">This command <text:span text:style-name="T20">set</text:span><text:span text:style-name="T24">s</text:span><text:span text:style-name="T20"> the </text:span><text:span text:style-name="T24">desired </text:span><text:span text:style-name="T29">voltage range</text:span><text:span text:style-name="T24">. </text:span><text:span text:style-name="T29">The range can be specified explicitly as low (L) or high (H) or given as a number. In case of a number de range is set to fit the number.</text:span></text:p>
            <text:p text:style-name="P125"/>
            <text:p text:style-name="P138">Setting the voltage range is only allowed when the state is OFF.</text:p>
            <text:p text:style-name="P125"/>
            <text:p text:style-name="P126"><text:span text:style-name="T22">T</text:span><text:span text:style-name="T25">he query returns the set voltage </text:span><text:span text:style-name="T30">range</text:span><text:span text:style-name="T27"> </text:span><text:span text:style-name="T30">(L or H)</text:span><text:span text:style-name="T25">.</text:span></text:p>
          </table:table-cell>
          <table:covered-table-cell/>
          <table:covered-table-cell/>
          <table:covered-table-cell/>
        </table:table-row>
        <table:table-row>
          <table:table-cell table:style-name="Table13.A1" table:number-rows-spanned="2" office:value-type="string">
            <text:p text:style-name="P123">Parameters</text:p>
          </table:table-cell>
          <table:table-cell table:style-name="Table13.B3" office:value-type="string">
            <text:p text:style-name="P127">Name</text:p>
          </table:table-cell>
          <table:table-cell table:style-name="Table13.B3" office:value-type="string">
            <text:p text:style-name="P127">Type</text:p>
          </table:table-cell>
          <table:table-cell table:style-name="Table13.B3" office:value-type="string">
            <text:p text:style-name="P127">Range</text:p>
          </table:table-cell>
          <table:table-cell table:style-name="Table13.B3" office:value-type="string">
            <text:p text:style-name="P127">Default</text:p>
          </table:table-cell>
        </table:table-row>
        <table:table-row>
          <table:covered-table-cell table:style-name="Table13.A1"/>
          <table:table-cell table:style-name="Table13.A1" office:value-type="string">
            <text:p text:style-name="P128">&lt;<text:span text:style-name="T23">voltage</text:span><text:span text:style-name="T29">Range</text:span>&gt;</text:p>
          </table:table-cell>
          <table:table-cell table:style-name="Table13.A1" office:value-type="string">
            <text:p text:style-name="P139">Discrete|NR2</text:p>
          </table:table-cell>
          <table:table-cell table:style-name="Table13.A1" office:value-type="string">
            <text:p text:style-name="P139">LOW|HIGH|0-<text:span text:style-name="T39">8</text:span>0.0</text:p>
          </table:table-cell>
          <table:table-cell table:style-name="Table13.A1" office:value-type="string">
            <text:p text:style-name="P139">HIGH</text:p>
          </table:table-cell>
        </table:table-row>
        <table:table-row>
          <table:table-cell table:style-name="Table13.A1" office:value-type="string">
            <text:p text:style-name="P123">Return</text:p>
          </table:table-cell>
          <table:table-cell table:style-name="Table13.A1" table:number-columns-spanned="4" office:value-type="string">
            <text:p text:style-name="P132">Returns the set <text:span text:style-name="T29">voltage range.</text:span></text:p>
          </table:table-cell>
          <table:covered-table-cell/>
          <table:covered-table-cell/>
          <table:covered-table-cell/>
        </table:table-row>
        <table:table-row>
          <table:table-cell table:style-name="Table13.A1" office:value-type="string">
            <text:p text:style-name="P123"><text:span text:style-name="T7">Usage</text:span><text:span text:style-name="T8"> </text:span><text:span text:style-name="T7">example</text:span></text:p>
          </table:table-cell>
          <table:table-cell table:style-name="Table13.A1" table:number-columns-spanned="4" office:value-type="string">
            <text:p text:style-name="P137"><text:span text:style-name="T25">S</text:span><text:span text:style-name="T28">et the </text:span><text:span text:style-name="T30">voltage range to LOW (because 5 fits within low range)</text:span><text:span text:style-name="T22">:</text:span></text:p>
            <text:p text:style-name="P133"><text:span text:style-name="T39">VOLT</text:span>:<text:span text:style-name="T29">RANGE 5</text:span></text:p>
          </table:table-cell>
          <table:covered-table-cell/>
          <table:covered-table-cell/>
          <table:covered-table-cell/>
        </table:table-row>
        <table:table-row>
          <table:table-cell table:style-name="Table13.A1" office:value-type="string">
            <text:p text:style-name="P123">Errors</text:p>
          </table:table-cell>
          <table:table-cell table:style-name="Table13.A1" table:number-columns-spanned="4" office:value-type="string">
            <text:p text:style-name="P135"/>
          </table:table-cell>
          <table:covered-table-cell/>
          <table:covered-table-cell/>
          <table:covered-table-cell/>
        </table:table-row>
        <table:table-row>
          <table:table-cell table:style-name="Table13.A1" office:value-type="string">
            <text:p text:style-name="P123">Related Commands</text:p>
          </table:table-cell>
          <table:table-cell table:style-name="Table13.A1" table:number-columns-spanned="4" office:value-type="string">
            <text:p text:style-name="P136">[SOURce:]INPut:<text:span text:style-name="T26">PROT:CLEAR</text:span></text:p>
            <text:p text:style-name="P132">[SOURce:]VOLTage</text:p>
            <text:p text:style-name="P138">[SOURce:]INPut[:STATe]</text:p>
          </table:table-cell>
          <table:covered-table-cell/>
          <table:covered-table-cell/>
          <table:covered-table-cell/>
        </table:table-row>
      </table:table>
      <text:p text:style-name="P13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Bitstream Vera Sans" svg:font-family="'Bitstream Vera Sans'" style:font-family-generic="swiss"/>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902in"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fo:hyphenation-keep="auto" loext:hyphenation-keep-type="column" style:page-number="auto"/>
      <style:text-properties fo:font-size="10.5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Standard" style:list-style-name="Numbering_20_1" style:class="text" style:master-page-name="">
      <loext:graphic-properties draw:fill="none" draw:fill-color="#cfe7f5"/>
      <style:paragraph-properties fo:margin-top="0.1665in" fo:margin-bottom="0.0835in" style: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Standard" style:default-outline-level="" style:list-style-name="List_20_1" style:class="list" style:master-page-name="">
      <style:paragraph-properties fo:margin-left="0.2362in" fo:margin-right="0in" fo:margin-top="0in" fo:margin-bottom="0in" style:contextual-spacing="false" fo:text-align="start" style:justify-single-word="false" fo:hyphenation-ladder-count="6" fo:hyphenation-keep="auto" loext:hyphenation-keep-type="column" fo:text-indent="-0.2362in" style:auto-text-indent="false" style:page-number="auto">
        <style:tab-stops/>
      </style:paragraph-properties>
      <style:text-properties style:use-window-font-color="true" loext:opacity="0%" style:font-name="Arial" fo:font-family="Arial" style:font-family-generic="swiss" fo:font-size="10.5pt" style:font-name-complex="DejaVu Sans" style:font-family-complex="'DejaVu Sans'" style:font-family-generic-complex="swiss"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3in" fo:margin-right="0in" fo:margin-top="0.1772in" fo:margin-bottom="0.0984in" style:contextual-spacing="false" fo:text-indent="-0.3in" style:auto-text-indent="false">
        <style:tab-stops/>
      </style:paragraph-properties>
      <style:text-properties fo:color="#0066cc" loext:opacity="100%"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fo:hyphenation-keep="auto" loext:hyphenation-keep-type="column"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loext:hyphenation-no-last-word="false" loext:hyphenation-word-char-count="no-limit" loext:hyphenation-zone="no-limit"/>
    </style:style>
    <style:style style:name="Default_5f_ntt" style:display-name="Default_ntt" style:family="paragraph" style:parent-style-name="Standard" style:master-page-name="">
      <style:paragraph-properties fo:hyphenation-ladder-count="6" fo:hyphenation-keep="auto" loext:hyphenation-keep-type="column" style:page-number="auto"/>
      <style:text-properties fo:font-size="10.5pt" fo:font-weight="normal" fo:hyphenate="false" fo:hyphenation-remain-char-count="2" fo:hyphenation-push-char-count="2" loext:hyphenation-no-caps="false" loext:hyphenation-no-last-word="false" loext:hyphenation-word-char-count="no-limit" loext:hyphenation-zone="no-limit"/>
    </style:style>
    <style:style style:name="List_20_1_20_Start" style:display-name="List 1 Start" style:family="paragraph" style:parent-style-name="List" style:next-style-name="List_20_1" style:class="list">
      <style:paragraph-properties fo:margin-left="0.3937in" fo:margin-right="0.0783in" fo:margin-top="0.1181in" fo:margin-bottom="0in" style:contextual-spacing="false" fo:text-indent="-0.2362in" style:auto-text-indent="false">
        <style:tab-stops/>
      </style:paragraph-properties>
    </style:style>
    <style:style style:name="List_20_1" style:display-name="List 1" style:family="paragraph" style:parent-style-name="List" style:class="list">
      <style:paragraph-properties fo:margin-left="0.3937in" fo:margin-right="0.0783in" fo:margin-top="0in" fo:margin-bottom="0in" style:contextual-spacing="false" fo:text-indent="-0.2362in"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0.3937in" fo:margin-right="0.0783in" fo:margin-top="0in" fo:margin-bottom="0.1181in" style:contextual-spacing="false" fo:text-indent="-0.2362in"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4453in" style:type="center"/>
          <style:tab-stop style:position="6.8902in"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3.4453in" style:type="center"/>
          <style:tab-stop style:position="6.8902in"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3in" fo:margin-right="0in" fo:margin-top="0.1772in" fo:margin-bottom="0.0984in" style:contextual-spacing="false" fo:text-indent="-0.3in" style:auto-text-indent="false">
        <style:tab-stops/>
      </style:paragraph-properties>
      <style:text-properties fo:color="#0066cc" loext:opacity="100%"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4453in" style:type="center"/>
          <style:tab-stop style:position="6.8902in"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3.4453in" style:type="center"/>
          <style:tab-stop style:position="6.8902in"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0783in" fo:margin-bottom="0.0783in"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1965in" fo:margin-bottom="0.0835in"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fo:hyphenation-keep="auto" loext:hyphenation-keep-type="column" style:page-number="auto"/>
      <style:text-properties fo:hyphenate="false" fo:hyphenation-remain-char-count="2" fo:hyphenation-push-char-count="2" loext:hyphenation-no-caps="false" loext:hyphenation-no-last-word="false" loext:hyphenation-word-char-count="no-limit" loext:hyphenation-zone="no-limit"/>
    </style:style>
    <style:style style:name="scpi1" style:family="paragraph" style:parent-style-name="scpi0" style:master-page-name="">
      <style:paragraph-properties fo:margin-left="0.1965in" fo:margin-right="0in" fo:margin-top="0in" fo:margin-bottom="0in" style:contextual-spacing="false" fo:hyphenation-ladder-count="6" fo:hyphenation-keep="auto" loext:hyphenation-keep-type="column" fo:text-indent="0in"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scpi2" style:family="paragraph" style:parent-style-name="scpi0" style:master-page-name="">
      <style:paragraph-properties fo:margin-left="0.3937in" fo:margin-right="0in" fo:margin-top="0in" fo:margin-bottom="0in" style:contextual-spacing="false" fo:hyphenation-ladder-count="6" fo:hyphenation-keep="auto" loext:hyphenation-keep-type="column" fo:text-indent="0in"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scpi3" style:family="paragraph" style:parent-style-name="scpi0" style:master-page-name="">
      <style:paragraph-properties fo:margin-left="0.5902in" fo:margin-right="0in" fo:margin-top="0in" fo:margin-bottom="0in" style:contextual-spacing="false" fo:text-indent="0in" style:auto-text-indent="false" style:page-number="auto"/>
    </style:style>
    <style:style style:name="Numbering_20_1_20_Start" style:display-name="Numbering 1 Start" style:family="paragraph" style:parent-style-name="List" style:class="list">
      <style:paragraph-properties fo:margin-left="0.25in" fo:margin-right="0in" fo:margin-top="0.1665in" fo:margin-bottom="0.0835in" style: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style:contextual-spacing="false" fo:text-indent="-0.25in" style:auto-text-indent="false"/>
    </style:style>
    <style:style style:name="Numbering_20_4_20_Start" style:display-name="Numbering 4 Start" style:family="paragraph" style:parent-style-name="List" style:class="list">
      <style:paragraph-properties fo:margin-left="1in" fo:margin-right="0in" fo:margin-top="0.1665in" fo:margin-bottom="0.0835in" style:contextual-spacing="false" fo:text-indent="-0.25in" style:auto-text-indent="false"/>
    </style:style>
    <style:style style:name="Numbering_20_4" style:display-name="Numbering 4" style:family="paragraph" style:parent-style-name="List" style:class="list">
      <style:paragraph-properties fo:margin-left="1in" fo:margin-right="0in" fo:margin-top="0in" fo:margin-bottom="0.0835in" style:contextual-spacing="false" fo:text-indent="-0.25in" style:auto-text-indent="false"/>
    </style:style>
    <style:style style:name="Numbering_20_4_20_End" style:display-name="Numbering 4 End" style:family="paragraph" style:parent-style-name="List" style:class="list">
      <style:paragraph-properties fo:margin-left="1in" fo:margin-right="0in" fo:margin-top="0in" fo:margin-bottom="0.1665in" style:contextual-spacing="false" fo:text-indent="-0.25in" style:auto-text-indent="false"/>
    </style:style>
    <style:style style:name="Numbering_20_5_20_Start" style:display-name="Numbering 5 Start" style:family="paragraph" style:parent-style-name="List" style:class="list">
      <style:paragraph-properties fo:margin-left="1.25in" fo:margin-right="0in" fo:margin-top="0.1665in" fo:margin-bottom="0.0835in" style:contextual-spacing="false" fo:text-indent="-0.25in" style:auto-text-indent="false"/>
    </style:style>
    <style:style style:name="Numbering_20_5" style:display-name="Numbering 5" style:family="paragraph" style:parent-style-name="List" style:class="list">
      <style:paragraph-properties fo:margin-left="1.25in" fo:margin-right="0in" fo:margin-top="0in" fo:margin-bottom="0.0835in" style:contextual-spacing="false" fo:text-indent="-0.25in" style:auto-text-indent="false"/>
    </style:style>
    <style:style style:name="cmd_5f_code_20_Start" style:display-name="cmd_code Start" style:family="paragraph" style:parent-style-name="cmd_5f_code_5f_single" style:next-style-name="cmd_5f_code" style:master-page-name="">
      <style:paragraph-properties fo:margin-top="0.0783in" fo:margin-bottom="0in" style:contextual-spacing="false" fo:hyphenation-ladder-count="6" fo:hyphenation-keep="auto" loext:hyphenation-keep-type="column" style:page-number="auto"/>
      <style:text-properties fo:font-size="10.5pt" fo:hyphenate="false" fo:hyphenation-remain-char-count="2" fo:hyphenation-push-char-count="2" loext:hyphenation-no-caps="false" loext:hyphenation-no-last-word="false" loext:hyphenation-word-char-count="no-limit" loext:hyphenation-zone="no-limit"/>
    </style:style>
    <style:style style:name="cmd_5f_code_20_End" style:display-name="cmd_code End" style:family="paragraph" style:parent-style-name="cmd_5f_code_20_Start" style:master-page-name="">
      <style:paragraph-properties fo:margin-top="0in" fo:margin-bottom="0.0783in" style:contextual-spacing="false" style:page-number="auto"/>
    </style:style>
    <style:style style:name="scpi4" style:family="paragraph" style:parent-style-name="scpi0">
      <style:paragraph-properties fo:margin-left="0.7874in" fo:margin-right="0in" fo:margin-top="0in" fo:margin-bottom="0in" style:contextual-spacing="false" fo:text-indent="0in"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0.9839in" fo:margin-right="0in" fo:margin-top="0in" fo:margin-bottom="0in" style:contextual-spacing="false" fo:text-indent="0in" style:auto-text-indent="false"/>
    </style:style>
    <style:style style:name="equation" style:family="paragraph" style:parent-style-name="Standard">
      <style:paragraph-properties fo:margin-left="0.3937in" fo:margin-right="0in" fo:margin-top="0.0783in" fo:margin-bottom="0.0783in" style:contextual-spacing="false" fo:text-indent="0in"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in" fo:margin-right="0in" fo:margin-top="0in" fo:margin-bottom="0.1181in" style:contextual-spacing="false" fo:text-indent="0in"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3.4453in" style:type="center"/>
          <style:tab-stop style:position="6.8902in"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3.4453in" style:type="center"/>
          <style:tab-stop style:position="6.8902in" style:type="right"/>
        </style:tab-stops>
      </style:paragraph-properties>
    </style:style>
    <style:style style:name="Contents_20_1" style:display-name="Contents 1" style:family="paragraph" style:parent-style-name="Index" style:class="index" style:master-page-name="">
      <style:paragraph-properties fo:margin-left="0in" fo:margin-right="0in" fo:margin-top="0.0398in" fo:margin-bottom="0.0398in" style:contextual-spacing="false" fo:text-indent="0in" style:auto-text-indent="false" style:page-number="auto">
        <style:tab-stops>
          <style:tab-stop style:position="6.890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193in" fo:margin-bottom="0.0193in" style:contextual-spacing="false" fo:text-indent="0in" style:auto-text-indent="false">
        <style:tab-stops>
          <style:tab-stop style:position="6.693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193in" fo:margin-bottom="0.0193in" style:contextual-spacing="false" fo:text-indent="0in" style:auto-text-indent="false">
        <style:tab-stops>
          <style:tab-stop style:position="6.4972in"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0.3937in" fo:margin-right="0.0783in" fo:margin-top="0in" fo:margin-bottom="0in" style:contextual-spacing="false" fo:text-indent="-0.2362in" style:auto-text-indent="false" style:page-number="auto" style:writing-mode="page">
        <style:tab-stops/>
      </style:paragraph-properties>
    </style:style>
    <style:style style:name="html-code" style:family="paragraph" style:parent-style-name="Standard">
      <loext:graphic-properties draw:fill="solid" draw:fill-color="#ffff00" draw:opacity="100%"/>
      <style:paragraph-properties fo:background-color="#ffff00"/>
    </style:style>
    <style:style style:name="Default_5f_nt2" style:display-name="Default_nt2" style:family="paragraph" style:next-style-name="Standard">
      <style:text-properties fo:font-size="10pt" fo:font-weight="bold"/>
    </style:style>
    <style:style style:name="Heading_20_5" style:display-name="Heading 5" style:family="paragraph" style:parent-style-name="Heading" style:next-style-name="Text_20_body" style:default-outline-level="5" style:list-style-name="Outline"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cfe7f5"/>
    </style:style>
    <style:style style:name="Watermark" style:family="graphic">
      <style:graphic-properties text:anchor-type="page" svg:x="0in" svg:y="0in" style:wrap="run-through" style:number-wrapped-paragraphs="no-limit" style:vertical-pos="middle" style:vertical-rel="page" style:horizontal-pos="center" style:horizontal-rel="paragraph" fo:background-color="transparent" draw:fill="none" draw:fill-color="#cfe7f5"/>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cfe7f5" fo:padding="0.0591in" fo:border="0.06pt solid #000000"/>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cfe7f5"/>
    </style:style>
    <text:outline-style style:name="Outline">
      <text:outline-level-style text:level="1" text:style-name="Numbering_20_Symbols" loext:num-list-format="%1%." style:num-suffix="." style:num-format="1" text:start-value="3">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margin-left="0.3937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margin-left="0.3937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margin-left="0.3937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margin-left="0.3937in"/>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margin-left="0.3937in"/>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margin-left="0.3937in"/>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margin-left="0.3937in"/>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margin-left="0.3937in"/>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margin-left="0.3937in"/>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margin-left="0.3937in"/>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0.3937in" fo:margin-left="0.3937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0.3937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3937in"/>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0.3937in"/>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0.3937in"/>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0.3937in"/>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0.3937in"/>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0.3937in"/>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0.3937in"/>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0.3937in"/>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0.3937in"/>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0.3937in" fo:margin-left="0.3937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0.3937in" fo:margin-left="0.3937in"/>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0.5902in" fo:text-indent="-0.5902in" fo:margin-left="0.5902in"/>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5902in" fo:margin-bottom="0.5902in" fo:margin-left="0.7874in" fo:margin-right="0.5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right">
      <style:page-layout-properties fo:page-width="8.2681in" fo:page-height="11.6929in" style:num-format="1" style:print-orientation="portrait" fo:margin-top="0.3937in" fo:margin-bottom="0.3937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146in" fo:margin-left="0in" fo:margin-right="0in" fo:margin-top="0.1181in" style:dynamic-spacing="false"/>
      </style:footer-style>
    </style:page-layout>
    <style:page-layout style:name="Mpm3" style:page-usage="left">
      <style:page-layout-properties fo:page-width="8.2681in" fo:page-height="11.6929in" style:num-format="1" style:print-orientation="portrait" fo:margin-top="0.3937in" fo:margin-bottom="0.3937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146in" fo:margin-left="0in" fo:margin-right="0in" fo:margin-bottom="0.1181in" style:dynamic-spacing="false"/>
      </style:header-style>
      <style:footer-style>
        <style:header-footer-properties fo:min-height="0.3146in" fo:margin-left="0in" fo:margin-right="0in" fo:margin-top="0.1181in" style:dynamic-spacing="false"/>
      </style:footer-style>
    </style:page-layout>
    <style:page-layout style:name="Mpm4" style:page-usage="right">
      <style:page-layout-properties fo:page-width="8.2681in" fo:page-height="11.6929in" style:num-format="1" style:print-orientation="portrait" fo:margin-top="0.3937in" fo:margin-bottom="0.3937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146in" fo:margin-left="0in" fo:margin-right="0in" fo:margin-bottom="0.1181in" style:dynamic-spacing="false"/>
      </style:header-style>
      <style:footer-style>
        <style:header-footer-properties fo:min-height="0.3146in" fo:margin-left="0in" fo:margin-right="0in" fo:margin-top="0.1181in" style:dynamic-spacing="fals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text:page-number text:select-page="current">1</text:page-number></text:p>
      </style:footer>
    </style:master-page>
    <style:master-page style:name="Left_20_Page" style:display-name="Left Page" style:page-layout-name="Mpm3" draw:style-name="Mdp1" style:next-style-name="Right_20_Page">
      <style:header>
        <text:p text:style-name="Header_20_left"><text:title>3. SOURce</text:title></text:p>
      </style:header>
      <style:footer>
        <text:p text:style-name="Footer_20_left"><text:page-number text:select-page="current">8</text:page-number></text:p>
      </style:footer>
    </style:master-page>
    <style:master-page style:name="Right_20_Page" style:display-name="Right Page" style:page-layout-name="Mpm4" draw:style-name="Mdp2" style:next-style-name="Left_20_Page">
      <style:header>
        <text:p text:style-name="Header_20_right"><text:chapter text:display="number-and-name" text:outline-level="1">3. SOURCE subsystem</text:chapter></text:p>
      </style:header>
      <style:footer>
        <text:p text:style-name="Footer_20_right"><text:page-number text:select-page="current">9</text:page-number></text:p>
      </style:footer>
    </style:master-page>
    <style:master-page style:name="HTML" style:page-layout-name="Mpm5" draw:style-name="Mdp1"/>
    <style:master-page style:name="master_5f_first_20_page" style:display-name="master_first page" style:page-layout-name="Mpm6" draw:style-name="Mdp1" style:next-style-name="master_5f_left_20_page"/>
    <style:master-page style:name="master_5f_left_20_page" style:display-name="master_left page" style:page-layout-name="Mpm6" draw:style-name="Mdp1" style:next-style-name="master_5f_right_20_page"/>
    <style:master-page style:name="master_5f_right_20_page" style:display-name="master_right page" style:page-layout-name="Mpm7" draw:style-name="Mdp2" style:next-style-name="master_5f_lef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2T18:35:30.622277539</meta:creation-date>
    <meta:editing-duration>P0D</meta:editing-duration>
    <meta:editing-cycles>1</meta:editing-cycles>
    <meta:generator>LibreOffice/24.8.1.2$MacOSX_AARCH64 LibreOffice_project/87fa9aec1a63e70835390b81c40bb8993f1d4ff6</meta:generator>
    <meta:keyword>SCPI</meta:keyword>
    <meta:keyword>IEEE 488</meta:keyword>
    <meta:keyword>Remote control</meta:keyword>
    <meta:keyword>Programming reference</meta:keyword>
    <dc:title>3. SOURce</dc:title>
    <meta:document-statistic meta:table-count="19" meta:image-count="0" meta:object-count="0" meta:page-count="10" meta:paragraph-count="498" meta:word-count="1707" meta:character-count="12168" meta:non-whitespace-character-count="10982"/>
    <meta:user-defined meta:name="WebPublish_HTML_Profile">HTML</meta:user-defined>
    <meta:user-defined meta:name="WebPublish_Post_PageId">917</meta:user-defined>
    <meta:user-defined meta:name="WebPublish_Post_PostAsPage">1</meta:user-defined>
    <meta:user-defined meta:name="WebPublish_Post_PostType">page</meta:user-defined>
    <meta:user-defined meta:name="WebPublish_Post_Profile" meta:value-type="string">www.envox.eu</meta:user-defined>
    <meta:user-defined meta:name="WebPublish_Post_PublishOption" meta:value-type="string">Publish now</meta:user-defined>
  </office:meta>
</office:document-meta>
</file>